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font-weight="bold" style:font-size-asian="10pt" style:font-weight-asian="bold" style:font-name-complex="Arial" style:font-size-complex="10pt"/>
    </style:style>
    <style:style style:name="P7"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3b536d" style:font-size-asian="10pt" style:font-weight-asian="bold" style:font-name-complex="Arial" style:font-size-complex="10pt"/>
    </style:style>
    <style:style style:name="P9" style:family="paragraph" style:parent-style-name="Standard">
      <style:text-properties fo:color="#993300" style:font-name="Arial" fo:font-size="10pt" fo:font-weight="bold" officeooo:paragraph-rsid="003b90cb" style:font-size-asian="10pt" style:font-weight-asian="bold" style:font-name-complex="Arial" style:font-size-complex="10pt"/>
    </style:style>
    <style:style style:name="P10"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1" style:family="paragraph" style:parent-style-name="Standard">
      <style:text-properties fo:color="#993300" officeooo:paragraph-rsid="003b90cb"/>
    </style:style>
    <style:style style:name="P12" style:family="paragraph" style:parent-style-name="Standard">
      <style:text-properties style:font-name="Courier New" fo:font-size="10pt" style:font-size-asian="10pt" style:font-name-complex="Courier New" style:font-size-complex="10pt"/>
    </style:style>
    <style:style style:name="P13" style:family="paragraph" style:parent-style-name="Standard">
      <style:text-properties officeooo:paragraph-rsid="00105b51"/>
    </style:style>
    <style:style style:name="P14" style:family="paragraph" style:parent-style-name="Standard">
      <style:text-properties officeooo:paragraph-rsid="0011d03f"/>
    </style:style>
    <style:style style:name="P15" style:family="paragraph" style:parent-style-name="Standard">
      <style:text-properties officeooo:paragraph-rsid="0016a8b4"/>
    </style:style>
    <style:style style:name="P16" style:family="paragraph" style:parent-style-name="Standard">
      <style:text-properties officeooo:paragraph-rsid="001855b2"/>
    </style:style>
    <style:style style:name="P17" style:family="paragraph" style:parent-style-name="Standard">
      <style:text-properties officeooo:paragraph-rsid="00196747"/>
    </style:style>
    <style:style style:name="P18" style:family="paragraph" style:parent-style-name="Standard">
      <style:paragraph-properties fo:text-align="justify" style:justify-single-word="false"/>
      <style:text-properties officeooo:rsid="001d4eb3" officeooo:paragraph-rsid="001d4eb3"/>
    </style:style>
    <style:style style:name="P19" style:family="paragraph" style:parent-style-name="Standard">
      <style:text-properties officeooo:paragraph-rsid="00288ad6"/>
    </style:style>
    <style:style style:name="P20" style:family="paragraph" style:parent-style-name="Standard">
      <style:text-properties officeooo:paragraph-rsid="002e84a2"/>
    </style:style>
    <style:style style:name="P21" style:family="paragraph" style:parent-style-name="Standard">
      <style:text-properties officeooo:paragraph-rsid="0030410b"/>
    </style:style>
    <style:style style:name="P22" style:family="paragraph" style:parent-style-name="Standard">
      <style:text-properties officeooo:paragraph-rsid="00357d98"/>
    </style:style>
    <style:style style:name="P23" style:family="paragraph" style:parent-style-name="Standard">
      <style:text-properties officeooo:paragraph-rsid="0039b709"/>
    </style:style>
    <style:style style:name="P24" style:family="paragraph" style:parent-style-name="Standard">
      <style:text-properties officeooo:paragraph-rsid="0039c1d3"/>
    </style:style>
    <style:style style:name="P25" style:family="paragraph" style:parent-style-name="Standard">
      <style:text-properties officeooo:paragraph-rsid="003b41b2"/>
    </style:style>
    <style:style style:name="P26" style:family="paragraph" style:parent-style-name="Standard">
      <style:text-properties officeooo:paragraph-rsid="003b536d"/>
    </style:style>
    <style:style style:name="P27" style:family="paragraph" style:parent-style-name="Standard">
      <style:text-properties officeooo:paragraph-rsid="003b90cb"/>
    </style:style>
    <style:style style:name="P28" style:family="paragraph" style:parent-style-name="Standard">
      <style:text-properties officeooo:paragraph-rsid="003dd86c"/>
    </style:style>
    <style:style style:name="P29" style:family="paragraph" style:parent-style-name="Standard">
      <style:paragraph-properties fo:margin-left="0in" fo:margin-right="0in" fo:text-indent="0.248in" style:auto-text-indent="false"/>
    </style:style>
    <style:style style:name="P30" style:family="paragraph" style:parent-style-name="Standard">
      <style:paragraph-properties fo:margin-left="0in" fo:margin-right="0in" fo:text-align="justify" style:justify-single-word="false" fo:text-indent="0.248in" style:auto-text-indent="false"/>
    </style:style>
    <style:style style:name="P31" style:family="paragraph" style:parent-style-name="Standard">
      <style:paragraph-properties fo:margin-left="0in" fo:margin-right="0in" fo:text-align="justify" style:justify-single-word="false" fo:text-indent="0.248in" style:auto-text-indent="false" style:text-autospace="none"/>
    </style:style>
    <style:style style:name="P32"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33"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34"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35"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36"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37"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38"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39"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40" style:family="paragraph" style:parent-style-name="Standard">
      <style:paragraph-properties fo:margin-left="0in" fo:margin-right="0in" fo:text-align="justify" style:justify-single-word="false" fo:text-indent="0.248in" style:auto-text-indent="false"/>
      <style:text-properties officeooo:paragraph-rsid="0033a19a"/>
    </style:style>
    <style:style style:name="P41"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42" style:family="paragraph" style:parent-style-name="Standard">
      <style:paragraph-properties fo:margin-left="0in" fo:margin-right="0in" fo:text-align="justify" style:justify-single-word="false" fo:text-indent="0.248in" style:auto-text-indent="false"/>
      <style:text-properties officeooo:paragraph-rsid="00357d98"/>
    </style:style>
    <style:style style:name="P43" style:family="paragraph" style:parent-style-name="Standard">
      <style:paragraph-properties fo:margin-left="0in" fo:margin-right="0in" fo:text-align="justify" style:justify-single-word="false" fo:text-indent="0.248in" style:auto-text-indent="false"/>
      <style:text-properties officeooo:paragraph-rsid="0039b709"/>
    </style:style>
    <style:style style:name="P44" style:family="paragraph" style:parent-style-name="Standard">
      <style:paragraph-properties fo:margin-left="0in" fo:margin-right="0in" fo:text-align="justify" style:justify-single-word="false" fo:text-indent="0.248in" style:auto-text-indent="false"/>
      <style:text-properties officeooo:paragraph-rsid="0039c1d3"/>
    </style:style>
    <style:style style:name="P45" style:family="paragraph" style:parent-style-name="Standard">
      <style:paragraph-properties fo:margin-left="0in" fo:margin-right="0in" fo:text-align="justify" style:justify-single-word="false" fo:text-indent="0.248in" style:auto-text-indent="false"/>
      <style:text-properties officeooo:paragraph-rsid="003b41b2"/>
    </style:style>
    <style:style style:name="P46" style:family="paragraph" style:parent-style-name="Standard">
      <style:paragraph-properties fo:margin-left="0in" fo:margin-right="0in" fo:text-align="justify" style:justify-single-word="false" fo:text-indent="0.248in" style:auto-text-indent="false"/>
      <style:text-properties officeooo:paragraph-rsid="003b536d"/>
    </style:style>
    <style:style style:name="P47" style:family="paragraph" style:parent-style-name="Standard">
      <style:paragraph-properties fo:margin-left="0in" fo:margin-right="0in" fo:text-align="justify" style:justify-single-word="false" fo:text-indent="0.248in" style:auto-text-indent="false"/>
      <style:text-properties officeooo:paragraph-rsid="003b90cb"/>
    </style:style>
    <style:style style:name="P48" style:family="paragraph" style:parent-style-name="Standard">
      <style:paragraph-properties fo:margin-left="0in" fo:margin-right="0in" fo:text-align="justify" style:justify-single-word="false" fo:text-indent="0.248in" style:auto-text-indent="false"/>
      <style:text-properties officeooo:paragraph-rsid="003dd86c"/>
    </style:style>
    <style:style style:name="P49" style:family="paragraph" style:parent-style-name="Standard">
      <style:paragraph-properties fo:margin-left="0in" fo:margin-right="0in" fo:text-align="justify" style:justify-single-word="false" fo:text-indent="0.248in" style:auto-text-indent="false"/>
      <style:text-properties officeooo:paragraph-rsid="003fb88d"/>
    </style:style>
    <style:style style:name="P50" style:family="paragraph" style:parent-style-name="Standard">
      <style:paragraph-properties fo:margin-left="0in" fo:margin-right="0in" fo:text-indent="0.248in" style:auto-text-indent="false"/>
      <style:text-properties fo:language="en" fo:country="US"/>
    </style:style>
    <style:style style:name="P51" style:family="paragraph" style:parent-style-name="Standard">
      <style:paragraph-properties fo:margin-left="0in" fo:margin-right="0in" fo:text-align="justify" style:justify-single-word="false" fo:text-indent="0.248in" style:auto-text-indent="false"/>
      <style:text-properties fo:language="en" fo:country="US"/>
    </style:style>
    <style:style style:name="P52" style:family="paragraph" style:parent-style-name="Standard">
      <style:paragraph-properties fo:margin-left="0in" fo:margin-right="0in" fo:text-align="justify" style:justify-single-word="false" fo:text-indent="0.248in" style:auto-text-indent="false"/>
      <style:text-properties fo:language="en" fo:country="US" officeooo:paragraph-rsid="0033a19a"/>
    </style:style>
    <style:style style:name="P53" style:family="paragraph" style:parent-style-name="Standard">
      <style:paragraph-properties fo:margin-left="0in" fo:margin-right="0in" fo:text-align="justify" style:justify-single-word="false" fo:text-indent="0.248in" style:auto-text-indent="false"/>
      <style:text-properties fo:language="en" fo:country="US" officeooo:rsid="00370607" officeooo:paragraph-rsid="00370607"/>
    </style:style>
    <style:style style:name="P54" style:family="paragraph" style:parent-style-name="Standard">
      <style:paragraph-properties fo:margin-left="0in" fo:margin-right="0in" fo:text-align="justify" style:justify-single-word="false" fo:text-indent="0.248in" style:auto-text-indent="false"/>
      <style:text-properties fo:language="en" fo:country="US" officeooo:rsid="00352020" officeooo:paragraph-rsid="00352020"/>
    </style:style>
    <style:style style:name="P55" style:family="paragraph" style:parent-style-name="Standard">
      <style:paragraph-properties fo:margin-left="0in" fo:margin-right="0in" fo:text-align="justify" style:justify-single-word="false" fo:text-indent="0.248in" style:auto-text-indent="false"/>
      <style:text-properties fo:language="en" fo:country="US" officeooo:rsid="003b536d" officeooo:paragraph-rsid="003b536d"/>
    </style:style>
    <style:style style:name="P56" style:family="paragraph" style:parent-style-name="Standard">
      <style:paragraph-properties fo:margin-left="0in" fo:margin-right="0in" fo:text-indent="0.248in" style:auto-text-indent="false"/>
      <style:text-properties fo:color="#008000" fo:language="en" fo:country="US"/>
    </style:style>
    <style:style style:name="P57"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58" style:family="paragraph" style:parent-style-name="Standard">
      <style:paragraph-properties fo:margin-left="0in" fo:margin-right="0in" fo:text-indent="0.248in" style:auto-text-indent="false"/>
      <style:text-properties fo:color="#0000ff" fo:language="en" fo:country="US"/>
    </style:style>
    <style:style style:name="P59"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60"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61"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62"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63"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P64" style:family="paragraph" style:parent-style-name="Standard">
      <style:paragraph-properties fo:margin-left="0in" fo:margin-right="0in" fo:text-align="justify" style:justify-single-word="false" fo:text-indent="0.248in" style:auto-text-indent="false"/>
      <style:text-properties officeooo:rsid="00352020" officeooo:paragraph-rsid="00352020"/>
    </style:style>
    <style:style style:name="P65"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66"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67"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68"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69" style:family="paragraph" style:parent-style-name="Standard">
      <style:paragraph-properties fo:keep-with-next="always"/>
    </style:style>
    <style:style style:name="P70"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71" style:family="paragraph" style:parent-style-name="Standard">
      <style:paragraph-properties fo:margin-left="0.2402in" fo:margin-right="0in" fo:text-align="justify" style:justify-single-word="false" fo:text-indent="0in" style:auto-text-indent="false"/>
      <style:text-properties fo:language="en" fo:country="US"/>
    </style:style>
    <style:style style:name="P72" style:family="paragraph" style:parent-style-name="Body_20_Text_20_First_20_Indent_20_2">
      <style:paragraph-properties fo:margin-left="0.1972in" fo:margin-right="0in" fo:text-align="justify" style:justify-single-word="false" fo:text-indent="0in" style:auto-text-indent="false"/>
    </style:style>
    <style:style style:name="P73" style:family="paragraph" style:parent-style-name="Body_20_Text_20_Indent_20_3">
      <style:paragraph-properties fo:text-align="justify" style:justify-single-word="false"/>
    </style:style>
    <style:style style:name="P74"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75"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76"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77" style:family="paragraph" style:parent-style-name="Contents_20_1">
      <style:paragraph-properties>
        <style:tab-stops>
          <style:tab-stop style:position="6.4965in" style:type="right" style:leader-style="dotted" style:leader-text="."/>
        </style:tab-stops>
      </style:paragraph-properties>
    </style:style>
    <style:style style:name="P78" style:family="paragraph" style:parent-style-name="Contents_20_5">
      <style:paragraph-properties>
        <style:tab-stops>
          <style:tab-stop style:position="6.4965in" style:type="right" style:leader-style="dotted" style:leader-text="."/>
        </style:tab-stops>
      </style:paragraph-properties>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9">
      <style:paragraph-properties>
        <style:tab-stops>
          <style:tab-stop style:position="6.4965in" style:type="right" style:leader-style="dotted" style:leader-text="."/>
        </style:tab-stops>
      </style:paragraph-properties>
    </style:style>
    <style:style style:name="P81" style:family="paragraph" style:parent-style-name="Contents_20_4">
      <style:paragraph-properties>
        <style:tab-stops>
          <style:tab-stop style:position="6.4965in" style:type="right" style:leader-style="dotted" style:leader-text="."/>
        </style:tab-stops>
      </style:paragraph-properties>
    </style:style>
    <style:style style:name="P82" style:family="paragraph" style:parent-style-name="Contents_20_7">
      <style:paragraph-properties>
        <style:tab-stops>
          <style:tab-stop style:position="6.4965in" style:type="right" style:leader-style="dotted" style:leader-text="."/>
        </style:tab-stops>
      </style:paragraph-properties>
    </style:style>
    <style:style style:name="P83" style:family="paragraph" style:parent-style-name="Standard" style:list-style-name="WW8Num16">
      <style:paragraph-properties fo:text-align="justify" style:justify-single-word="false"/>
    </style:style>
    <style:style style:name="P84" style:family="paragraph" style:parent-style-name="Standard" style:list-style-name="WW8Num18">
      <style:paragraph-properties fo:text-align="justify" style:justify-single-word="false"/>
    </style:style>
    <style:style style:name="P85" style:family="paragraph" style:parent-style-name="Standard" style:list-style-name="WW8Num17">
      <style:paragraph-properties fo:text-align="justify" style:justify-single-word="false"/>
    </style:style>
    <style:style style:name="P86" style:family="paragraph" style:parent-style-name="Standard" style:list-style-name="WW8Num2">
      <style:paragraph-properties fo:text-align="justify" style:justify-single-word="false"/>
    </style:style>
    <style:style style:name="P87" style:family="paragraph" style:parent-style-name="Standard" style:list-style-name="WW8Num14">
      <style:paragraph-properties fo:text-align="justify" style:justify-single-word="false"/>
    </style:style>
    <style:style style:name="P88" style:family="paragraph" style:parent-style-name="Standard" style:list-style-name="WW8Num10">
      <style:paragraph-properties fo:text-align="justify" style:justify-single-word="false"/>
    </style:style>
    <style:style style:name="P89" style:family="paragraph" style:parent-style-name="Standard" style:list-style-name="WW8Num28">
      <style:paragraph-properties fo:text-align="justify" style:justify-single-word="false"/>
    </style:style>
    <style:style style:name="P90" style:family="paragraph" style:parent-style-name="Standard" style:list-style-name="WW8Num7">
      <style:paragraph-properties fo:text-align="justify" style:justify-single-word="false"/>
    </style:style>
    <style:style style:name="P91" style:family="paragraph" style:parent-style-name="Standard" style:list-style-name="WW8Num19">
      <style:paragraph-properties fo:text-align="justify" style:justify-single-word="false"/>
    </style:style>
    <style:style style:name="P92" style:family="paragraph" style:parent-style-name="Standard" style:list-style-name="WW8Num3">
      <style:paragraph-properties fo:text-align="justify" style:justify-single-word="false"/>
    </style:style>
    <style:style style:name="P93" style:family="paragraph" style:parent-style-name="Standard" style:list-style-name="WW8Num22">
      <style:paragraph-properties fo:text-align="justify" style:justify-single-word="false"/>
    </style:style>
    <style:style style:name="P94" style:family="paragraph" style:parent-style-name="Standard" style:list-style-name="WW8Num12">
      <style:paragraph-properties fo:text-align="justify" style:justify-single-word="false"/>
    </style:style>
    <style:style style:name="P95" style:family="paragraph" style:parent-style-name="Standard" style:list-style-name="WW8Num8">
      <style:paragraph-properties fo:text-align="justify" style:justify-single-word="false"/>
    </style:style>
    <style:style style:name="P96" style:family="paragraph" style:parent-style-name="Standard" style:list-style-name="WW8Num13">
      <style:paragraph-properties fo:text-align="justify" style:justify-single-word="false"/>
    </style:style>
    <style:style style:name="P97" style:family="paragraph" style:parent-style-name="Standard" style:list-style-name="WW8Num30">
      <style:paragraph-properties fo:text-align="justify" style:justify-single-word="false"/>
    </style:style>
    <style:style style:name="P98" style:family="paragraph" style:parent-style-name="Standard" style:list-style-name="WW8Num26">
      <style:paragraph-properties fo:text-align="justify" style:justify-single-word="false"/>
    </style:style>
    <style:style style:name="P99" style:family="paragraph" style:parent-style-name="Standard" style:list-style-name="WW8Num31">
      <style:paragraph-properties fo:text-align="justify" style:justify-single-word="false"/>
    </style:style>
    <style:style style:name="P100" style:family="paragraph" style:parent-style-name="Standard" style:list-style-name="WW8Num27">
      <style:paragraph-properties fo:text-align="justify" style:justify-single-word="false"/>
    </style:style>
    <style:style style:name="P101" style:family="paragraph" style:parent-style-name="Standard" style:list-style-name="WW8Num6">
      <style:paragraph-properties fo:text-align="justify" style:justify-single-word="false"/>
    </style:style>
    <style:style style:name="P102" style:family="paragraph" style:parent-style-name="Standard" style:list-style-name="WW8Num4">
      <style:paragraph-properties fo:text-align="justify" style:justify-single-word="false"/>
    </style:style>
    <style:style style:name="P103" style:family="paragraph" style:parent-style-name="Standard" style:list-style-name="WW8Num34">
      <style:paragraph-properties fo:text-align="justify" style:justify-single-word="false"/>
    </style:style>
    <style:style style:name="P104" style:family="paragraph" style:parent-style-name="Standard" style:list-style-name="WW8Num5">
      <style:paragraph-properties fo:text-align="justify" style:justify-single-word="false"/>
    </style:style>
    <style:style style:name="P105" style:family="paragraph" style:parent-style-name="Standard" style:list-style-name="WW8Num1">
      <style:paragraph-properties fo:text-align="justify" style:justify-single-word="false"/>
    </style:style>
    <style:style style:name="P106" style:family="paragraph" style:parent-style-name="Standard" style:list-style-name="WW8Num25">
      <style:paragraph-properties fo:text-align="justify" style:justify-single-word="false"/>
    </style:style>
    <style:style style:name="P107" style:family="paragraph" style:parent-style-name="Standard" style:list-style-name="WW8Num21">
      <style:paragraph-properties fo:text-align="justify" style:justify-single-word="false"/>
    </style:style>
    <style:style style:name="P108" style:family="paragraph" style:parent-style-name="Standard" style:list-style-name="WW8Num16">
      <style:paragraph-properties fo:text-align="justify" style:justify-single-word="false"/>
      <style:text-properties fo:language="en" fo:country="US"/>
    </style:style>
    <style:style style:name="P109" style:family="paragraph" style:parent-style-name="Standard" style:list-style-name="WW8Num18">
      <style:paragraph-properties fo:text-align="justify" style:justify-single-word="false"/>
      <style:text-properties fo:language="en" fo:country="US"/>
    </style:style>
    <style:style style:name="P110" style:family="paragraph" style:parent-style-name="Standard" style:list-style-name="WW8Num24">
      <style:paragraph-properties fo:text-align="justify" style:justify-single-word="false"/>
      <style:text-properties fo:language="en" fo:country="US"/>
    </style:style>
    <style:style style:name="P111" style:family="paragraph" style:parent-style-name="Standard" style:list-style-name="WW8Num29">
      <style:paragraph-properties fo:text-align="justify" style:justify-single-word="false"/>
      <style:text-properties fo:language="en" fo:country="US"/>
    </style:style>
    <style:style style:name="P112" style:family="paragraph" style:parent-style-name="Standard" style:list-style-name="WW8Num3">
      <style:paragraph-properties fo:text-align="justify" style:justify-single-word="false"/>
      <style:text-properties fo:language="en" fo:country="US"/>
    </style:style>
    <style:style style:name="P113" style:family="paragraph" style:parent-style-name="Standard" style:list-style-name="WW8Num9">
      <style:paragraph-properties fo:text-align="justify" style:justify-single-word="false"/>
      <style:text-properties fo:language="en" fo:country="US"/>
    </style:style>
    <style:style style:name="P114" style:family="paragraph" style:parent-style-name="Standard" style:list-style-name="WW8Num30">
      <style:paragraph-properties fo:text-align="justify" style:justify-single-word="false"/>
      <style:text-properties fo:language="en" fo:country="US"/>
    </style:style>
    <style:style style:name="P115" style:family="paragraph" style:parent-style-name="Standard" style:list-style-name="WW8Num26">
      <style:paragraph-properties fo:text-align="justify" style:justify-single-word="false"/>
      <style:text-properties fo:language="en" fo:country="US"/>
    </style:style>
    <style:style style:name="P116" style:family="paragraph" style:parent-style-name="Standard" style:list-style-name="WW8Num27">
      <style:paragraph-properties fo:text-align="justify" style:justify-single-word="false"/>
      <style:text-properties fo:language="en" fo:country="US"/>
    </style:style>
    <style:style style:name="P117" style:family="paragraph" style:parent-style-name="Standard" style:list-style-name="WW8Num6">
      <style:paragraph-properties fo:text-align="justify" style:justify-single-word="false"/>
      <style:text-properties fo:language="en" fo:country="US"/>
    </style:style>
    <style:style style:name="P118" style:family="paragraph" style:parent-style-name="Standard" style:list-style-name="WW8Num4">
      <style:paragraph-properties fo:text-align="justify" style:justify-single-word="false"/>
      <style:text-properties fo:language="en" fo:country="US"/>
    </style:style>
    <style:style style:name="P119" style:family="paragraph" style:parent-style-name="Standard" style:list-style-name="WW8Num34">
      <style:paragraph-properties fo:text-align="justify" style:justify-single-word="false"/>
      <style:text-properties fo:language="en" fo:country="US"/>
    </style:style>
    <style:style style:name="P120" style:family="paragraph" style:parent-style-name="Standard" style:list-style-name="WW8Num23">
      <style:paragraph-properties fo:text-align="justify" style:justify-single-word="false"/>
      <style:text-properties fo:language="en" fo:country="US"/>
    </style:style>
    <style:style style:name="P121" style:family="paragraph" style:parent-style-name="Standard" style:list-style-name="WW8Num25">
      <style:paragraph-properties fo:text-align="justify" style:justify-single-word="false"/>
      <style:text-properties fo:language="en" fo:country="US"/>
    </style:style>
    <style:style style:name="P122" style:family="paragraph" style:parent-style-name="Standard" style:list-style-name="WW8Num20">
      <style:paragraph-properties fo:text-align="justify" style:justify-single-word="false"/>
      <style:text-properties fo:color="#800080" fo:language="en" fo:country="US"/>
    </style:style>
    <style:style style:name="P123" style:family="paragraph" style:parent-style-name="Standard" style:list-style-name="WW8Num20">
      <style:paragraph-properties fo:text-align="justify" style:justify-single-word="false"/>
      <style:text-properties fo:color="#008000" fo:language="en" fo:country="US"/>
    </style:style>
    <style:style style:name="P124" style:family="paragraph" style:parent-style-name="Standard" style:list-style-name="WW8Num20">
      <style:paragraph-properties fo:text-align="justify" style:justify-single-word="false"/>
      <style:text-properties fo:color="#0000ff" fo:language="en" fo:country="US"/>
    </style:style>
    <style:style style:name="P125" style:family="paragraph" style:parent-style-name="Standard" style:list-style-name="L1">
      <style:paragraph-properties fo:text-align="justify" style:justify-single-word="false"/>
      <style:text-properties officeooo:rsid="00196747" officeooo:paragraph-rsid="00196747"/>
    </style:style>
    <style:style style:name="P126" style:family="paragraph" style:parent-style-name="Standard" style:list-style-name="L1">
      <style:paragraph-properties fo:text-align="justify" style:justify-single-word="false"/>
      <style:text-properties officeooo:rsid="001bd12a" officeooo:paragraph-rsid="001c48e9"/>
    </style:style>
    <style:style style:name="P127" style:family="paragraph" style:parent-style-name="Standard" style:list-style-name="L1">
      <style:paragraph-properties fo:text-align="justify" style:justify-single-word="false"/>
      <style:text-properties officeooo:rsid="001bd12a" officeooo:paragraph-rsid="001d4eb3"/>
    </style:style>
    <style:style style:name="P128"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29" style:family="paragraph" style:parent-style-name="Standard">
      <style:text-properties officeooo:paragraph-rsid="0041d499"/>
    </style:style>
    <style:style style:name="P130" style:family="paragraph" style:parent-style-name="Standard" style:list-style-name="WW8Num33">
      <style:paragraph-properties fo:text-align="justify" style:justify-single-word="false" fo:keep-together="always" fo:keep-with-next="always"/>
      <style:text-properties fo:language="en" fo:country="US"/>
    </style:style>
    <style:style style:name="P131" style:family="paragraph" style:parent-style-name="Standard" style:list-style-name="WW8Num33">
      <style:paragraph-properties fo:text-align="justify" style:justify-single-word="false" fo:keep-together="always" fo:keep-with-next="always"/>
    </style:style>
    <style:style style:name="P132"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33"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34"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35"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36"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137" style:family="paragraph" style:parent-style-name="Standard">
      <style:paragraph-properties fo:margin-left="0in" fo:margin-right="0in" fo:text-align="justify" style:justify-single-word="false" fo:text-indent="0.248in" style:auto-text-indent="false"/>
      <style:text-properties officeooo:rsid="00216827" officeooo:paragraph-rsid="00439af0"/>
    </style:style>
    <style:style style:name="P138" style:family="paragraph" style:parent-style-name="Standard">
      <style:paragraph-properties fo:margin-left="0in" fo:margin-right="0in" fo:text-align="justify" style:justify-single-word="false" fo:text-indent="0.248in" style:auto-text-indent="false"/>
      <style:text-properties fo:language="en" fo:country="US" officeooo:rsid="00216827" officeooo:paragraph-rsid="00439af0"/>
    </style:style>
    <style:style style:name="P139" style:family="paragraph" style:parent-style-name="Standard">
      <style:paragraph-properties fo:margin-left="0in" fo:margin-right="0in" fo:text-align="justify" style:justify-single-word="false" fo:text-indent="0.248in" style:auto-text-indent="false"/>
      <style:text-properties fo:language="en" fo:country="US" officeooo:rsid="0045129e" officeooo:paragraph-rsid="0045129e"/>
    </style:style>
    <style:style style:name="P140" style:family="paragraph" style:parent-style-name="Heading_20_7">
      <style:text-properties fo:language="en" fo:country="US" fo:font-weight="bold" style:font-weight-asian="bold"/>
    </style:style>
    <style:style style:name="P141" style:family="paragraph" style:parent-style-name="Heading_20_7">
      <style:paragraph-properties fo:keep-with-next="always"/>
    </style:style>
    <style:style style:name="P142" style:family="paragraph" style:parent-style-name="Heading_20_1">
      <style:text-properties fo:language="en" fo:country="US"/>
    </style:style>
    <style:style style:name="P143" style:family="paragraph" style:parent-style-name="Heading_20_1" style:master-page-name="Standard">
      <style:paragraph-properties style:page-number="auto"/>
      <style:text-properties fo:font-size="18pt" fo:language="en" fo:country="US" style:font-size-asian="18pt" style:font-size-complex="18pt"/>
    </style:style>
    <style:style style:name="P144" style:family="paragraph" style:parent-style-name="Heading_20_1">
      <style:paragraph-properties fo:break-before="page"/>
      <style:text-properties fo:language="en" fo:country="US"/>
    </style:style>
    <style:style style:name="P145" style:family="paragraph" style:parent-style-name="Heading_20_2">
      <style:text-properties fo:language="en" fo:country="US"/>
    </style:style>
    <style:style style:name="P146" style:family="paragraph" style:parent-style-name="Heading_20_5">
      <style:text-properties fo:language="en" fo:country="US" fo:font-style="normal" style:font-style-asian="normal"/>
    </style:style>
    <style:style style:name="P147" style:family="paragraph" style:parent-style-name="Heading_20_5">
      <style:text-properties officeooo:paragraph-rsid="00186cb7"/>
    </style:style>
    <style:style style:name="P148" style:family="paragraph" style:parent-style-name="Heading_20_4">
      <style:text-properties fo:language="en" fo:country="US"/>
    </style:style>
    <style:style style:name="P149" style:family="paragraph" style:parent-style-name="Heading_20_4" style:list-style-name="WW8Num6">
      <style:text-properties fo:language="en" fo:country="US"/>
    </style:style>
    <style:style style:name="P150"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151" style:family="paragraph" style:parent-style-name="Style_20_Heading_20_9_20__2b__20_12_20_pt_20_Bold_20_Green">
      <style:text-properties fo:language="en" fo:country="US"/>
    </style:style>
    <style:style style:name="P152" style:family="paragraph" style:parent-style-name="Style_20_Heading_20_9_20__2b__20_12_20_pt_20_Bol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language="en" fo:country="US" officeooo:rsid="0033a19a"/>
    </style:style>
    <style:style style:name="T48" style:family="text">
      <style:text-properties fo:language="en" fo:country="US" officeooo:rsid="00352020"/>
    </style:style>
    <style:style style:name="T49" style:family="text">
      <style:text-properties fo:language="en" fo:country="US" officeooo:rsid="00357d98"/>
    </style:style>
    <style:style style:name="T50" style:family="text">
      <style:text-properties fo:language="en" fo:country="US" officeooo:rsid="003875dc"/>
    </style:style>
    <style:style style:name="T51" style:family="text">
      <style:text-properties fo:language="en" fo:country="US" officeooo:rsid="0039b709"/>
    </style:style>
    <style:style style:name="T52" style:family="text">
      <style:text-properties fo:language="en" fo:country="US" officeooo:rsid="0039c1d3"/>
    </style:style>
    <style:style style:name="T53" style:family="text">
      <style:text-properties fo:language="en" fo:country="US" officeooo:rsid="003b41b2"/>
    </style:style>
    <style:style style:name="T54" style:family="text">
      <style:text-properties fo:language="en" fo:country="US" officeooo:rsid="003b536d"/>
    </style:style>
    <style:style style:name="T55" style:family="text">
      <style:text-properties fo:language="en" fo:country="US" officeooo:rsid="003b90cb"/>
    </style:style>
    <style:style style:name="T56" style:family="text">
      <style:text-properties fo:language="en" fo:country="US" officeooo:rsid="003dd86c"/>
    </style:style>
    <style:style style:name="T57" style:family="text">
      <style:text-properties fo:language="en" fo:country="US" officeooo:rsid="003fb88d"/>
    </style:style>
    <style:style style:name="T58" style:family="text">
      <style:text-properties fo:language="en" fo:country="US" officeooo:rsid="0041d499"/>
    </style:style>
    <style:style style:name="T59" style:family="text">
      <style:text-properties fo:language="en" fo:country="US" officeooo:rsid="00439af0"/>
    </style:style>
    <style:style style:name="T60" style:family="text">
      <style:text-properties fo:font-style="italic" style:font-style-asian="italic"/>
    </style:style>
    <style:style style:name="T61" style:family="text">
      <style:text-properties fo:font-style="italic" fo:font-weight="bold" style:font-style-asian="italic" style:font-weight-asian="bold"/>
    </style:style>
    <style:style style:name="T62" style:family="text">
      <style:text-properties fo:font-weight="bold" style:font-weight-asian="bold"/>
    </style:style>
    <style:style style:name="T63" style:family="text">
      <style:text-properties fo:color="#008000" fo:language="en" fo:country="US"/>
    </style:style>
    <style:style style:name="T64" style:family="text">
      <style:text-properties fo:color="#008000" fo:language="en" fo:country="US" fo:font-style="italic" fo:font-weight="bold" style:font-style-asian="italic" style:font-weight-asian="bold"/>
    </style:style>
    <style:style style:name="T65" style:family="text">
      <style:text-properties fo:color="#008000" fo:language="en" fo:country="US" fo:font-style="italic" style:font-style-asian="italic"/>
    </style:style>
    <style:style style:name="T66" style:family="text">
      <style:text-properties fo:color="#008000" fo:language="en" fo:country="US" fo:font-style="italic" officeooo:rsid="0030410b" style:font-style-asian="italic"/>
    </style:style>
    <style:style style:name="T67" style:family="text">
      <style:text-properties fo:color="#008000" fo:language="en" fo:country="US" fo:font-style="italic" officeooo:rsid="003dd86c" style:font-style-asian="italic"/>
    </style:style>
    <style:style style:name="T68" style:family="text">
      <style:text-properties fo:color="#008000" fo:language="en" fo:country="US" fo:font-weight="bold" style:font-weight-asian="bold"/>
    </style:style>
    <style:style style:name="T69" style:family="text">
      <style:text-properties fo:color="#008000" fo:language="en" fo:country="US" officeooo:rsid="0030410b"/>
    </style:style>
    <style:style style:name="T70" style:family="text">
      <style:text-properties fo:color="#0000ff"/>
    </style:style>
    <style:style style:name="T71" style:family="text">
      <style:text-properties fo:color="#0000ff" fo:font-style="italic" style:font-style-asian="italic"/>
    </style:style>
    <style:style style:name="T72" style:family="text">
      <style:text-properties fo:color="#0000ff" fo:language="en" fo:country="US"/>
    </style:style>
    <style:style style:name="T73" style:family="text">
      <style:text-properties fo:color="#0000ff" fo:language="en" fo:country="US" fo:font-style="italic" fo:font-weight="bold" style:font-style-asian="italic" style:font-weight-asian="bold"/>
    </style:style>
    <style:style style:name="T74" style:family="text">
      <style:text-properties fo:color="#0000ff" fo:language="en" fo:country="US" fo:font-style="italic" style:font-style-asian="italic"/>
    </style:style>
    <style:style style:name="T75" style:family="text">
      <style:text-properties fo:color="#0000ff" fo:language="en" fo:country="US" fo:font-style="italic" officeooo:rsid="0011d03f" style:font-style-asian="italic"/>
    </style:style>
    <style:style style:name="T76" style:family="text">
      <style:text-properties fo:color="#0000ff" fo:language="en" fo:country="US" fo:font-style="italic" officeooo:rsid="0011e012" style:font-style-asian="italic"/>
    </style:style>
    <style:style style:name="T77" style:family="text">
      <style:text-properties fo:color="#0000ff" fo:language="en" fo:country="US" fo:font-style="italic" officeooo:rsid="0016a8b4" style:font-style-asian="italic"/>
    </style:style>
    <style:style style:name="T78" style:family="text">
      <style:text-properties fo:color="#0000ff" fo:language="en" fo:country="US" fo:font-style="italic" officeooo:rsid="001855b2" style:font-style-asian="italic"/>
    </style:style>
    <style:style style:name="T79" style:family="text">
      <style:text-properties fo:color="#0000ff" fo:language="en" fo:country="US" fo:font-style="italic" officeooo:rsid="00196747" style:font-style-asian="italic"/>
    </style:style>
    <style:style style:name="T80" style:family="text">
      <style:text-properties fo:color="#0000ff" fo:language="en" fo:country="US" fo:font-style="italic" officeooo:rsid="00357d98" style:font-style-asian="italic"/>
    </style:style>
    <style:style style:name="T81" style:family="text">
      <style:text-properties fo:color="#0000ff" fo:language="en" fo:country="US" fo:font-style="italic" officeooo:rsid="003b90cb" style:font-style-asian="italic"/>
    </style:style>
    <style:style style:name="T82" style:family="text">
      <style:text-properties fo:color="#0000ff" fo:font-size="12pt" fo:language="en" fo:country="US" fo:font-weight="bold" style:font-size-asian="12pt" style:font-weight-asian="bold" style:font-size-complex="12pt"/>
    </style:style>
    <style:style style:name="T83" style:family="text">
      <style:text-properties fo:color="#0000ff" style:font-name="Courier New" fo:font-size="10pt" fo:language="en" fo:country="US" style:font-size-asian="10pt" style:font-name-complex="Courier New" style:font-size-complex="10pt"/>
    </style:style>
    <style:style style:name="T84" style:family="text">
      <style:text-properties fo:color="#800080"/>
    </style:style>
    <style:style style:name="T85" style:family="text">
      <style:text-properties fo:color="#800080" fo:language="en" fo:country="US"/>
    </style:style>
    <style:style style:name="T86" style:family="text">
      <style:text-properties fo:color="#800080" fo:language="en" fo:country="US" fo:font-style="italic" fo:font-weight="bold" style:font-style-asian="italic" style:font-weight-asian="bold"/>
    </style:style>
    <style:style style:name="T87" style:family="text">
      <style:text-properties fo:color="#800080" fo:language="en" fo:country="US" fo:font-style="italic" style:font-style-asian="italic"/>
    </style:style>
    <style:style style:name="T88" style:family="text">
      <style:text-properties fo:color="#800080" fo:language="en" fo:country="US" fo:font-style="italic" officeooo:rsid="00288ad6" style:font-style-asian="italic"/>
    </style:style>
    <style:style style:name="T89" style:family="text">
      <style:text-properties fo:color="#800080" fo:language="en" fo:country="US" fo:font-style="italic" officeooo:rsid="00357d98" style:font-style-asian="italic"/>
    </style:style>
    <style:style style:name="T90" style:family="text">
      <style:text-properties fo:color="#800080" fo:language="en" fo:country="US" fo:font-style="italic" officeooo:rsid="003875dc" style:font-style-asian="italic"/>
    </style:style>
    <style:style style:name="T91" style:family="text">
      <style:text-properties fo:color="#800080" fo:language="en" fo:country="US" fo:font-style="italic" officeooo:rsid="0039b709" style:font-style-asian="italic"/>
    </style:style>
    <style:style style:name="T92" style:family="text">
      <style:text-properties fo:color="#800080" fo:language="en" fo:country="US" fo:font-style="italic" officeooo:rsid="0039c1d3" style:font-style-asian="italic"/>
    </style:style>
    <style:style style:name="T93" style:family="text">
      <style:text-properties fo:color="#800080" fo:font-size="12pt" fo:language="en" fo:country="US" fo:font-weight="bold" style:font-size-asian="12pt" style:font-weight-asian="bold" style:font-size-complex="12pt"/>
    </style:style>
    <style:style style:name="T94" style:family="text">
      <style:text-properties fo:color="#800080" style:font-name="Courier New" fo:font-size="10pt" fo:language="en" fo:country="US" style:font-size-asian="10pt" style:font-name-complex="Courier New" style:font-size-complex="10pt"/>
    </style:style>
    <style:style style:name="T95" style:family="text">
      <style:text-properties fo:color="#800080" fo:font-size="10pt" fo:language="en" fo:country="US" style:font-size-asian="10pt" style:font-size-complex="10pt"/>
    </style:style>
    <style:style style:name="T96" style:family="text">
      <style:text-properties fo:font-size="10pt" fo:language="en" fo:country="US" style:font-size-asian="10pt" style:font-size-complex="10pt"/>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weight="bold" style:font-size-asian="10pt" style:font-weight-asian="bold" style:font-size-complex="10pt" style:font-weight-complex="bold"/>
    </style:style>
    <style:style style:name="T99" style:family="text">
      <style:text-properties style:font-name="Times New Roman CYR" fo:font-size="10pt" fo:language="en" fo:country="US" style:font-size-asian="10pt" style:font-name-complex="Times New Roman CYR" style:font-size-complex="10pt"/>
    </style:style>
    <style:style style:name="T100" style:family="text">
      <style:text-properties style:font-name="Times New Roman CYR" fo:language="en" fo:country="US" style:font-name-complex="Times New Roman CYR"/>
    </style:style>
    <style:style style:name="T101" style:family="text">
      <style:text-properties style:font-name="Times New Roman CYR" fo:language="en" fo:country="US" style:font-name-complex="Times New Roman CYR" style:font-style-complex="italic"/>
    </style:style>
    <style:style style:name="T102" style:family="text">
      <style:text-properties style:font-name="Times New Roman CYR" fo:language="en" fo:country="US" fo:font-style="italic" style:font-style-asian="italic" style:font-name-complex="Times New Roman CYR" style:font-style-complex="italic"/>
    </style:style>
    <style:style style:name="T103" style:family="text">
      <style:text-properties fo:color="#993300"/>
    </style:style>
    <style:style style:name="T104" style:family="text">
      <style:text-properties fo:color="#993300" fo:language="en" fo:country="US"/>
    </style:style>
    <style:style style:name="T105" style:family="text">
      <style:text-properties fo:color="#993300" fo:language="en" fo:country="US" fo:font-style="italic" style:font-style-asian="italic"/>
    </style:style>
    <style:style style:name="T106" style:family="text">
      <style:text-properties fo:color="#993300" fo:language="en" fo:country="US" fo:font-weight="bold" style:font-weight-asian="bold"/>
    </style:style>
    <style:style style:name="T107" style:family="text">
      <style:text-properties fo:color="#993300" fo:language="en" fo:country="US" fo:font-weight="bold" officeooo:rsid="002e84a2" style:font-weight-asian="bold"/>
    </style:style>
    <style:style style:name="T108" style:family="text">
      <style:text-properties fo:color="#993300" style:font-name="Arial" fo:font-size="10pt" fo:font-weight="bold" style:font-size-asian="10pt" style:font-weight-asian="bold" style:font-name-complex="Arial" style:font-size-complex="10pt"/>
    </style:style>
    <style:style style:name="T109" style:family="text">
      <style:text-properties fo:color="#993300" style:font-name="Arial" fo:font-size="10pt" fo:language="en" fo:country="US" fo:font-weight="bold" style:font-size-asian="10pt" style:font-weight-asian="bold" style:font-name-complex="Arial" style:font-size-complex="10pt"/>
    </style:style>
    <style:style style:name="T110"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111"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112"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113"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114"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115"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116" style:family="text">
      <style:text-properties fo:color="#993300" style:font-name="Arial" fo:font-size="10pt" fo:language="en" fo:country="US" fo:font-weight="bold" officeooo:rsid="003b90cb" style:font-size-asian="10pt" style:font-weight-asian="bold" style:font-name-complex="Arial" style:font-size-complex="10pt"/>
    </style:style>
    <style:style style:name="T117" style:family="text">
      <style:text-properties fo:color="#993300" style:font-name="Arial" fo:font-size="10pt" fo:language="en" fo:country="US" fo:font-weight="bold" officeooo:rsid="003dd86c" style:font-size-asian="10pt" style:font-weight-asian="bold" style:font-name-complex="Arial" style:font-size-complex="10pt"/>
    </style:style>
    <style:style style:name="T118"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119"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120" style:family="text">
      <style:text-properties fo:color="#993300" style:font-name="Arial" fo:font-size="10pt" fo:language="en" fo:country="US" style:font-size-asian="10pt" style:font-name-complex="Arial" style:font-size-complex="10pt"/>
    </style:style>
    <style:style style:name="T121"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22"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23" style:family="text">
      <style:text-properties fo:color="#993300" style:font-name="Arial" fo:font-size="10pt" fo:language="en" fo:country="US" fo:font-style="italic" fo:font-weight="bold" officeooo:rsid="003b90cb" style:font-size-asian="10pt" style:font-style-asian="italic" style:font-weight-asian="bold" style:font-name-complex="Arial" style:font-size-complex="10pt"/>
    </style:style>
    <style:style style:name="T124" style:family="text">
      <style:text-properties fo:color="#993300" style:font-name="Arial" fo:font-size="10pt" fo:language="en" fo:country="US" fo:font-style="normal" fo:font-weight="bold" officeooo:rsid="003b90cb" style:font-size-asian="10pt" style:font-style-asian="normal" style:font-weight-asian="bold" style:font-name-complex="Arial" style:font-size-complex="10pt" style:font-style-complex="normal"/>
    </style:style>
    <style:style style:name="T125" style:family="text">
      <style:text-properties fo:color="#993300" style:font-name="Arial" fo:font-size="10pt" fo:font-style="italic" fo:font-weight="bold" style:font-size-asian="10pt" style:font-style-asian="italic" style:font-weight-asian="bold" style:font-name-complex="Arial" style:font-size-complex="10pt"/>
    </style:style>
    <style:style style:name="T126" style:family="text">
      <style:text-properties fo:color="#993300" style:font-name="Arial" fo:font-weight="bold" style:font-weight-asian="bold" style:font-name-complex="Arial"/>
    </style:style>
    <style:style style:name="T127" style:family="text">
      <style:text-properties fo:color="#993300" style:font-name="Arial" fo:language="en" fo:country="US" fo:font-weight="bold" style:font-weight-asian="bold" style:font-name-complex="Arial"/>
    </style:style>
    <style:style style:name="T128" style:family="text">
      <style:text-properties fo:color="#993300" style:font-name="Wingdings" fo:font-size="10pt" fo:language="en" fo:country="US" fo:font-weight="bold" style:font-size-asian="10pt" style:font-weight-asian="bold" style:font-size-complex="10pt"/>
    </style:style>
    <style:style style:name="T129" style:family="text">
      <style:text-properties fo:color="#993300" style:font-name="Lucida Sans Unicode" fo:font-size="9pt" fo:language="en" fo:country="US" style:font-size-asian="9pt" style:font-name-complex="Lucida Sans Unicode" style:font-size-complex="9pt"/>
    </style:style>
    <style:style style:name="T130"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31" style:family="text">
      <style:text-properties fo:color="#ff6600" fo:font-size="12pt" fo:language="en" fo:country="US" fo:font-weight="bold" style:font-size-asian="12pt" style:font-weight-asian="bold" style:font-size-complex="12pt"/>
    </style:style>
    <style:style style:name="T132" style:family="text">
      <style:text-properties fo:color="#ff6600" fo:language="en" fo:country="US"/>
    </style:style>
    <style:style style:name="T133" style:family="text">
      <style:text-properties fo:color="#cc99ff" fo:language="en" fo:country="US"/>
    </style:style>
    <style:style style:name="T134" style:family="text">
      <style:text-properties style:font-name="Courier New" fo:font-size="10pt" fo:language="en" fo:country="US" style:font-size-asian="10pt" style:font-name-complex="Courier New" style:font-size-complex="10pt"/>
    </style:style>
    <style:style style:name="T135" style:family="text">
      <style:text-properties style:font-name="Courier New" fo:language="en" fo:country="US" fo:font-weight="bold" style:font-weight-asian="bold" style:font-name-complex="Courier New"/>
    </style:style>
    <style:style style:name="T136" style:family="text">
      <style:text-properties style:font-name="Courier New" fo:language="en" fo:country="US" fo:font-style="normal" style:font-style-asian="normal" style:font-name-complex="Courier New"/>
    </style:style>
    <style:style style:name="T137" style:family="text">
      <style:text-properties fo:color="#c0c0c0" fo:language="en" fo:country="US"/>
    </style:style>
    <style:style style:name="T138" style:family="text">
      <style:text-properties fo:color="#99ccff" fo:language="en" fo:country="US"/>
    </style:style>
    <style:style style:name="T139" style:family="text">
      <style:text-properties fo:color="#99ccff" style:font-name="Courier New" fo:font-size="10pt" fo:language="en" fo:country="US" style:font-size-asian="10pt" style:font-name-complex="Courier New" style:font-size-complex="10pt"/>
    </style:style>
    <style:style style:name="T140" style:family="text">
      <style:text-properties fo:color="#339966" fo:language="en" fo:country="US"/>
    </style:style>
    <style:style style:name="T141" style:family="text">
      <style:text-properties style:font-name="Arial" fo:font-size="11pt" fo:language="en" fo:country="US" fo:font-weight="bold" style:font-size-asian="11pt" style:font-weight-asian="bold" style:font-name-complex="Arial" style:font-size-complex="11pt"/>
    </style:style>
    <style:style style:name="T142" style:family="text">
      <style:text-properties style:font-name="Wingdings" fo:language="en" fo:country="US"/>
    </style:style>
    <style:style style:name="T143" style:family="text">
      <style:text-properties style:font-name="Times New Roman" fo:font-size="12pt" fo:language="en" fo:country="US" style:font-size-asian="12pt" style:font-name-complex="Times New Roman" style:font-size-complex="12pt"/>
    </style:style>
    <style:style style:name="T144" style:family="text">
      <style:text-properties style:font-name="Times New Roman" fo:font-size="12pt" fo:language="en" fo:country="US" officeooo:rsid="0013bf8f" style:font-size-asian="12pt" style:font-size-complex="12pt"/>
    </style:style>
    <style:style style:name="T145" style:family="text">
      <style:text-properties style:font-name="Times New Roman" fo:font-size="12pt" fo:language="en" fo:country="US" officeooo:rsid="0014e07e" style:font-size-asian="12pt" style:font-size-complex="12pt"/>
    </style:style>
    <style:style style:name="T146" style:family="text">
      <style:text-properties style:font-name="Times New Roman" fo:font-size="12pt" fo:language="en" fo:country="US" officeooo:rsid="0016a8b4" style:font-size-asian="12pt" style:font-size-complex="12pt"/>
    </style:style>
    <style:style style:name="T147" style:family="text">
      <style:text-properties style:font-name="Times New Roman" fo:font-size="12pt" fo:language="en" fo:country="US" officeooo:rsid="00186cb7" style:font-size-asian="12pt" style:font-size-complex="12pt"/>
    </style:style>
    <style:style style:name="T148" style:family="text">
      <style:text-properties fo:font-style="normal" style:font-style-asian="normal"/>
    </style:style>
    <style:style style:name="T149" style:family="text">
      <style:text-properties fo:color="#999999" fo:language="en" fo:country="US"/>
    </style:style>
    <style:style style:name="T150" style:family="text">
      <style:text-properties fo:color="#808080" fo:language="en" fo:country="US"/>
    </style:style>
    <style:style style:name="T151" style:family="text">
      <style:text-properties style:font-name="Arial Narrow" style:font-name-complex="Arial Narrow"/>
    </style:style>
    <style:style style:name="T152" style:family="text">
      <style:text-properties style:font-name="Arial Narrow" fo:language="en" fo:country="US" style:font-name-complex="Arial Narrow"/>
    </style:style>
    <style:style style:name="T153" style:family="text">
      <style:text-properties fo:color="#808000" style:font-name="Lucida Sans Unicode" fo:font-size="10pt" fo:language="en" fo:country="US" style:font-size-asian="10pt" style:font-name-complex="Lucida Sans Unicode" style:font-size-complex="10pt"/>
    </style:style>
    <style:style style:name="T154" style:family="text">
      <style:text-properties fo:color="#ff00ff" fo:language="en" fo:country="US"/>
    </style:style>
    <style:style style:name="T155" style:family="text">
      <style:text-properties officeooo:rsid="0011d03f"/>
    </style:style>
    <style:style style:name="T156" style:family="text">
      <style:text-properties style:font-name="Courier New1" fo:language="en" fo:country="US" officeooo:rsid="0013bf8f"/>
    </style:style>
    <style:style style:name="T157" style:family="text">
      <style:text-properties style:font-name="Courier New1" fo:font-size="12pt" fo:language="en" fo:country="US" officeooo:rsid="0013bf8f" style:font-size-asian="12pt" style:font-size-complex="12pt"/>
    </style:style>
    <style:style style:name="T158" style:family="text">
      <style:text-properties officeooo:rsid="0016a8b4"/>
    </style:style>
    <style:style style:name="T159" style:family="text">
      <style:text-properties officeooo:rsid="001855b2"/>
    </style:style>
    <style:style style:name="T160" style:family="text">
      <style:text-properties officeooo:rsid="00278d66"/>
    </style:style>
    <style:style style:name="T161" style:family="text">
      <style:text-properties officeooo:rsid="002c99c8"/>
    </style:style>
    <style:style style:name="T162" style:family="text">
      <style:text-properties officeooo:rsid="002cfe6a"/>
    </style:style>
    <style:style style:name="T163" style:family="text">
      <style:text-properties officeooo:rsid="00357d98"/>
    </style:style>
    <style:style style:name="T164" style:family="text">
      <style:text-properties officeooo:rsid="00196747"/>
    </style:style>
    <style:style style:name="T165" style:family="text">
      <style:text-properties officeooo:rsid="003b90cb"/>
    </style:style>
    <style:style style:name="T166" style:family="text">
      <style:text-properties officeooo:rsid="00439af0"/>
    </style:style>
    <style:style style:name="T16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text:bookmark-start text:name="_Ref134432080"/><text:bookmark-start text:name="__RefHeading__10558_795333539"/>Eclipse/ExDT – Tools For Interactive Development Environments Setup<text:bookmark-end text:name="__RefHeading__10558_79533353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10558_795333539" text:style-name="Index_20_Link" text:visited-style-name="Index_20_Link">Eclipse/ExDT – Tools For Interactive Development Environments Setup<text:tab/>1</text:a></text:p>
          <text:p text:style-name="P77"><text:a xlink:type="simple" xlink:href="#__RefHeading__10560_795333539" text:style-name="Index_20_Link" text:visited-style-name="Index_20_Link">Introduction<text:tab/>2</text:a></text:p>
          <text:p text:style-name="P79"><text:a xlink:type="simple" xlink:href="#__RefHeading__10562_795333539" text:style-name="Index_20_Link" text:visited-style-name="Index_20_Link">Requirements<text:tab/>2</text:a></text:p>
          <text:p text:style-name="P79"><text:a xlink:type="simple" xlink:href="#__RefHeading__10564_795333539" text:style-name="Index_20_Link" text:visited-style-name="Index_20_Link">Eclipse<text:tab/>2</text:a></text:p>
          <text:p text:style-name="P79"><text:a xlink:type="simple" xlink:href="#__RefHeading__10566_795333539" text:style-name="Index_20_Link" text:visited-style-name="Index_20_Link">Eclipse/VDT<text:tab/>3</text:a></text:p>
          <text:p text:style-name="P79"><text:a xlink:type="simple" xlink:href="#__RefHeading__10568_795333539" text:style-name="Index_20_Link" text:visited-style-name="Index_20_Link">Eclipse/ExDT<text:tab/>3</text:a></text:p>
          <text:p text:style-name="P79"><text:a xlink:type="simple" xlink:href="#__RefHeading__10570_795333539" text:style-name="Index_20_Link" text:visited-style-name="Index_20_Link">TSL<text:tab/>4</text:a></text:p>
          <text:p text:style-name="P77"><text:a xlink:type="simple" xlink:href="#__RefHeading__10572_795333539" text:style-name="Index_20_Link" text:visited-style-name="Index_20_Link">Basic Components Of The Eclipse/ExDT Technology<text:tab/>5</text:a></text:p>
          <text:p text:style-name="P80"><text:a xlink:type="simple" xlink:href="#__RefHeading__10574_795333539" text:style-name="Index_20_Link" text:visited-style-name="Index_20_Link">Projects And Technologies<text:tab/>5</text:a></text:p>
          <text:p text:style-name="P80"><text:a xlink:type="simple" xlink:href="#__RefHeading__10576_795333539" text:style-name="Index_20_Link" text:visited-style-name="Index_20_Link">Perspective And Tools<text:tab/>5</text:a></text:p>
          <text:p text:style-name="P80"><text:a xlink:type="simple" xlink:href="#__RefHeading__10578_795333539" text:style-name="Index_20_Link" text:visited-style-name="Index_20_Link">Data Objects, Navigators And Editors<text:tab/>5</text:a></text:p>
          <text:p text:style-name="P80"><text:a xlink:type="simple" xlink:href="#__RefHeading__10580_795333539" text:style-name="Index_20_Link" text:visited-style-name="Index_20_Link">Application Tools Menu<text:tab/>5</text:a></text:p>
          <text:p text:style-name="P80"><text:a xlink:type="simple" xlink:href="#__RefHeading__10582_795333539" text:style-name="Index_20_Link" text:visited-style-name="Index_20_Link">Parameters And Tools Properties Setup Dialogs<text:tab/>6</text:a></text:p>
          <text:p text:style-name="P80"><text:a xlink:type="simple" xlink:href="#__RefHeading__10584_795333539" text:style-name="Index_20_Link" text:visited-style-name="Index_20_Link">Utilities And Control Command Languages<text:tab/>6</text:a></text:p>
          <text:p text:style-name="P80"><text:a xlink:type="simple" xlink:href="#__RefHeading__10586_795333539" text:style-name="Index_20_Link" text:visited-style-name="Index_20_Link">Correspondense Between Input Parameters And Output Options<text:tab/>7</text:a></text:p>
          <text:p text:style-name="P80"><text:a xlink:type="simple" xlink:href="#__RefHeading__10588_795333539" text:style-name="Index_20_Link" text:visited-style-name="Index_20_Link">Contexts And Parameters Visibility Rules<text:tab/>7</text:a></text:p>
          <text:p text:style-name="P77"><text:a xlink:type="simple" xlink:href="#__RefHeading__10590_795333539" text:style-name="Index_20_Link" text:visited-style-name="Index_20_Link">TSL Basic Concepts And Objects<text:tab/>9</text:a></text:p>
          <text:p text:style-name="P80"><text:a xlink:type="simple" xlink:href="#__RefHeading__10592_795333539" text:style-name="Index_20_Link" text:visited-style-name="Index_20_Link">TSL Data Model<text:tab/>9</text:a></text:p>
          <text:p text:style-name="P80"><text:a xlink:type="simple" xlink:href="#__RefHeading__10594_795333539" text:style-name="Index_20_Link" text:visited-style-name="Index_20_Link">Virtual Parameter Types<text:tab/>9</text:a></text:p>
          <text:p text:style-name="P80"><text:a xlink:type="simple" xlink:href="#__RefHeading__10596_795333539" text:style-name="Index_20_Link" text:visited-style-name="Index_20_Link">Tools Control Languages<text:tab/>10</text:a></text:p>
          <text:p text:style-name="P80"><text:a xlink:type="simple" xlink:href="#__RefHeading__10598_795333539" text:style-name="Index_20_Link" text:visited-style-name="Index_20_Link">Interfaces<text:tab/>10</text:a></text:p>
          <text:p text:style-name="P80"><text:a xlink:type="simple" xlink:href="#__RefHeading__10600_795333539" text:style-name="Index_20_Link" text:visited-style-name="Index_20_Link">Contexts<text:tab/>11</text:a></text:p>
          <text:p text:style-name="P80"><text:a xlink:type="simple" xlink:href="#__RefHeading__10602_795333539" text:style-name="Index_20_Link" text:visited-style-name="Index_20_Link">Design Menu (Tools Menu)<text:tab/>11</text:a></text:p>
          <text:p text:style-name="P80"><text:a xlink:type="simple" xlink:href="#__RefHeading__10604_795333539" text:style-name="Index_20_Link" text:visited-style-name="Index_20_Link">Patterns<text:tab/>11</text:a></text:p>
          <text:p text:style-name="P80"><text:a xlink:type="simple" xlink:href="#__RefHeading__10606_795333539" text:style-name="Index_20_Link" text:visited-style-name="Index_20_Link">Conditional Clauses<text:tab/>12</text:a></text:p>
          <text:p text:style-name="P77"><text:a xlink:type="simple" xlink:href="#__RefHeading__10608_795333539" text:style-name="Index_20_Link" text:visited-style-name="Index_20_Link">TSL Specification<text:tab/>12</text:a></text:p>
          <text:p text:style-name="P81"><text:a xlink:type="simple" xlink:href="#__RefHeading__10610_795333539" text:style-name="Index_20_Link" text:visited-style-name="Index_20_Link">Notation<text:tab/>12</text:a></text:p>
          <text:p text:style-name="P81"><text:a xlink:type="simple" xlink:href="#__RefHeading__10612_795333539" text:style-name="Index_20_Link" text:visited-style-name="Index_20_Link">1.General TSL Specification Structure<text:tab/>12</text:a></text:p>
          <text:p text:style-name="P81"><text:a xlink:type="simple" xlink:href="#__RefHeading__10614_795333539" text:style-name="Index_20_Link" text:visited-style-name="Index_20_Link">2.Interfaces<text:tab/>13</text:a></text:p>
          <text:p text:style-name="P78"><text:a xlink:type="simple" xlink:href="#__RefHeading__10616_795333539" text:style-name="Index_20_Link" text:visited-style-name="Index_20_Link">2.1. Data Types<text:tab/>13</text:a></text:p>
          <text:p text:style-name="P82"><text:a xlink:type="simple" xlink:href="#__RefHeading__10618_795333539" text:style-name="Index_20_Link" text:visited-style-name="Index_20_Link">2.1.1. Numeric Types<text:tab/>13</text:a></text:p>
          <text:p text:style-name="P82"><text:a xlink:type="simple" xlink:href="#__RefHeading__10620_795333539" text:style-name="Index_20_Link" text:visited-style-name="Index_20_Link">2.1.2. Boolean Types<text:tab/>14</text:a></text:p>
          <text:p text:style-name="P82"><text:a xlink:type="simple" xlink:href="#__RefHeading__10622_795333539" text:style-name="Index_20_Link" text:visited-style-name="Index_20_Link">2.1.3. Enumeration Types<text:tab/>14</text:a></text:p>
          <text:p text:style-name="P82"><text:a xlink:type="simple" xlink:href="#__RefHeading__10624_795333539" text:style-name="Index_20_Link" text:visited-style-name="Index_20_Link">2.1.4. String Types<text:tab/>15</text:a></text:p>
          <text:p text:style-name="P78"><text:a xlink:type="simple" xlink:href="#__RefHeading__10626_795333539" text:style-name="Index_20_Link" text:visited-style-name="Index_20_Link">2.2. Options Formats<text:tab/>15</text:a></text:p>
          <text:p text:style-name="P82"><text:a xlink:type="simple" xlink:href="#__RefHeading__10628_795333539" text:style-name="Index_20_Link" text:visited-style-name="Index_20_Link">2.2.1. Format Expansion<text:tab/>15</text:a></text:p>
          <text:p text:style-name="P81"><text:a xlink:type="simple" xlink:href="#__RefHeading__10630_795333539" text:style-name="Index_20_Link" text:visited-style-name="Index_20_Link">3. Design Menu<text:tab/>16</text:a></text:p>
          <text:p text:style-name="P81"><text:a xlink:type="simple" xlink:href="#__RefHeading__10632_795333539" text:style-name="Index_20_Link" text:visited-style-name="Index_20_Link">4. Contexts<text:tab/>17</text:a></text:p>
          <text:p text:style-name="P78"><text:a xlink:type="simple" xlink:href="#__RefHeading__10634_795333539" text:style-name="Index_20_Link" text:visited-style-name="Index_20_Link">4.1. Special Attributes And Sections Of Contexts<text:tab/>17</text:a></text:p>
          <text:p text:style-name="P82"><text:a xlink:type="simple" xlink:href="#__RefHeading__10636_795333539" text:style-name="Index_20_Link" text:visited-style-name="Index_20_Link">4.1.1. Special Attributes And Sections Of Context tool<text:tab/>17</text:a></text:p>
          <text:p text:style-name="P82"><text:a xlink:type="simple" xlink:href="#__RefHeading__10638_795333539" text:style-name="Index_20_Link" text:visited-style-name="Index_20_Link">4.1.2. Special Attributes And Sections Of Context project<text:tab/>20</text:a></text:p>
          <text:p text:style-name="P82"><text:soft-page-break/><text:a xlink:type="simple" xlink:href="#__RefHeading__10640_795333539" text:style-name="Index_20_Link" text:visited-style-name="Index_20_Link">4.1.3. Special Attributes And Sections Of Context package<text:tab/>21</text:a></text:p>
          <text:p text:style-name="P82"><text:a xlink:type="simple" xlink:href="#__RefHeading__10642_795333539" text:style-name="Index_20_Link" text:visited-style-name="Index_20_Link">4.1.4. Special Attributes And Sections Of Context installation<text:tab/>21</text:a></text:p>
          <text:p text:style-name="P78"><text:a xlink:type="simple" xlink:href="#__RefHeading__10644_795333539" text:style-name="Index_20_Link" text:visited-style-name="Index_20_Link">4.2. Parameters Section<text:tab/>21</text:a></text:p>
          <text:p text:style-name="P78"><text:a xlink:type="simple" xlink:href="#__RefHeading__10646_795333539" text:style-name="Index_20_Link" text:visited-style-name="Index_20_Link">4.3. Input Section<text:tab/>22</text:a></text:p>
          <text:p text:style-name="P78"><text:a xlink:type="simple" xlink:href="#__RefHeading__10648_795333539" text:style-name="Index_20_Link" text:visited-style-name="Index_20_Link">4.4. Output Section<text:tab/>23</text:a></text:p>
          <text:p text:style-name="P80"><text:a xlink:type="simple" xlink:href="#__RefHeading__10650_795333539" text:style-name="Index_20_Link" text:visited-style-name="Index_20_Link">4.4.1. Formatting Of A Control Line<text:tab/>25</text:a></text:p>
          <text:p text:style-name="P78"><text:a xlink:type="simple" xlink:href="#__RefHeading__10652_795333539" text:style-name="Index_20_Link" text:visited-style-name="Index_20_Link">4.5. Specification of Derivative Context tool<text:tab/>26</text:a></text:p>
          <text:p text:style-name="P78"><text:a xlink:type="simple" xlink:href="#__RefHeading__10654_795333539" text:style-name="Index_20_Link" text:visited-style-name="Index_20_Link">5. Patterns-generators<text:tab/>27</text:a></text:p>
          <text:p text:style-name="P78"><text:a xlink:type="simple" xlink:href="#__RefHeading__10656_795333539" text:style-name="Index_20_Link" text:visited-style-name="Index_20_Link">6. Conditional Clauses<text:tab/>27</text:a></text:p>
        </text:index-body>
      </text:table-of-content>
      <text:h text:style-name="P142" text:outline-level="1"><text:bookmark-end text:name="_Ref134432080"/><text:bookmark-start text:name="__RefHeading__10560_795333539"/>Introduction<text:bookmark-end text:name="__RefHeading__10560_795333539"/></text:h>
      <text:p text:style-name="P51">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145" text:outline-level="2"><text:bookmark-start text:name="__RefHeading__10562_795333539"/>Requirements<text:bookmark-end text:name="__RefHeading__10562_795333539"/></text:h>
      <text:p text:style-name="P51">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51">Therefore the development environment to be created within this project has to meet the following requirements: </text:p>
      <text:list xml:id="list5694412715073477033" text:style-name="WW8Num16">
        <text:list-item>
          <text:p text:style-name="P83"><text:span text:style-name="T2">extensibility –</text:span><text:span text:style-name="T1"> ability to integrate as more existing or new programming means as possible;</text:span></text:p>
        </text:list-item>
        <text:list-item>
          <text:p text:style-name="P83"><text:span text:style-name="T2">polyvariancy –</text:span><text:span text:style-name="T1"> ability to set up several technological procedures to be available at the same time, also implemented with alternative instruments;</text:span></text:p>
        </text:list-item>
        <text:list-item>
          <text:p text:style-name="P108"><text:span text:style-name="T60">flexibility – </text:span><text:s/>ability to change setup settings within a certain installation or for a certain user;</text:p>
        </text:list-item>
        <text:list-item>
          <text:p text:style-name="P83"><text:span text:style-name="T2">simplicity –</text:span><text:span text:style-name="T1"> ability to perform the above works by an end-user (hardware developer) himself;</text:span></text:p>
        </text:list-item>
        <text:list-item>
          <text:p text:style-name="P83"><text:span text:style-name="T2">portablity – </text:span><text:span text:style-name="T1">ability to port a technology to various operational platforms, in particular, Windows and Linux.</text:span></text:p>
        </text:list-item>
      </text:list>
      <text:p text:style-name="P30"><text:span text:style-name="T1">All these features are hereafter considered as aspects of the </text:span><text:span text:style-name="T8">custom setup of an IDE</text:span><text:span text:style-name="T1">.</text:span></text:p>
      <text:p text:style-name="P30"><text:span text:style-name="T1">The extensible IDE </text:span><text:span text:style-name="T2">Eclipse</text:span><text:span text:style-name="T1"> has been chosen as an implementation platform.</text:span></text:p>
      <text:h text:style-name="P145" text:outline-level="2"><text:bookmark-start text:name="__RefHeading__10564_795333539"/>Eclipse<text:bookmark-end text:name="__RefHeading__10564_795333539"/></text:h>
      <text:p text:style-name="P30"><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30"><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51">Opportunities of programmatic customization are quite wide; however, even despite the openness of the IDE, developing a plug-in for Eclipse is a laborious work for a qualified and <text:soft-page-break/>experienced programmer, not for an end-user. This is also true for customizing ready plug-ins, for example, when adding new tools into the IDE or customizing existing tools is needed.</text:p>
      <text:h text:style-name="P145" text:outline-level="2"><text:bookmark-start text:name="__RefHeading__10566_795333539"/>Eclipse/VDT<text:bookmark-end text:name="__RefHeading__10566_795333539"/></text:h>
      <text:p text:style-name="P30"><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30"><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30"><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30"><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140304069882749400" text:style-name="WW8Num18">
        <text:list-item>
          <text:p text:style-name="P109"><text:span text:style-name="T61">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84"><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30"><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51">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51">That’s why the functional setup means have been taken out into a separate plug-in – Eclipse/ExDT – of higher abstraction level and of instrumental purpose, in terms of which they will be described below. </text:p>
      <text:p text:style-name="P51">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51">In the rest of this paper the issues of functional setup are discussed as features of Eclipse/ExDT.</text:p>
      <text:h text:style-name="P145" text:outline-level="2"><text:bookmark-start text:name="__RefHeading__10568_795333539"/>Eclipse/ExDT<text:bookmark-end text:name="__RefHeading__10568_795333539"/></text:h>
      <text:p text:style-name="P30"><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51">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51">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51">Possession of a command line control interface is the only requirement limiting integration of this or that program in Eclipse/ExDT.</text:p>
      <text:h text:style-name="P145" text:outline-level="2"><text:bookmark-start text:name="__RefHeading__10570_795333539"/><text:soft-page-break/>TSL<text:bookmark-end text:name="__RefHeading__10570_795333539"/></text:h>
      <text:p text:style-name="P30"><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51">TSL is a metalanguage which introduces, in fact, three interconnected control interfaces:</text:p>
      <text:list xml:id="list6030655376211911131" text:style-name="WW8Num17">
        <text:list-item>
          <text:p text:style-name="P85"><text:span text:style-name="T64">user control interface (input)</text:span><text:span text:style-name="T1">, related with setup parameters visualization and input;</text:span></text:p>
        </text:list-item>
        <text:list-item>
          <text:p text:style-name="P85"><text:span text:style-name="T73">command-line interface of a program (output)</text:span><text:span text:style-name="T1">, related with program’s control command language and passing parameters to a program when called;</text:span></text:p>
        </text:list-item>
        <text:list-item>
          <text:p text:style-name="P85"><text:span text:style-name="T86">data representation interface (internal)</text:span><text:span text:style-name="T1">, related with internal organization of TSL elements and their relations.</text:span></text:p>
        </text:list-item>
      </text:list>
      <text:p text:style-name="P51">Hereafter, terms and explanations related to each of the above interfaces are hilighted with respective color.</text:p>
      <text:h text:style-name="P144" text:outline-level="1"><text:bookmark-start text:name="__RefHeading__10572_795333539"/>Basic Components Of The Eclipse/ExDT Technology<text:bookmark-end text:name="__RefHeading__10572_795333539"/></text:h>
      <text:p text:style-name="P51">This section introduces terms and definitions for basic concepts used in Eclipse/ExDT, enumerates basic components of the plug-in and clarifies their purpose.</text:p>
      <text:h text:style-name="P151" text:outline-level="9"><text:bookmark-start text:name="__RefHeading__10574_795333539"/>Projects And Technologies<text:bookmark-end text:name="__RefHeading__10574_795333539"/></text:h>
      <text:p text:style-name="P31"><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30"><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73"><text:span text:style-name="T96">(Terminology note: in microcircuits production, a project is often called a </text:span><text:span text:style-name="T97">design</text:span><text:span text:style-name="T96">, and to build it is to </text:span><text:span text:style-name="T97">implement a design</text:span><text:span text:style-name="T98">;</text:span><text:span text:style-name="T99"> </text:span><text:span text:style-name="T96">therefore this term is used in Eclipse/VDT).</text:span></text:p>
      <text:p text:style-name="P30"><text:span text:style-name="T8">Build/design flow</text:span><text:span text:style-name="T1"> is <text:s/>a chain of elementary data processing steps implementing some method of project building.</text:span></text:p>
      <text:p text:style-name="P30"><text:span text:style-name="T8">Project build/design technique </text:span><text:span text:style-name="T1">is the overall set of methods and tools used for project building.</text:span></text:p>
      <text:h text:style-name="P151" text:outline-level="9"><text:bookmark-start text:name="__RefHeading__10576_795333539"/>Perspective And Tools<text:bookmark-end text:name="__RefHeading__10576_795333539"/></text:h>
      <text:p text:style-name="P30"><text:span text:style-name="T1">A </text:span><text:span text:style-name="T8">perspective</text:span><text:span text:style-name="T1"> defines a set of tools and control means available to a user, appearance of control panels and their arrangement in the Eclipse window. </text:span></text:p>
      <text:p text:style-name="P51">There are three kinds of tools in Eclipse/ExDT:</text:p>
      <text:list xml:id="list4822366996936582531" text:style-name="WW8Num2">
        <text:list-item>
          <text:p text:style-name="P86"><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86"><text:span text:style-name="T1">language-oriented </text:span><text:span text:style-name="T8">editors</text:span><text:span text:style-name="T1"> of text files;</text:span></text:p>
        </text:list-item>
        <text:list-item>
          <text:p text:style-name="P86"><text:span text:style-name="T8">application tools</text:span><text:span text:style-name="T1">, which call external utilities for automatic data processing.</text:span></text:p>
        </text:list-item>
      </text:list>
      <text:h text:style-name="P151" text:outline-level="9"><text:bookmark-start text:name="__RefHeading__10578_795333539"/>Data Objects, Navigators And Editors<text:bookmark-end text:name="__RefHeading__10578_795333539"/></text:h>
      <text:p text:style-name="P30"><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30"><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51">File editors are associated with files of certain types and may have language-oriented features, such as syntax hilighting, context helps, navigation across a list of error messages etc..</text:p>
      <text:p text:style-name="P51">At the moment, navigators and editors for Eclipse/ExDT and its special versions are chosen from those existing in the world or are programmed separately. Their integration is performed programmatically.</text:p>
      <text:h text:style-name="P151" text:outline-level="9"><text:bookmark-start text:name="__RefHeading__10580_795333539"/>Application Tools Menu<text:bookmark-end text:name="__RefHeading__10580_795333539"/></text:h>
      <text:p text:style-name="P30"><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51">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51"><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51">Descriptions of the structure and contents of a design menu are written in TSL and are integrated in the IDE dynamically.</text:p>
      <text:p text:style-name="P30"><text:span text:style-name="T8">Availability </text:span><text:span text:style-name="T1">of each tool in the menu at each moment depends on whether its application to the current data object is valid</text:span><text:span text:style-name="T2">.</text:span></text:p>
      <text:p text:style-name="P51">For each tool in the menu the following actions may be performed:</text:p>
      <text:list xml:id="list6674026165634624721" text:style-name="WW8Num14">
        <text:list-item>
          <text:p text:style-name="P87"><text:span text:style-name="T8">operational setup</text:span><text:span text:style-name="T2"> </text:span><text:span text:style-name="T1">– actions to vary control parameters values in properties dialogs;</text:span></text:p>
        </text:list-item>
        <text:list-item>
          <text:p text:style-name="P87"><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51">Additionally, the following actions may be performed in the menu:</text:p>
      <text:list xml:id="list5834117392528265901" text:style-name="WW8Num24">
        <text:list-item>
          <text:p text:style-name="P110"><text:span text:style-name="T61">installation setup</text:span> <text:s/>of the Eclipse/ExDT properties and also of application packages and project properties;</text:p>
        </text:list-item>
        <text:list-item>
          <text:p text:style-name="P110">operational setup of application tools properties, which are common for the package or for the project.</text:p>
        </text:list-item>
      </text:list>
      <text:h text:style-name="P151" text:outline-level="9"><text:bookmark-start text:name="__RefHeading__10582_795333539"/>Parameters And Tools Properties Setup Dialogs<text:bookmark-end text:name="__RefHeading__10582_795333539"/></text:h>
      <text:p text:style-name="P30"><text:span text:style-name="T65">User control interface</text:span><text:span text:style-name="T1"> defines the ways of operational tools setup by a user in work time.</text:span></text:p>
      <text:p text:style-name="P30"><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30"><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4968829065249801296" text:style-name="WW8Num10">
        <text:list-item>
          <text:p text:style-name="P88"><text:span text:style-name="T8">check-box</text:span><text:span text:style-name="T1"> – for boolean parameters;</text:span></text:p>
        </text:list-item>
        <text:list-item>
          <text:p text:style-name="P88"><text:span text:style-name="T8">editable text box</text:span><text:span text:style-name="T1"> – for text and numeric parameters;</text:span></text:p>
        </text:list-item>
        <text:list-item>
          <text:p text:style-name="P88"><text:span text:style-name="T8">drop-down selection list box</text:span><text:span text:style-name="T1"> – for enumeration parameters (with fixed sets of values);</text:span></text:p>
        </text:list-item>
        <text:list-item>
          <text:p text:style-name="P88"><text:span text:style-name="T8">browse button</text:span><text:span text:style-name="T1"> – for files and directories selection;</text:span></text:p>
        </text:list-item>
        <text:list-item>
          <text:p text:style-name="P88"><text:span text:style-name="T8">list value input dialog</text:span><text:span text:style-name="T1"> – for parameters allowing lists of elements as values.</text:span></text:p>
        </text:list-item>
      </text:list>
      <text:p text:style-name="P30"><text:span text:style-name="T1">There are several levels of parameters setup (see </text:span><text:span text:style-name="T105">«Contexts and Parameters Visibility Rules»</text:span><text:span text:style-name="T1">) with a separate setup dialog for each. All setup dialog are available from the design menu.</text:span></text:p>
      <text:h text:style-name="P150" text:outline-level="9"><text:bookmark-start text:name="__RefHeading__10584_795333539"/>Utilities And Control Command Languages<text:bookmark-end text:name="__RefHeading__10584_795333539"/></text:h>
      <text:p text:style-name="P30"><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51">Any program may be integrated into Eclipse as a utility, if its call can be specified by means of control command interface.</text:p>
      <text:p text:style-name="P74">(A program need not necessarily be a console application: it may display graphical dialogs as well – <text:s/>however, no <text:s text:c="2"/>interaction with other Eclipse dialogs is provided for them.)</text:p>
      <text:p text:style-name="P30"><text:span text:style-name="T74">A control command interface </text:span><text:span text:style-name="T1">defines ways of calling a utility and passing it control parameters.</text:span></text:p>
      <text:p text:style-name="P30"><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30"><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30"><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bookmark-start text:name="__RefHeading__10586_795333539"/><text:span text:style-name="T93">Correspondense Between </text:span><text:span text:style-name="Style_20_Heading_20_9_20__2b__20_12_20_pt_20_Bold_20_Green_20_Char"><text:span text:style-name="T1">Input Parameters</text:span></text:span><text:span text:style-name="T131"> </text:span><text:span text:style-name="T93">And</text:span><text:span text:style-name="T131"> </text:span><text:span text:style-name="T82">Output Options</text:span><text:bookmark-end text:name="__RefHeading__10586_795333539"/></text:h>
      <text:p text:style-name="P30"><text:span text:style-name="T63">A tool run </text:span><text:span text:style-name="T1">is performed as a <text:s/></text:span><text:span text:style-name="T72">launch of the utility</text:span><text:span text:style-name="T1"> implementing its function; with this, </text:span><text:span text:style-name="T63">input parameters </text:span><text:span text:style-name="T1">are converted in </text:span><text:span text:style-name="T72">utility’s options</text:span><text:span text:style-name="T1">, and </text:span><text:span text:style-name="T63">parameters values</text:span><text:span text:style-name="T1"> – in </text:span><text:span text:style-name="T72">options settings</text:span><text:span text:style-name="T1">. The typical conversion methods </text:span><text:span text:style-name="T8">(output formats)</text:span><text:span text:style-name="T1"> may be predefined and then chosen for each parameter individually.</text:span></text:p>
      <text:p text:style-name="P30"><text:span text:style-name="T1">Thus, there is a mapping between tool’s parameters and utility’s options which is commonly one-to-one. This mapping is defined in TSL by means of</text:span><text:span text:style-name="T85"> a</text:span><text:span text:style-name="T133"> </text:span><text:span text:style-name="T94">parameter </text:span><text:span text:style-name="T95">object</text:span><text:span text:style-name="T1">, which combines in one </text:span><text:span text:style-name="T64">the input representation</text:span><text:span text:style-name="T1"> of the parameter (how it is shown and input in a setup dialog), its </text:span><text:span text:style-name="T73"><text:s/>output representaion</text:span><text:span text:style-name="T1"> (how it is converted in an option setting) and its </text:span><text:span text:style-name="T86">internal representation</text:span><text:span text:style-name="T85"> </text:span><text:span text:style-name="T1">(attributes and relations with other parameters and objects of the TSL specification).</text:span></text:p>
      <text:p text:style-name="P51">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152" text:outline-level="9"><text:bookmark-start text:name="__RefHeading__10588_795333539"/>Contexts And Parameters Visibility Rules<text:bookmark-end text:name="__RefHeading__10588_795333539"/></text:h>
      <text:p text:style-name="P30"><text:span text:style-name="T1">A definition scope for parameters in Eclipse/ExDT is a </text:span><text:span text:style-name="T8">context</text:span><text:span text:style-name="T1"> of operational setup which defines:</text:span></text:p>
      <text:list xml:id="list3906015645839093005" text:style-name="WW8Num20">
        <text:list-item>
          <text:p text:style-name="P122">a list of defined parameters;</text:p>
        </text:list-item>
        <text:list-item>
          <text:p text:style-name="P123">contents and appearance of a parameters setup dialog;</text:p>
        </text:list-item>
        <text:list-item>
          <text:p text:style-name="P124">a set and formats of control lines generated for a utility.</text:p>
        </text:list-item>
      </text:list>
      <text:p text:style-name="P65">There is a hierarchy of 4 kinds of contexts in:</text:p>
      <text:list xml:id="list671040187321560927" text:style-name="WW8Num33">
        <text:list-item>
          <text:p text:style-name="P130"><text:span text:style-name="T61">installation context</text:span> – specifies the basis of “system” settings for all utilities in Eclipse/ExDT;</text:p>
        </text:list-item>
        <text:list-item>
          <text:p text:style-name="P131"><text:span text:style-name="T8">package context</text:span><text:span text:style-name="T1"> – corresponds to “configuration” settings of a utility in a package;</text:span></text:p>
        </text:list-item>
        <text:list-item>
          <text:p text:style-name="P130"><text:span text:style-name="T61">project context </text:span>– corresponds to “project” settings of a utility;</text:p>
        </text:list-item>
        <text:list-item>
          <text:p text:style-name="P131"><text:span text:style-name="T8">tool context </text:span><text:span text:style-name="T1">– corresponds to a particular utility call.</text:span></text:p>
        </text:list-item>
      </text:list>
      <text:p text:style-name="P67">The contexts had appeared for the reason that there exist programs which parameters differ by generality:</text:p>
      <text:list xml:id="list8259438846889656037" text:style-name="WW8Num28">
        <text:list-item>
          <text:p text:style-name="P89"><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89"><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89"><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51">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916405669332433643" text:style-name="WW8Num7">
        <text:list-item>
          <text:p text:style-name="P90"><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66"><text:span text:style-name="T1">The following </text:span><text:span text:style-name="T8">rules of parameters visibility</text:span><text:span text:style-name="T1"> in contexts are defined in TSL:</text:span></text:p>
      <text:list xml:id="list170644589727091" text:continue-numbering="true" text:style-name="WW8Num7">
        <text:list-item>
          <text:p text:style-name="P90"><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90"><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51">For example, if the default compiler’s stack size is defined in the configuration file, it may be redefined in the project file and then again in a call’s command line.</text:p>
      <text:h text:style-name="P144" text:outline-level="1"><text:bookmark-start text:name="__RefHeading__10590_795333539"/>TSL Basic Concepts And Objects<text:bookmark-end text:name="__RefHeading__10590_795333539"/></text:h>
      <text:p text:style-name="P51">This section introduces basic concepts, constructive elements and working mechanisms of TSL that are used for functional setup specification in Eclipse/ExDT.</text:p>
      <text:h text:style-name="P152" text:outline-level="9"><text:bookmark-start text:name="__RefHeading__10592_795333539"/>TSL Data Model<text:bookmark-end text:name="__RefHeading__10592_795333539"/></text:h>
      <text:p text:style-name="P30"><text:span text:style-name="T1">The elements of TSL specification are </text:span><text:span text:style-name="T8">objects</text:span><text:span text:style-name="T1">, which have:</text:span></text:p>
      <text:list xml:id="list6455461071035845687" text:style-name="WW8Num29">
        <text:list-item>
          <text:p text:style-name="P111"><text:span text:style-name="T61">attributes</text:span>, denoting various object properties;</text:p>
        </text:list-item>
        <text:list-item>
          <text:p text:style-name="P111"><text:span text:style-name="T61">structure</text:span>, defining a hierarchy of objects definitions (structural dependency relations); </text:p>
        </text:list-item>
        <text:list-item>
          <text:p text:style-name="P111"><text:span text:style-name="T61">relations</text:span>, defining various other relations among objects (except of structural dependency).</text:p>
        </text:list-item>
      </text:list>
      <text:p text:style-name="P67">The catalog of existing objects and their hierarchy are:</text:p>
      <text:list xml:id="list4585822274167720298" text:style-name="WW8Num11">
        <text:list-item>
          <text:p text:style-name="P132">interfaces</text:p>
        </text:list-item>
      </text:list>
      <text:list xml:id="list8929327863397953226" text:style-name="WW8Num19">
        <text:list-item>
          <text:list>
            <text:list-item>
              <text:p text:style-name="P134">types</text:p>
            </text:list-item>
            <text:list-item>
              <text:p text:style-name="P134">options formats</text:p>
            </text:list-item>
          </text:list>
        </text:list-item>
        <text:list-item>
          <text:p text:style-name="P133">contexts</text:p>
          <text:list>
            <text:list-item>
              <text:p text:style-name="P134">parameters</text:p>
            </text:list-item>
            <text:list-item>
              <text:p text:style-name="P134">input sections</text:p>
              <text:list>
                <text:list-item>
                  <text:p text:style-name="P135">input groups</text:p>
                </text:list-item>
              </text:list>
            </text:list-item>
            <text:list-item>
              <text:p text:style-name="P134">output sections</text:p>
              <text:list>
                <text:list-item>
                  <text:p text:style-name="P135">control lines</text:p>
                </text:list-item>
              </text:list>
            </text:list-item>
          </text:list>
        </text:list-item>
        <text:list-item>
          <text:p text:style-name="P133">menus</text:p>
          <text:list>
            <text:list-item>
              <text:p text:style-name="P134">submenus</text:p>
            </text:list-item>
            <text:list-item>
              <text:p text:style-name="P134">tool calls</text:p>
            </text:list-item>
          </text:list>
        </text:list-item>
      </text:list>
      <text:p text:style-name="P66"><text:span text:style-name="T8">Data</text:span><text:span text:style-name="T61"> </text:span><text:span text:style-name="T1">in TSL are</text:span>:</text:p>
      <text:list xml:id="list170644339087328" text:continue-numbering="true" text:style-name="WW8Num19">
        <text:list-item>
          <text:p text:style-name="P91"><text:span text:style-name="T1">parameters values with </text:span><text:span text:style-name="T63">input</text:span><text:span text:style-name="T1">, </text:span><text:span text:style-name="T72">output</text:span><text:span text:style-name="T1"> and </text:span><text:span text:style-name="T85">internal</text:span><text:span text:style-name="T1"> representations;</text:span></text:p>
        </text:list-item>
        <text:list-item>
          <text:p text:style-name="P91"><text:span text:style-name="T1">control lines and their elements – options with </text:span><text:span text:style-name="T72">output</text:span><text:span text:style-name="T1"> representations only;</text:span></text:p>
        </text:list-item>
      </text:list>
      <text:p text:style-name="P30"><text:span text:style-name="T64">Input </text:span><text:span text:style-name="T65">representations</text:span><text:span text:style-name="T63"> </text:span><text:span text:style-name="T1">specify how data are displayed and input in setup dialogs.</text:span><text:span text:style-name="T8"> </text:span></text:p>
      <text:p text:style-name="P30"><text:span text:style-name="T73">Output </text:span><text:span text:style-name="T74">representations</text:span><text:span text:style-name="T72"> </text:span><text:span text:style-name="T1">specify how data are passed to utilites.</text:span></text:p>
      <text:p text:style-name="P30"><text:span text:style-name="T86">Internal </text:span><text:span text:style-name="T87">representations</text:span><text:span text:style-name="T85"> </text:span><text:span text:style-name="T1">specify how data are stored in Eclipse metadata.</text:span><text:span text:style-name="T85"> </text:span></text:p>
      <text:p text:style-name="P66"><text:span text:style-name="T1">Objects </text:span><text:span text:style-name="T8">attributes</text:span><text:span text:style-name="T1"> may be:</text:span></text:p>
      <text:list xml:id="list1431048071901358439" text:style-name="WW8Num3">
        <text:list-item>
          <text:p text:style-name="P112"><text:span text:style-name="T84">own name (identifier) of an object and names of objects in relation with it</text:span>;</text:p>
        </text:list-item>
        <text:list-item>
          <text:p text:style-name="P112">parameters values in one of the above three representations;</text:p>
        </text:list-item>
        <text:list-item>
          <text:p text:style-name="P92"><text:span text:style-name="T63">explanatory texts in dialogs</text:span>;</text:p>
        </text:list-item>
        <text:list-item>
          <text:p text:style-name="P112"><text:span text:style-name="T70">control lines and options formats</text:span>;</text:p>
        </text:list-item>
        <text:list-item>
          <text:p text:style-name="P92"><text:span text:style-name="T1">special values</text:span>;</text:p>
        </text:list-item>
      </text:list>
      <text:p text:style-name="P30"><text:span text:style-name="T8">Representations </text:span><text:span text:style-name="T1">of all objects are </text:span><text:span text:style-name="T16">strings</text:span><text:span text:style-name="T1"> (there are no other data types in XML).</text:span></text:p>
      <text:p text:style-name="P66"><text:span text:style-name="T8">Relations</text:span><text:span text:style-name="T1"> among objects are established by </text:span><text:span text:style-name="T85">objects names</text:span><text:span text:style-name="T1">.</text:span></text:p>
      <text:h text:style-name="P152" text:outline-level="9"><text:bookmark-start text:name="__RefHeading__10594_795333539"/>Virtual Parameter Types<text:bookmark-end text:name="__RefHeading__10594_795333539"/></text:h>
      <text:p text:style-name="P30"><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30"><text:span text:style-name="T1">Associated with each parameter is a TSL </text:span><text:span text:style-name="T94">type</text:span><text:span text:style-name="T85">-object</text:span><text:span text:style-name="T1"> that defines these limitations. The following basic virtual types are defined:</text:span></text:p>
      <text:list xml:id="list8706603231707485446" text:style-name="WW8Num22">
        <text:list-item>
          <text:p text:style-name="P93"><text:span text:style-name="T8">boolean types</text:span><text:span text:style-name="T1">: it is possible to define several types differing by </text:span><text:span text:style-name="T72">output representations of </text:span><text:span text:style-name="T83">true</text:span><text:span text:style-name="T72"> and </text:span><text:span text:style-name="T83">false</text:span><text:span text:style-name="T72"> values (e.g., </text:span><text:span text:style-name="T83">”Yes”</text:span><text:span text:style-name="T72"> and </text:span><text:span text:style-name="T83">”No”</text:span><text:span text:style-name="T72"> or </text:span><text:span text:style-name="T83">”+”</text:span><text:span text:style-name="T72"> and </text:span><text:span text:style-name="T83">”-”</text:span><text:span text:style-name="T72">)</text:span><text:span text:style-name="T1">;</text:span></text:p>
        </text:list-item>
        <text:list-item>
          <text:p text:style-name="P93"><text:soft-page-break/><text:span text:style-name="T8">numeric types</text:span><text:span text:style-name="T1">: allow limiting the range of acceptible values</text:span><text:span text:style-name="T137"> </text:span><text:span text:style-name="T138">and different ways to format values (e.g., </text:span><text:span text:style-name="T139">”12’333.00”</text:span><text:span text:style-name="T138">)</text:span><text:span text:style-name="T1">;</text:span></text:p>
        </text:list-item>
        <text:list-item>
          <text:p text:style-name="P93"><text:span text:style-name="T8">string types</text:span><text:span text:style-name="T1">: allow limiting a string length, case sensitivity mode, case auto-correction; as variants of a string type, types “file” and “directory” are defined, </text:span><text:span text:style-name="T63">which values are input in a browse dialog</text:span><text:span text:style-name="T1"> and formatted according to path denotation rules in the given OS (and thus are OS-dependent);</text:span></text:p>
        </text:list-item>
        <text:list-item>
          <text:p text:style-name="P93"><text:span text:style-name="T8">enumeration types</text:span><text:span text:style-name="T1">: allow to introduce types with fixed sets of values, </text:span><text:span text:style-name="T63">to</text:span><text:span text:style-name="T140"> </text:span><text:span text:style-name="T63">input values by selection from a list of alternatives,</text:span><text:span text:style-name="T72"> to substitute values denotations on output</text:span><text:span text:style-name="T1">.</text:span></text:p>
        </text:list-item>
      </text:list>
      <text:h text:style-name="Style_20_Heading_20_9_20__2b__20_12_20_pt_20_Bold" text:outline-level="9"><text:bookmark-start text:name="__RefHeading__10596_795333539"/><text:span text:style-name="T1">Tools</text:span> <text:span text:style-name="T1">Control</text:span> <text:span text:style-name="T1">Languages</text:span><text:bookmark-end text:name="__RefHeading__10596_795333539"/></text:h>
      <text:p text:style-name="P30"><text:span text:style-name="T1">A utility control language is formally described by two </text:span><text:span text:style-name="T8">layers </text:span><text:span text:style-name="T1">of definitions:</text:span></text:p>
      <text:list xml:id="list4954455176202873454" text:style-name="WW8Num12">
        <text:list-item>
          <text:p text:style-name="P94"><text:span text:style-name="T8">interface</text:span>, <text:span text:style-name="T1">that defines</text:span>:</text:p>
        </text:list-item>
      </text:list>
      <text:list xml:id="list1001655566647472631" text:style-name="WW8Num8">
        <text:list-item>
          <text:list>
            <text:list-item>
              <text:p text:style-name="P95"><text:span text:style-name="T1">named </text:span><text:span text:style-name="T87">types</text:span><text:span text:style-name="T132"> </text:span><text:span text:style-name="T1">of usable parameters, with attributes:</text:span></text:p>
            </text:list-item>
          </text:list>
        </text:list-item>
      </text:list>
      <text:list xml:id="list954024746939343698" text:style-name="WW8Num13">
        <text:list-item>
          <text:list>
            <text:list-item>
              <text:list>
                <text:list-item>
                  <text:p text:style-name="P96"><text:span text:style-name="T87">set of values (domain)</text:span><text:span text:style-name="T1">, that a parameter may accept;</text:span></text:p>
                </text:list-item>
                <text:list-item>
                  <text:p text:style-name="P96"><text:span text:style-name="T74">output representations of values</text:span><text:span text:style-name="T72"> </text:span><text:span text:style-name="T1">– a format to write them into a control line;</text:span></text:p>
                </text:list-item>
                <text:list-item>
                  <text:p text:style-name="P96"><text:span text:style-name="T65">input representation of values</text:span><text:span text:style-name="T63"> </text:span><text:span text:style-name="T1">– a way and a format to input them in a setup dialog;</text:span></text:p>
                </text:list-item>
              </text:list>
            </text:list-item>
            <text:list-item>
              <text:p text:style-name="P96"><text:span text:style-name="T1">named </text:span><text:span text:style-name="T74">formats</text:span><text:span text:style-name="T72"> </text:span><text:span text:style-name="T1">to convert parameters into control lines options;</text:span></text:p>
            </text:list-item>
          </text:list>
        </text:list-item>
      </text:list>
      <text:list xml:id="list170644796976412" text:continue-list="list4954455176202873454" text:style-name="WW8Num12">
        <text:list-item>
          <text:p text:style-name="P94"><text:span text:style-name="T1">list of </text:span><text:span text:style-name="T8">contexts</text:span><text:span text:style-name="T1">, that define:</text:span></text:p>
        </text:list-item>
      </text:list>
      <text:list xml:id="list7493562717703479363" text:style-name="WW8Num9">
        <text:list-item>
          <text:p text:style-name="P113">all usable parameters of this context, with attributes:</text:p>
        </text:list-item>
      </text:list>
      <text:list xml:id="list170644358719065" text:continue-list="list954024746939343698" text:style-name="WW8Num13">
        <text:list-item>
          <text:list>
            <text:list-item>
              <text:list>
                <text:list-item>
                  <text:p text:style-name="P96"><text:span text:style-name="T1">parameter names</text:span>:</text:p>
                </text:list-item>
              </text:list>
            </text:list-item>
          </text:list>
        </text:list-item>
      </text:list>
      <text:list xml:id="list3369401050167909825" text:style-name="WW8Num30">
        <text:list-item>
          <text:list>
            <text:list-item>
              <text:list>
                <text:list-item>
                  <text:list>
                    <text:list-item>
                      <text:p text:style-name="P97"><text:span text:style-name="T85">internal </text:span><text:span text:style-name="T87">identifier (id),</text:span><text:span text:style-name="T1"> denoting a TSL </text:span><text:span text:style-name="T94">parameter</text:span><text:span text:style-name="T85">-object</text:span><text:span text:style-name="T1">;</text:span></text:p>
                    </text:list-item>
                    <text:list-item>
                      <text:p text:style-name="P97"><text:span text:style-name="T72">output </text:span><text:span text:style-name="T74">option identifier (outid)</text:span><text:span text:style-name="T1">, to be passed to a utility;</text:span></text:p>
                    </text:list-item>
                    <text:list-item>
                      <text:p text:style-name="P97"><text:span text:style-name="T65">explanation </text:span><text:span text:style-name="T63">to an input field</text:span><text:span text:style-name="T65"> (label)</text:span><text:span text:style-name="T2"> </text:span><text:span text:style-name="T1">in a setup dialog</text:span><text:span text:style-name="T2">.</text:span><text:span text:style-name="T1"> </text:span></text:p>
                    </text:list-item>
                  </text:list>
                </text:list-item>
                <text:list-item>
                  <text:p text:style-name="P97"><text:span text:style-name="T1">parameter’s </text:span><text:span text:style-name="T85">type name</text:span>;</text:p>
                </text:list-item>
                <text:list-item>
                  <text:p text:style-name="P97"><text:span text:style-name="T85">name of a</text:span><text:span text:style-name="T132"> </text:span><text:span text:style-name="T72">format</text:span><text:span text:style-name="T1"> to convert a parameter into an option;</text:span></text:p>
                </text:list-item>
                <text:list-item>
                  <text:p text:style-name="P97"><text:span text:style-name="T1">parameter’s </text:span><text:span text:style-name="T87">default value</text:span>;</text:p>
                </text:list-item>
                <text:list-item>
                  <text:p text:style-name="P97"><text:span text:style-name="T1">parameter’s</text:span><text:span text:style-name="T85"> extra attributes</text:span><text:span text:style-name="T1">;</text:span></text:p>
                </text:list-item>
              </text:list>
            </text:list-item>
          </text:list>
        </text:list-item>
        <text:list-item>
          <text:p text:style-name="P97"><text:span text:style-name="T74">formats </text:span><text:span text:style-name="T1">of all controllines generated by this context;</text:span></text:p>
        </text:list-item>
        <text:list-item>
          <text:p text:style-name="P97"><text:span text:style-name="T1">contents of the </text:span><text:span text:style-name="T63">setup dialog</text:span><text:span text:style-name="T1"> of this context;</text:span></text:p>
        </text:list-item>
        <text:list-item>
          <text:p text:style-name="P114">extra special components of this context.</text:p>
        </text:list-item>
      </text:list>
      <text:p text:style-name="P68"><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34">-option=value</text:span><text:span text:style-name="T100"> </text:span><text:span text:style-name="T1">or MSDOS-style, like </text:span><text:span text:style-name="T134">/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102"> </text:span><text:span text:style-name="T101">while the</text:span><text:span text:style-name="T17"> </text:span><text:span text:style-name="T3">context</text:span><text:span text:style-name="T100"> </text:span><text:span text:style-name="T1">contains language elements specific to each tool. </text:span></text:p>
      <text:h text:style-name="P152" text:outline-level="9"><text:bookmark-start text:name="__RefHeading__10598_795333539"/>Interfaces<text:bookmark-end text:name="__RefHeading__10598_795333539"/></text:h>
      <text:p text:style-name="P30"><text:span text:style-name="T1">An </text:span><text:span text:style-name="T134">interface</text:span><text:span text:style-name="T1"> object contains definitions of parameter types and of formats to convert parameter names and values into control lines options.</text:span></text:p>
      <text:p text:style-name="P30"><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51">Inheritance helps to save definitions by taking their common elements out into basic interfaces and inheriting them by derivative interfaces.</text:p>
      <text:p text:style-name="P30"><text:span text:style-name="T1">By default, the basic interface is a predefined </text:span><text:bookmark-start text:name="OLE_LINK2"/><text:bookmark-start text:name="OLE_LINK1"/><text:span text:style-name="T134">BasicInterface</text:span><text:bookmark-end text:name="OLE_LINK2"/><text:bookmark-end text:name="OLE_LINK1"/><text:span text:style-name="T1"> (supplied in the file </text:span><text:span text:style-name="T134">BasicInterface.xml</text:span><text:span text:style-name="T1">), where several commonly used basic types and formatting styles are defined. So, all interfaces are indirectly derivative from </text:span><text:span text:style-name="T134">BasicInterface </text:span><text:span text:style-name="T1">and may use its definitions. </text:span><text:span text:style-name="T134">BasicInterface</text:span><text:span text:style-name="T1"> is the only interface which is not derivative.</text:span></text:p>
      <text:h text:style-name="P152" text:outline-level="9"><text:bookmark-start text:name="__RefHeading__10600_795333539"/><text:soft-page-break/>Contexts<text:bookmark-end text:name="__RefHeading__10600_795333539"/></text:h>
      <text:p text:style-name="P30"><text:span text:style-name="T1">There are 4 kinds of TSL </text:span><text:span text:style-name="T134">context</text:span><text:span text:style-name="T1">-objects: </text:span><text:span text:style-name="T134">installation</text:span><text:span text:style-name="T1">, </text:span><text:span text:style-name="T134">package</text:span><text:span text:style-name="T1">, </text:span><text:span text:style-name="T134">project</text:span><text:span text:style-name="T1"> and </text:span><text:span text:style-name="T134">tool</text:span><text:span text:style-name="T1">, that differ only in their purpose and some specific attributes.</text:span></text:p>
      <text:p text:style-name="P51">A contex<text:span text:style-name="T160">t</text:span> definition consists of the following sections:</text:p>
      <text:list xml:id="list256757670163816033" text:style-name="WW8Num26">
        <text:list-item>
          <text:p text:style-name="P115">parameters sections, containing definitions of parameters avaialable in this context;</text:p>
        </text:list-item>
        <text:list-item>
          <text:p text:style-name="P98"><text:span text:style-name="T134">input </text:span><text:span text:style-name="T1">section, containing definition of the context’s setup dialog;</text:span></text:p>
        </text:list-item>
        <text:list-item>
          <text:p text:style-name="P98"><text:span text:style-name="T134">output </text:span><text:span text:style-name="T1">section, containing specification of control lines generated by the context.</text:span></text:p>
        </text:list-item>
      </text:list>
      <text:p text:style-name="P30"><text:span text:style-name="T1">Two kinds of </text:span><text:span text:style-name="T8">activation</text:span><text:span text:style-name="T1"> are provided for a context with the following actions:</text:span></text:p>
      <text:list xml:id="list170643343882289" text:continue-list="list170644589727091" text:style-name="WW8Num7">
        <text:list-item>
          <text:p text:style-name="P90"><text:span text:style-name="T63">setup dialog activation </text:span><text:span text:style-name="T1">– for all parameters listed by groups in the </text:span><text:span text:style-name="T134">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90"><text:span text:style-name="T72">control lines generators activation</text:span><text:span text:style-name="T63"> </text:span><text:span text:style-name="T1">– all control lines listed in the </text:span><text:span text:style-name="T134">output</text:span><text:span text:style-name="T1"> section are generated according to their formats and are written into output files.</text:span></text:p>
        </text:list-item>
      </text:list>
      <text:p text:style-name="P30"><text:span text:style-name="T1">The first kind of activation is performed on calling setup dialogs in the design menu; the second kind – on exit from the setup dialog by </text:span><text:span text:style-name="T16">Ok</text:span><text:span text:style-name="T1"> button, and for a </text:span><text:span text:style-name="T134">tool</text:span><text:span text:style-name="T1">-context – also on running a tool by the </text:span><text:span text:style-name="T16">Run</text:span><text:span text:style-name="T1"> button.</text:span></text:p>
      <text:p text:style-name="P30"><text:span text:style-name="T1">For a </text:span><text:bookmark-start text:name="OLE_LINK3"/><text:span text:style-name="T134">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34">tool</text:span><text:span text:style-name="T1">-context as basic for some other context’s stucture and then only remove, add, or modify some definition elements.</text:span></text:p>
      <text:h text:style-name="Style_20_Heading_20_9_20__2b__20_12_20_pt_20_Bold" text:outline-level="9"><text:bookmark-start text:name="__RefHeading__10602_795333539"/><text:span text:style-name="T1">Design</text:span> <text:span text:style-name="T1">Menu</text:span> (<text:span text:style-name="T1">Tools</text:span> <text:span text:style-name="T1">Menu</text:span>)<text:bookmark-end text:name="__RefHeading__10602_795333539"/></text:h>
      <text:p text:style-name="P30"><text:span text:style-name="T1">In the </text:span><text:span text:style-name="T8">design (tools) menu</text:span><text:span text:style-name="T1"> the available tools are listed, which are organized in a tree-like hierarchy according to proper design technique.</text:span></text:p>
      <text:p text:style-name="P30"><text:span text:style-name="T1">A TSL </text:span><text:span text:style-name="T134">menu</text:span><text:span text:style-name="T1">-object consists of </text:span><text:span text:style-name="T8">menu items </text:span><text:span text:style-name="T134">menuitem</text:span><text:span text:style-name="T1"> (corresponding to tools) and other </text:span><text:span text:style-name="T134">menu</text:span><text:span text:style-name="T1">-objects (corresponding to </text:span><text:span text:style-name="T8">submenus</text:span><text:span text:style-name="T1">).</text:span></text:p>
      <text:p text:style-name="P30"><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152" text:outline-level="9"><text:bookmark-start text:name="__RefHeading__10604_795333539"/>Patterns<text:bookmark-end text:name="__RefHeading__10604_795333539"/></text:h>
      <text:p text:style-name="P30"><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72">output representations of options and control lines</text:span><text:span text:style-name="T1">; besdides, it is also used for building </text:span><text:span text:style-name="T85">list values and conditional values</text:span><text:span text:style-name="T1">; and it can be also used to compose </text:span><text:span text:style-name="T63">conditional explanations for input fields</text:span><text:span text:style-name="T1">.</text:span></text:p>
      <text:p text:style-name="P30"><text:span text:style-name="T1">A </text:span><text:span text:style-name="T8">terminal string</text:span><text:span text:style-name="T1"> is a text containing no patterms.</text:span></text:p>
      <text:p text:style-name="P30"><text:span text:style-name="T1">A </text:span><text:span text:style-name="T8">format string </text:span><text:span text:style-name="T1">is a text that may contain patterns. </text:span></text:p>
      <text:p text:style-name="P30"><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30"><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51">There are the folllowing kinds of patterns in TSL:</text:p>
      <text:list xml:id="list4704722325787879269" text:style-name="WW8Num31">
        <text:list-item>
          <text:p text:style-name="P99"><text:span text:style-name="T8">patterns-parameters</text:span><text:span text:style-name="T1"> are TSL parameters defined in any context (including </text:span><text:span text:style-name="T134">installation</text:span><text:span text:style-name="T1">); the values of these patterns are just values of these parameters;</text:span></text:p>
        </text:list-item>
        <text:list-item>
          <text:p text:style-name="P99"><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1151917339651718755" text:style-name="WW8Num27">
        <text:list-item>
          <text:p text:style-name="P100"><text:span text:style-name="T8">pattern-repetitor</text:span><text:span text:style-name="T1">, that serves to build list values;</text:span></text:p>
        </text:list-item>
        <text:list-item>
          <text:p text:style-name="P116"><text:soft-page-break/><text:span text:style-name="T61">pattrens-options</text:span> are TSL parameters used in control lines formats; their values are expanded format strings for options.</text:p>
        </text:list-item>
      </text:list>
      <text:h text:style-name="P152" text:outline-level="9"><text:bookmark-start text:name="__RefHeading__10606_795333539"/>Conditional Clauses<text:bookmark-end text:name="__RefHeading__10606_795333539"/></text:h>
      <text:p text:style-name="P30"><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30"><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30"><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30"><text:span text:style-name="T1">All condional clauses are interpreted dynamically, i.e. at the moment of value extraction or at the moment of processing the definition containing this conditional. This allows to flexibly vary the structure of definitions: e.g., </text:span><text:span text:style-name="T63">hide those parameters in a setup dialog, which have no sense with the tool operation mode defined by some other parameter</text:span><text:span text:style-name="T1">, and also </text:span><text:span text:style-name="T72">not to pass <text:s/>respective options in a command line</text:span><text:span text:style-name="T1">.</text:span></text:p>
      <text:h text:style-name="Heading_20_1" text:outline-level="1"><text:bookmark-start text:name="__RefHeading__10608_795333539"/><text:span text:style-name="T1">TSL</text:span> <text:span text:style-name="T1">Specification</text:span><text:bookmark-end text:name="__RefHeading__10608_795333539"/></text:h>
      <text:h text:style-name="P148" text:outline-level="4"><text:bookmark-start text:name="__RefHeading__10610_795333539"/>Notation<text:bookmark-end text:name="__RefHeading__10610_795333539"/></text:h>
      <text:p text:style-name="P51">The following metalinguistical notation (EBNF) is used for TSL syntax definition, with metasymbols and metadefinitions outlined by font and color:</text:p>
      <text:p text:style-name="P29"><text:span text:style-name="T109">defined-concept </text:span><text:span text:style-name="T128"></text:span><text:span text:style-name="T109"> definition<text:tab/><text:tab/></text:span><text:span text:style-name="T1"> <text:tab/>– a concept definition rule</text:span></text:p>
      <text:p text:style-name="P29"><text:span text:style-name="T108">[</text:span> <text:span text:style-name="T1">fragment</text:span> <text:span text:style-name="T108">]</text:span> <text:tab/><text:tab/><text:tab/><text:tab/><text:tab/>– <text:span text:style-name="T1">single optional fragment</text:span></text:p>
      <text:p text:style-name="P29"><text:span text:style-name="T108">{</text:span> <text:span text:style-name="T1">fragment</text:span> <text:span text:style-name="T108">}</text:span><text:tab/><text:tab/><text:tab/><text:tab/><text:tab/>– <text:span text:style-name="T1">possibly</text:span> <text:span text:style-name="T1">repetitive</text:span> <text:span text:style-name="T1">fragment</text:span></text:p>
      <text:p text:style-name="P29"><text:span text:style-name="T1">fragment</text:span> <text:span text:style-name="T108">|</text:span> … <text:span text:style-name="T109">|</text:span><text:span text:style-name="T1"> fragment<text:tab/><text:tab/><text:tab/><text:tab/>– selection of alternative fragments</text:span></text:p>
      <text:p text:style-name="P50">If a concept is defined in another section, the number of this section is indicated after its name in parentheses.</text:p>
      <text:p text:style-name="P51">The final text derivative by the TSL grammar should conform to the general syntax of XML. The most important rules are:</text:p>
      <text:list xml:id="list1111134897738646345" text:style-name="WW8Num6">
        <text:list-item>
          <text:p text:style-name="P117">names of tags and attributes are case-sensitive;</text:p>
        </text:list-item>
        <text:list-item>
          <text:p text:style-name="P101"><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101"><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42"></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101"><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101"><text:span text:style-name="HTML_20_Code"><text:span text:style-name="T143">attribute names in tags must not duplicate.</text:span></text:span></text:p>
          <text:list>
            <text:list-item>
              <text:h text:style-name="P149" text:outline-level="4"><text:bookmark-start text:name="__RefHeading__10612_795333539"/>General TSL Specification Structure<text:bookmark-end text:name="__RefHeading__10612_795333539"/></text:h>
            </text:list-item>
          </text:list>
        </text:list-item>
      </text:list>
      <text:p text:style-name="P30"><text:span text:style-name="T1">The complete </text:span><text:span text:style-name="T8">TSL specification</text:span><text:span text:style-name="T1"> of the Eclipse/ExDT configuration is composed by joining definitions from separate TSL files. These are all files locating in the </text:span><text:span text:style-name="T134">tools</text:span><text:span text:style-name="T1"> subdirectory of the plug-in’s installation directory, which have extension </text:span><text:span text:style-name="T141">.xml</text:span><text:span text:style-name="T1">. </text:span></text:p>
      <text:p text:style-name="P30"><text:span text:style-name="T1">Each TSL file consists of definitions of one or more top-level TSL objects: </text:span><text:span text:style-name="T134">interface</text:span><text:span text:style-name="T1">, </text:span><text:span text:style-name="T134">menu</text:span><text:span text:style-name="T1"> and 4 kinds of </text:span><text:span text:style-name="T8">contexts</text:span><text:span text:style-name="T1"> – </text:span><text:span text:style-name="T134">installation</text:span><text:span text:style-name="T1">, </text:span><text:span text:style-name="T134">package</text:span><text:span text:style-name="T1">, </text:span><text:span text:style-name="T134">project-template</text:span><text:span text:style-name="T1"> and </text:span><text:span text:style-name="T134">tool</text:span><text:span text:style-name="T1">, – which contain nested definitions of other lower-level objects.</text:span></text:p>
      <text:p text:style-name="P5"/>
      <text:p text:style-name="Standard"><text:span text:style-name="T109">TSL</text:span><text:span text:style-name="T108">-</text:span><text:span text:style-name="T109">file</text:span><text:span text:style-name="T108"> </text:span><text:span text:style-name="T128"></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61">vdt</text:span></text:span><text:span text:style-name="HTML_20_Code">-project&gt;</text:span></text:p>
      <text:p text:style-name="Standard"><text:span text:style-name="HTML_20_Code"><text:s text:c="5"/></text:span><text:span text:style-name="T108">{ </text:span><text:span text:style-name="T109">interface</text:span><text:span text:style-name="T108">(</text:span><text:a xlink:type="simple" xlink:href="#_Интерфейсы"><text:span text:style-name="Internet_20_link"><text:span text:style-name="T108"><text:bookmark-ref text:reference-format="number-no-superior" text:ref-name="_Ref133582839">2</text:bookmark-ref></text:span></text:span></text:a><text:span text:style-name="T108">) | </text:span><text:span text:style-name="T109">menu</text:span><text:span text:style-name="T108">(3) | </text:span><text:span text:style-name="T109">context</text:span><text:span text:style-name="T108">(</text:span><text:a xlink:type="simple" xlink:href="#_4._Описание_контекстов"><text:span text:style-name="Internet_20_link"><text:span text:style-name="T108"><text:bookmark-ref text:reference-format="number" text:ref-name="_Ref133582958"/></text:span></text:span></text:a><text:span text:style-name="T108">)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30"><text:bookmark text:name="_2._Описание_интерфейсов"/></text:p>
      <text:p text:style-name="P30"><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34">name</text:span><text:span text:style-name="T1">).</text:span></text:p>
      <text:list xml:id="list170643503881673" text:continue-numbering="true" text:style-name="WW8Num6">
        <text:list-item>
          <text:list>
            <text:list-item>
              <text:h text:style-name="P149" text:outline-level="4"><text:bookmark-start text:name="_Интерфейсы"/><text:bookmark-start text:name="__RefHeading__10614_795333539"/><text:bookmark-start text:name="_Ref133582839"/>Interfaces<text:bookmark-end text:name="__RefHeading__10614_795333539"/><text:bookmark-end text:name="_Ref133582839"/></text:h>
            </text:list-item>
          </text:list>
        </text:list-item>
      </text:list>
      <text:p text:style-name="P30"><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109">interface </text:span><text:span text:style-name="T128"></text:span></text:p>
      <text:p text:style-name="Standard"><text:span text:style-name="HTML_20_Code"><text:span text:style-name="T1"><text:s text:c="3"/>&lt;interface name=”</text:span></text:span><text:span text:style-name="HTML_20_Code"><text:span text:style-name="T87">interface-name</text:span></text:span><text:span text:style-name="HTML_20_Code"><text:span text:style-name="T1">”</text:span></text:span></text:p>
      <text:p text:style-name="Standard"><text:span text:style-name="HTML_20_Code"><text:span text:style-name="T1"><text:s text:c="12"/></text:span></text:span><text:span text:style-name="T109">[</text:span><text:span text:style-name="HTML_20_Code"><text:span text:style-name="T1"> extends=”</text:span></text:span><text:span text:style-name="HTML_20_Code"><text:span text:style-name="T87">basic-interface-name</text:span></text:span><text:span text:style-name="HTML_20_Code"><text:span text:style-name="T1">” </text:span></text:span><text:span text:style-name="T109">] </text:span><text:span text:style-name="HTML_20_Code"><text:span text:style-name="T1">&gt;</text:span></text:span></text:p>
      <text:p text:style-name="Standard"><text:span text:style-name="T104"><text:s text:c="9"/></text:span><text:span text:style-name="T109">{ type(</text:span><text:a xlink:type="simple" xlink:href="#_2.1._Описание_типов_данных"><text:span text:style-name="Internet_20_link"><text:span text:style-name="T119">2.1</text:span></text:span></text:a><text:span text:style-name="T109">) | format(</text:span><text:a xlink:type="simple" xlink:href="#_2.2._Синтаксис_(форматы)_параметров"><text:span text:style-name="Internet_20_link"><text:span text:style-name="T119">2.2</text:span></text:span></text:a><text:span text:style-name="T109">)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30"><text:span text:style-name="T1">Mandatory attribute </text:span><text:span text:style-name="HTML_20_Code"><text:span text:style-name="T1">name</text:span></text:span><text:span text:style-name="T1"> specifies the unique </text:span><text:span text:style-name="T85">interface name</text:span><text:span text:style-name="T1"> used for references from </text:span><text:span text:style-name="T109">context(4)</text:span><text:span text:style-name="T1"> or from a derivative interface.</text:span></text:p>
      <text:p text:style-name="P30"><text:span text:style-name="T1">Optional attribute </text:span><text:span text:style-name="HTML_20_Code"><text:span text:style-name="T1">extends</text:span></text:span><text:span text:style-name="T1"> specifies </text:span><text:span text:style-name="T85">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bookmark-start text:name="__RefHeading__10616_795333539"/><text:span text:style-name="T148">2.1. </text:span><text:span text:style-name="T18">Data</text:span><text:span text:style-name="T148"> </text:span><text:span text:style-name="T18">Types</text:span><text:bookmark-end text:name="__RefHeading__10616_795333539"/></text:h>
      <text:p text:style-name="P30"><text:span text:style-name="T1">Definition of a </text:span><text:span text:style-name="T8">data type</text:span><text:span text:style-name="T1"> introduces a set of allowed values, </text:span><text:span text:style-name="T63">a value input method</text:span><text:span text:style-name="T1"> and a format to convert a value from <text:s/></text:span><text:span text:style-name="T63">input </text:span><text:span text:style-name="T1">into </text:span><text:span text:style-name="T85">internal</text:span><text:span text:style-name="T1"> and </text:span><text:span text:style-name="T72">output</text:span><text:span text:style-name="T1"> representations.</text:span></text:p>
      <text:p text:style-name="P3"/>
      <text:p text:style-name="Standard"><text:span text:style-name="T109">type-definition </text:span><text:span text:style-name="T128"></text:span></text:p>
      <text:p text:style-name="Standard"><text:span text:style-name="HTML_20_Code"><text:span text:style-name="T1"><text:s text:c="3"/>&lt;typedef name=”</text:span></text:span><text:span text:style-name="HTML_20_Code"><text:span text:style-name="T87">type-name</text:span></text:span><text:span text:style-name="HTML_20_Code"><text:span text:style-name="T1">”</text:span></text:span></text:p>
      <text:p text:style-name="Standard"><text:span text:style-name="HTML_20_Code"><text:span text:style-name="T1"><text:s text:c="10"/></text:span></text:span><text:span text:style-name="T118"><text:s/></text:span><text:span text:style-name="T108">[ <text:s/></text:span><text:span text:style-name="HTML_20_Code"><text:span text:style-name="T1">list</text:span></text:span><text:span text:style-name="HTML_20_Code">=</text:span><text:span text:style-name="T108">(</text:span><text:span text:style-name="HTML_20_Code">"</text:span><text:span text:style-name="HTML_20_Code"><text:span text:style-name="T1">true</text:span></text:span><text:span text:style-name="HTML_20_Code">"</text:span><text:span text:style-name="T108">|</text:span><text:span text:style-name="HTML_20_Code">"</text:span><text:span text:style-name="HTML_20_Code"><text:span text:style-name="T1">false</text:span></text:span><text:span text:style-name="HTML_20_Code">"</text:span><text:span text:style-name="T108">) </text:span><text:span text:style-name="HTML_20_Code"><text:s/></text:span><text:span text:style-name="T108">]</text:span><text:span text:style-name="HTML_20_Code"> &gt;</text:span></text:p>
      <text:p text:style-name="Standard"><text:span text:style-name="HTML_20_Code"><text:s text:c="5"/></text:span><text:span text:style-name="T109">type-structure</text:span></text:p>
      <text:p text:style-name="Standard"><text:span text:style-name="HTML_20_Code"><text:s text:c="3"/>&lt;/</text:span><text:span text:style-name="HTML_20_Code"><text:span text:style-name="T1">typedef</text:span></text:span><text:span text:style-name="HTML_20_Code">&gt;</text:span></text:p>
      <text:p text:style-name="P6"/>
      <text:p text:style-name="Standard"><text:span text:style-name="T109">type-structure </text:span><text:span text:style-name="T128"></text:span><text:span text:style-name="T109"> </text:span></text:p>
      <text:p text:style-name="P75">numeric-type(2.1.1)<text:tab/><text:tab/>|</text:p>
      <text:p text:style-name="P75">boolean-type(2.1.2)<text:tab/><text:tab/>|</text:p>
      <text:p text:style-name="P75">enumeration-type(2.1.3)<text:tab/>|</text:p>
      <text:p text:style-name="P75">string-type(2.1.4)</text:p>
      <text:p text:style-name="P51"/>
      <text:p text:style-name="P30"><text:span text:style-name="T1">Mandatory attribute </text:span><text:span text:style-name="HTML_20_Code"><text:span text:style-name="T1">name</text:span></text:span><text:span text:style-name="T1"> specifies the </text:span><text:span text:style-name="T85">internal type name</text:span><text:span text:style-name="T1"> used for reference from </text:span><text:span text:style-name="T109">parameter(4.2) </text:span><text:span text:style-name="T1">and </text:span><text:span text:style-name="T109"><text:s/>enumeration-type(2.1.3)</text:span><text:span text:style-name="T1">. All used types must be defined in the interface section as named objects.</text:span></text:p>
      <text:p text:style-name="P30"><text:span text:style-name="T1">When optional attribute </text:span><text:span text:style-name="HTML_20_Code"><text:span text:style-name="T1">list=”true”</text:span></text:span><text:span text:style-name="T1">, the type is defined as a list of elements which type is described by </text:span><text:span text:style-name="T109">type-structure</text:span><text:span text:style-name="T1">. Parameters of a list type have a compound value. </text:span><text:span text:style-name="T63">Input of a list parameter is performed in a separate list input dialog. </text:span><text:span text:style-name="T72">To generate an output representation of a list, a format string must contain a </text:span><text:span text:style-name="T109">pattern-repetitor(2.2.1)</text:span><text:span text:style-name="T72">.</text:span></text:p>
      <text:h text:style-name="Heading_20_7" text:outline-level="7"><text:bookmark-start text:name="__RefHeading__10618_795333539"/><text:span text:style-name="T62">2.1.1. </text:span><text:span text:style-name="T16">Numeric</text:span><text:span text:style-name="T62"> </text:span><text:span text:style-name="T16">Types</text:span><text:bookmark-end text:name="__RefHeading__10618_795333539"/></text:h>
      <text:p text:style-name="P30"><text:span text:style-name="T1">A </text:span><text:span text:style-name="T8">numeric type </text:span><text:span text:style-name="T1">defines a range of integers </text:span><text:span text:style-name="T149">or fixed-point real numbers</text:span><text:span text:style-name="T1">. </text:span></text:p>
      <text:p text:style-name="P5"/>
      <text:p text:style-name="Standard"><text:span text:style-name="T109">numeric-type</text:span><text:span text:style-name="T108"> </text:span><text:span text:style-name="T128"></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87">integer</text:span></text:span><text:span text:style-name="HTML_20_Code"><text:span text:style-name="T1">”</text:span></text:span></text:p>
      <text:p text:style-name="Standard"><text:span text:style-name="HTML_20_Code"><text:span text:style-name="T1"><text:s text:c="14"/>hi=”</text:span></text:span><text:span text:style-name="HTML_20_Code"><text:span text:style-name="T87">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74">f</text:span></text:span><text:span text:style-name="HTML_20_Code"><text:span text:style-name="T65">o</text:span></text:span><text:span text:style-name="HTML_20_Code"><text:span text:style-name="T74">r</text:span></text:span><text:span text:style-name="HTML_20_Code"><text:span text:style-name="T65">m</text:span></text:span><text:span text:style-name="HTML_20_Code"><text:span text:style-name="T74">a</text:span></text:span><text:span text:style-name="HTML_20_Code"><text:span text:style-name="T65">t</text:span></text:span><text:span text:style-name="HTML_20_Code"><text:span text:style-name="T74">-</text:span></text:span><text:span text:style-name="HTML_20_Code"><text:span text:style-name="T65">s</text:span></text:span><text:span text:style-name="HTML_20_Code"><text:span text:style-name="T74">t</text:span></text:span><text:span text:style-name="HTML_20_Code"><text:span text:style-name="T65">r</text:span></text:span><text:span text:style-name="HTML_20_Code"><text:span text:style-name="T74">i</text:span></text:span><text:span text:style-name="HTML_20_Code"><text:span text:style-name="T65">n</text:span></text:span><text:span text:style-name="HTML_20_Code"><text:span text:style-name="T74">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50"/>
      <text:p text:style-name="P30"><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30"><text:span text:style-name="T85">The internal representation of a numeric value is a string containing the decimal spelling of the number. Attributes </text:span><text:span text:style-name="HTML_20_Code"><text:span text:style-name="T85">lo</text:span></text:span><text:span text:style-name="T85"> and </text:span><text:span text:style-name="HTML_20_Code"><text:span text:style-name="T85">hi</text:span></text:span><text:span text:style-name="T85">, and also all values used in utilities description are specified in TSL in their internal representation.</text:span></text:p>
      <text:p text:style-name="P30"><text:span text:style-name="T1">The format string is used to convert values of this type from </text:span><text:span text:style-name="T63">input representation</text:span><text:span text:style-name="T1"> into </text:span><text:span text:style-name="T85">internal</text:span><text:span text:style-name="T1"> and from </text:span><text:span text:style-name="T85">internal</text:span><text:span text:style-name="T72"> </text:span><text:span text:style-name="T1">into </text:span><text:span text:style-name="T72">output</text:span><text:span text:style-name="T1"> represntation.</text:span><text:span text:style-name="T63"> </text:span><text:span text:style-name="T149">Using a format line, it is thus possible to emulate fixed-point real numbers: a point in the format string separates whole positions from fractional on output only, internally real values are stored as scaled integers</text:span><text:span text:style-name="T150"> </text:span><text:span text:style-name="T129">– Not implemented yet. The format line will be defined later; right now it is ignored and a number is output as a string of its significant decimal digits.</text:span></text:p>
      <text:p text:style-name="P30"><text:span text:style-name="T63">In the setup dialog, a numeric parameter is input in an edit control </text:span><text:span text:style-name="T149">according to its format</text:span><text:span text:style-name="T63">. The boundaries check is performed on input.</text:span></text:p>
      <text:h text:style-name="P140" text:outline-level="7"><text:bookmark-start text:name="__RefHeading__10620_795333539"/>2.1.2. Boolean Types<text:bookmark-end text:name="__RefHeading__10620_795333539"/></text:h>
      <text:p text:style-name="P30"><text:span text:style-name="T1">A </text:span><text:span text:style-name="T8">booleanc type </text:span><text:span text:style-name="T1">has common semantics. It is possible to define several boolean types differing by </text:span><text:span text:style-name="T72">output representations of their values</text:span><text:span text:style-name="T1">.</text:span></text:p>
      <text:p text:style-name="P5"/>
      <text:p text:style-name="Standard"><text:span text:style-name="T109">Boolean-type </text:span><text:span text:style-name="T128"></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74">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74">string</text:span></text:span><text:span text:style-name="HTML_20_Code">”</text:span></text:p>
      <text:p text:style-name="Standard"><text:span text:style-name="HTML_20_Code"><text:s text:c="3"/>/&gt;</text:span></text:p>
      <text:p text:style-name="P29"/>
      <text:p text:style-name="P29"><text:span text:style-name="T1">All</text:span> <text:span text:style-name="T1">attributes</text:span> <text:span text:style-name="T1">are</text:span> <text:span text:style-name="T1">mandatory</text:span>. </text:p>
      <text:p text:style-name="P56">In the setup dialog, a boolean parameter is displayed and input as a check box.</text:p>
      <text:p text:style-name="P29"><text:span text:style-name="T85">The internal representation of two values are strings </text:span><text:span text:style-name="HTML_20_Code"><text:span text:style-name="T85">”true” </text:span></text:span><text:span text:style-name="T85">and </text:span><text:span text:style-name="HTML_20_Code"><text:span text:style-name="T85">”false”</text:span></text:span><text:span text:style-name="T85">.</text:span></text:p>
      <text:p text:style-name="P58">The format lines specify output representations of two values separately.</text:p>
      <text:h text:style-name="P140" text:outline-level="7"><text:bookmark-start text:name="__RefHeading__10622_795333539"/>2.1.3. Enumeration Types<text:bookmark-end text:name="__RefHeading__10622_795333539"/></text:h>
      <text:p text:style-name="P30"><text:span text:style-name="T1">An</text:span><text:span text:style-name="T8"> enumeration type</text:span><text:span text:style-name="T1"> defines a set of fixed values. These may be selected values of any other type.</text:span></text:p>
      <text:p text:style-name="P6"/>
      <text:p text:style-name="Standard"><text:span text:style-name="T109">enumeration-type </text:span><text:span text:style-name="T128"></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87">base-type-name</text:span></text:span><text:span text:style-name="HTML_20_Code"><text:span text:style-name="T1">”&gt;</text:span></text:span></text:p>
      <text:p text:style-name="Standard"><text:span text:style-name="T104"><text:s text:c="10"/></text:span><text:span text:style-name="T109">{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6"/>
      <text:p text:style-name="Standard"><text:span text:style-name="T109">enumeration-value </text:span><text:span text:style-name="T128"></text:span></text:p>
      <text:p text:style-name="Standard"><text:span text:style-name="HTML_20_Code"><text:span text:style-name="T1"><text:s text:c="3"/>&lt;item value=”</text:span></text:span><text:span text:style-name="HTML_20_Code"><text:span text:style-name="T87">enumeration-value</text:span></text:span><text:span text:style-name="HTML_20_Code"><text:span text:style-name="T1">”</text:span></text:span></text:p>
      <text:p text:style-name="Standard"><text:span text:style-name="HTML_20_Code"><text:span text:style-name="T1"><text:s text:c="8"/></text:span></text:span><text:span text:style-name="T108">[ </text:span><text:span text:style-name="HTML_20_Code"><text:span text:style-name="T1">label</text:span></text:span><text:span text:style-name="HTML_20_Code">=”</text:span><text:span text:style-name="HTML_20_Code"><text:span text:style-name="T65">explanation</text:span></text:span><text:span text:style-name="HTML_20_Code">” </text:span><text:span text:style-name="T108">]</text:span></text:p>
      <text:p text:style-name="Standard"><text:span text:style-name="HTML_20_Code"><text:s text:c="3"/>/&gt;</text:span></text:p>
      <text:p text:style-name="P29"/>
      <text:p text:style-name="P30"><text:span text:style-name="T1">Mandatory attribute </text:span><text:span text:style-name="HTML_20_Code"><text:span text:style-name="T1">base</text:span></text:span><text:span text:style-name="T1"> specifies the </text:span><text:span text:style-name="T85">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30"><text:span text:style-name="T1">Mandatory attribute </text:span><text:span text:style-name="HTML_20_Code"><text:span text:style-name="T1">value</text:span></text:span><text:span text:style-name="T1"> specifies the</text:span><text:span text:style-name="T85"> enumeration value written in the internal representation as defined for the base type</text:span><text:span text:style-name="T1">.</text:span><text:span text:style-name="T85"> </text:span><text:span text:style-name="T72">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63">a string representing the value on input;</text:span><text:span text:style-name="T1"> if it is omitted, </text:span><text:span text:style-name="T63">the input representation is build by rules for the base type – usually will be as written in </text:span><text:span text:style-name="HTML_20_Code"><text:span text:style-name="T63">value</text:span></text:span><text:span text:style-name="T63">.</text:span></text:p>
      <text:p text:style-name="P57"><text:soft-page-break/>In the setup dialog, an enumeration parameter is input with a drop-down selection list containing all elements of the enumeration.</text:p>
      <text:h text:style-name="Heading_20_7" text:outline-level="7"><text:bookmark-start text:name="__RefHeading__10624_795333539"/><text:span text:style-name="T62">2.1.4. </text:span><text:span text:style-name="T16">String</text:span><text:span text:style-name="T62"> </text:span><text:span text:style-name="T16">Types</text:span><text:bookmark-end text:name="__RefHeading__10624_795333539"/></text:h>
      <text:p text:style-name="P30"><text:span text:style-name="T1">A </text:span><text:span text:style-name="T8">string type</text:span><text:span text:style-name="T1"> defines a set of arbitrary text values.</text:span></text:p>
      <text:p text:style-name="P5"/>
      <text:p text:style-name="Standard"><text:span text:style-name="T109">string-type </text:span><text:span text:style-name="T128"></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109">[ </text:span><text:span text:style-name="HTML_20_Code"><text:span text:style-name="T1">maxlength=”</text:span></text:span><text:span text:style-name="HTML_20_Code"><text:span text:style-name="T87">integer</text:span></text:span><text:span text:style-name="HTML_20_Code"><text:span text:style-name="T1">”</text:span></text:span><text:span text:style-name="T109"> ]</text:span></text:p>
      <text:p text:style-name="Standard"><text:span text:style-name="HTML_20_Code"><text:span text:style-name="T1"><text:s text:c="13"/></text:span></text:span><text:span text:style-name="T109">[ </text:span><text:span text:style-name="HTML_20_Code"><text:span text:style-name="T1">textkind= </text:span></text:span><text:span text:style-name="T109">(</text:span><text:span text:style-name="HTML_20_Code"><text:span text:style-name="T1">”text”</text:span></text:span><text:span text:style-name="T109">|</text:span><text:span text:style-name="T120"> </text:span><text:span text:style-name="HTML_20_Code"><text:span text:style-name="T1">”file”</text:span></text:span><text:span text:style-name="T109">|</text:span><text:span text:style-name="HTML_20_Code"><text:span text:style-name="T1">”dir”</text:span></text:span><text:span text:style-name="T109">) ]</text:span></text:p>
      <text:p text:style-name="Standard"><text:span text:style-name="HTML_20_Code"><text:span text:style-name="T1"><text:s text:c="13"/></text:span></text:span><text:span text:style-name="T109">[ </text:span><text:span text:style-name="HTML_20_Code"><text:span text:style-name="T1">sensitivity=</text:span></text:span><text:span text:style-name="T109"> (</text:span><text:span text:style-name="HTML_20_Code"><text:span text:style-name="T1">”insensitive”</text:span></text:span><text:span text:style-name="T109">|</text:span><text:span text:style-name="HTML_20_Code"><text:span text:style-name="T1">”sensitive”</text:span></text:span><text:span text:style-name="T109">|</text:span><text:span text:style-name="HTML_20_Code"><text:span text:style-name="T1">”uppercase”</text:span></text:span><text:span text:style-name="T109">|</text:span><text:span text:style-name="HTML_20_Code"><text:span text:style-name="T1">”lowercase”</text:span></text:span><text:span text:style-name="T109">) ]</text:span></text:p>
      <text:p text:style-name="Standard"><text:span text:style-name="HTML_20_Code"><text:s text:c="13"/></text:span><text:span text:style-name="T108">[ </text:span><text:span text:style-name="HTML_20_Code"><text:span text:style-name="T1">filemask</text:span></text:span><text:span text:style-name="HTML_20_Code">=”</text:span><text:span text:style-name="HTML_20_Code"><text:span text:style-name="T65">string</text:span></text:span><text:span text:style-name="HTML_20_Code">”</text:span><text:span text:style-name="T108"> ]</text:span></text:p>
      <text:p text:style-name="Standard"><text:span text:style-name="HTML_20_Code"><text:s text:c="4"/>/&gt;</text:span></text:p>
      <text:p text:style-name="P6"/>
      <text:p text:style-name="P30"><text:span text:style-name="T1">Only attribute </text:span><text:span text:style-name="HTML_20_Code"><text:span text:style-name="T1">kind </text:span></text:span><text:span text:style-name="T1">is mandatory.</text:span></text:p>
      <text:p text:style-name="P30"><text:span text:style-name="T1">Attribute </text:span><text:span text:style-name="HTML_20_Code"><text:span text:style-name="T1">maxlength</text:span></text:span><text:span text:style-name="T132"> </text:span><text:span text:style-name="T1">specifies the maximal string length </text:span><text:span text:style-name="T63">(in fact, it is only the limitation of the input field length)</text:span><text:span text:style-name="T1">. By</text:span> <text:span text:style-name="T1">default</text:span> – 256.</text:p>
      <text:p text:style-name="P30"><text:span text:style-name="T1">Attribute </text:span><text:span text:style-name="HTML_20_Code"><text:span text:style-name="T1">textkind</text:span></text:span><text:span text:style-name="T1"> indicates</text:span><text:span text:style-name="T63"> special flavours of a string type having different input methods.</text:span><text:span text:style-name="T1"> A usual text (by default, </text:span><text:span text:style-name="HTML_20_Code"><text:span text:style-name="T1">”text”</text:span></text:span><text:span text:style-name="T1">) </text:span><text:span text:style-name="T63">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63"> are input using a “browse” button; their input representation is built using rules to write file names and paths in the given OS. </text:span></text:p>
      <text:p text:style-name="P30"><text:span text:style-name="T1">Attribute </text:span><text:span text:style-name="HTML_20_Code"><text:span text:style-name="T1">filemask</text:span></text:span><text:span text:style-name="T1"> has sense only for files and specifies </text:span><text:span text:style-name="T63">a file mask for browse dialog. </text:span></text:p>
      <text:p text:style-name="P30"><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63">the input line is not converted;</text:span><text:span text:style-name="T1"> these two values set two case sensitivity modes</text:span><text:span text:style-name="T85">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63">the string is converted on input to uppercase or lowercase;</text:span><text:span text:style-name="T132"> </text:span><text:span text:style-name="T85">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start text:name="__RefHeading__10626_795333539"/><text:bookmark text:name="_2.2._Синтаксис_(форматы)_параметров"/><text:span text:style-name="T148">2.2. </text:span><text:span text:style-name="T18">Options</text:span><text:span text:style-name="T148"> </text:span><text:span text:style-name="T18">Formats</text:span><text:bookmark-end text:name="__RefHeading__10626_795333539"/></text:h>
      <text:p text:style-name="P30"><text:span text:style-name="T1">An </text:span><text:span text:style-name="T8">option format </text:span><text:span text:style-name="T1">defines how a single parameter and its value are written to a control line of a utility.</text:span></text:p>
      <text:p text:style-name="P5"/>
      <text:p text:style-name="Standard"><text:span text:style-name="T109">option </text:span><text:span text:style-name="T128"></text:span></text:p>
      <text:p text:style-name="Standard"><text:span text:style-name="HTML_20_Code"><text:span text:style-name="T1"><text:s text:c="3"/>&lt;syntax name=”</text:span></text:span><text:span text:style-name="HTML_20_Code"><text:span text:style-name="T87">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109">format</text:span><text:span text:style-name="T108">(2.2.1)</text:span><text:span text:style-name="HTML_20_Code">”</text:span></text:p>
      <text:p text:style-name="Standard"><text:span text:style-name="HTML_20_Code"><text:s text:c="3"/>/&gt;</text:span></text:p>
      <text:p text:style-name="P6"/>
      <text:p text:style-name="P30"><text:span text:style-name="T1">All</text:span> <text:span text:style-name="T1">a</text:span>ttribute<text:span text:style-name="T1">s</text:span> <text:span text:style-name="T1">are</text:span> <text:span text:style-name="T1">mandatory</text:span>.</text:p>
      <text:p text:style-name="P30"><text:span text:style-name="T85">The internal option name </text:span><text:span text:style-name="T1">is used for references to the format from </text:span><text:span text:style-name="T109">parameter(4.2)</text:span><text:span text:style-name="T1">.</text:span></text:p>
      <text:p text:style-name="P30"><text:span text:style-name="T1">The format string specifies how an </text:span><text:span text:style-name="T72">output representation of a parameter</text:span><text:span text:style-name="T1"> is constructed. To substitute parameter’s name and value into an option, use patterns-generators </text:span><text:span text:style-name="T134">%%</text:span><text:span text:style-name="HTML_20_Code"><text:span text:style-name="T1">ParamName</text:span></text:span><text:span text:style-name="T1"> and </text:span><text:span text:style-name="T134">%%</text:span><text:span text:style-name="HTML_20_Code"><text:span text:style-name="T1">ParamValue.</text:span></text:span></text:p>
      <text:h text:style-name="P140" text:outline-level="7"><text:bookmark-start text:name="__RefHeading__10628_795333539"/>2.2.1. Format Expansion<text:bookmark-end text:name="__RefHeading__10628_795333539"/></text:h>
      <text:p text:style-name="P51"/>
      <text:p text:style-name="Standard"><text:span text:style-name="T109">format </text:span><text:span text:style-name="T128"></text:span></text:p>
      <text:p text:style-name="Standard"><text:span text:style-name="T104"><text:s text:c="9"/></text:span><text:span text:style-name="T109">{</text:span><text:span text:style-name="T121"> </text:span><text:span text:style-name="HTML_20_Code"><text:span text:style-name="T74">fixed-text</text:span></text:span><text:span text:style-name="T109"> <text:s/>| pattern }</text:span></text:p>
      <text:p text:style-name="P5"/>
      <text:p text:style-name="Standard"><text:span text:style-name="T109">pattern </text:span><text:span text:style-name="T128"></text:span></text:p>
      <text:p text:style-name="Standard"><text:span text:style-name="HTML_20_Code"><text:span text:style-name="T1"><text:s text:c="3"/></text:span></text:span><text:span text:style-name="T109">pattern-generator <text:s/>|</text:span></text:p>
      <text:p text:style-name="Standard"><text:span text:style-name="HTML_20_Code"><text:span text:style-name="T1"><text:s text:c="3"/></text:span></text:span><text:span text:style-name="T109">patter-repetitor</text:span></text:p>
      <text:p text:style-name="P5"/>
      <text:p text:style-name="Standard"><text:span text:style-name="T109">pattern-generator </text:span><text:span text:style-name="T128"></text:span></text:p>
      <text:p text:style-name="Standard"><text:span text:style-name="HTML_20_Code"><text:span text:style-name="T1"><text:s text:c="3"/>%%</text:span></text:span><text:span text:style-name="HTML_20_Code"><text:span text:style-name="T87">generator-name</text:span></text:span></text:p>
      <text:p text:style-name="P5"><text:soft-page-break/></text:p>
      <text:p text:style-name="Standard"><text:span text:style-name="T109">pattern-repetitor </text:span><text:span text:style-name="T128"></text:span></text:p>
      <text:p text:style-name="Standard"><text:span text:style-name="HTML_20_Code"><text:s text:c="3"/>%( </text:span><text:span text:style-name="HTML_20_Code"><text:span text:style-name="T74">text</text:span></text:span><text:span text:style-name="HTML_20_Code"><text:span text:style-name="T71">-</text:span></text:span><text:span text:style-name="HTML_20_Code"><text:span text:style-name="T74">repetitor</text:span></text:span><text:span text:style-name="HTML_20_Code"> %| </text:span><text:span text:style-name="HTML_20_Code"><text:span text:style-name="T74">text</text:span></text:span><text:span text:style-name="HTML_20_Code"><text:span text:style-name="T71">-</text:span></text:span><text:span text:style-name="HTML_20_Code"><text:span text:style-name="T74">separator</text:span></text:span><text:span text:style-name="HTML_20_Code"> %)</text:span></text:p>
      <text:p text:style-name="P30"/>
      <text:p text:style-name="P30"><text:span text:style-name="T1">To expand a </text:span><text:span text:style-name="T109">format</text:span><text:span text:style-name="T1">, its string is taken as a base; then all patterns inside are expanded by the following rules:</text:span></text:p>
      <text:p text:style-name="P51">1) A pattern-generator expa<text:span text:style-name="T162">n</text:span>ds to a single string or to a list of strings. A single string is substituted as a pattern value. A list may be only substituted into a pattern-repetitor. All of predefined generators are listed in 5.</text:p>
      <text:p text:style-name="P30"><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72"><text:span text:style-name="T96">Sample: the pattern </text:span><text:span text:style-name="HTML_20_Code"><text:span text:style-name="T16">"</text:span></text:span><text:span text:style-name="HTML_20_Code"><text:span text:style-name="T1">%(</text:span></text:span><text:span text:style-name="HTML_20_Code"><text:span text:style-name="T68">&amp;qt;</text:span></text:span><text:span text:style-name="HTML_20_Code"><text:span text:style-name="T1">%%SourceList</text:span></text:span><text:span text:style-name="HTML_20_Code"><text:span text:style-name="T68">&amp;qt;</text:span></text:span><text:span text:style-name="HTML_20_Code"><text:span text:style-name="T1">%|</text:span></text:span><text:span text:style-name="HTML_20_Code"><text:span text:style-name="T68">;</text:span></text:span><text:span text:style-name="HTML_20_Code"><text:span text:style-name="T16">%</text:span></text:span><text:span text:style-name="HTML_20_Code"><text:span text:style-name="T1">)</text:span></text:span><text:span text:style-name="HTML_20_Code"><text:span text:style-name="T16">"</text:span></text:span><text:span text:style-name="T96"> generates a list of project files, each name quoted and separated by a semicolon.</text:span></text:p>
      <text:h text:style-name="P148" text:outline-level="4"><text:bookmark-start text:name="__RefHeading__10630_795333539"/><text:bookmark-start text:name="_Ref134432031"/><text:bookmark-start text:name="_Ref133582941"/><text:bookmark text:name="_3._Описание_меню_инструментов"/>3.<text:bookmark-end text:name="_Ref134432031"/><text:bookmark-end text:name="_Ref133582941"/><text:bookmark-start text:name="_Ref133582958"/> Design Menu<text:bookmark-end text:name="__RefHeading__10630_795333539"/></text:h>
      <text:p text:style-name="P30"><text:span text:style-name="T1">A </text:span><text:span text:style-name="T8">menu</text:span><text:span text:style-name="T1"> specifies the appearance and functionality of the design menu.</text:span></text:p>
      <text:p text:style-name="P51"/>
      <text:p text:style-name="Standard"><text:span text:style-name="T109">menu </text:span><text:span text:style-name="T128"></text:span></text:p>
      <text:p text:style-name="Standard"><text:span text:style-name="HTML_20_Code"><text:span text:style-name="T1"><text:s text:c="3"/>&lt;menu name=”</text:span></text:span><text:span text:style-name="HTML_20_Code"><text:span text:style-name="T87">menu-name</text:span></text:span><text:span text:style-name="HTML_20_Code"><text:span text:style-name="T1">”</text:span></text:span></text:p>
      <text:p text:style-name="Standard"><text:span text:style-name="HTML_20_Code"><text:span text:style-name="T1"><text:s text:c="9"/>label="</text:span></text:span><text:span text:style-name="HTML_20_Code"><text:span text:style-name="T65">menu-title</text:span></text:span><text:span text:style-name="HTML_20_Code"><text:span text:style-name="T1">"</text:span></text:span></text:p>
      <text:p text:style-name="Standard"><text:span text:style-name="HTML_20_Code"><text:span text:style-name="T1"><text:s text:c="8"/></text:span></text:span><text:span text:style-name="T109">[ </text:span><text:span text:style-name="HTML_20_Code"><text:span text:style-name="T1">tip="</text:span></text:span><text:span text:style-name="HTML_20_Code"><text:span text:style-name="T65">tip-help</text:span></text:span><text:span text:style-name="HTML_20_Code"><text:span text:style-name="T1">"</text:span></text:span><text:span text:style-name="T109"> ]</text:span></text:p>
      <text:p text:style-name="Standard"><text:span text:style-name="HTML_20_Code"><text:span text:style-name="T1"><text:s text:c="8"/></text:span></text:span><text:span text:style-name="T109">[ </text:span><text:span text:style-name="HTML_20_Code"><text:span text:style-name="T1">icon=”</text:span></text:span><text:span text:style-name="HTML_20_Code"><text:span text:style-name="T87">icon-file</text:span></text:span><text:span text:style-name="HTML_20_Code"><text:span text:style-name="T1">”</text:span></text:span><text:span text:style-name="T109"> ]</text:span></text:p>
      <text:p text:style-name="Standard"><text:span text:style-name="HTML_20_Code"><text:span text:style-name="T1"><text:s text:c="8"/></text:span></text:span><text:span text:style-name="T109">[ </text:span><text:span text:style-name="HTML_20_Code"><text:span text:style-name="T1">inherits="</text:span></text:span><text:span text:style-name="HTML_20_Code"><text:span text:style-name="T87">base-menu-name</text:span></text:span><text:span text:style-name="HTML_20_Code"><text:span text:style-name="T1">"</text:span></text:span><text:span text:style-name="T109"> ]</text:span></text:p>
      <text:p text:style-name="Standard"><text:span text:style-name="HTML_20_Code"><text:span text:style-name="T1"><text:s text:c="8"/></text:span></text:span><text:span text:style-name="T109">[ </text:span><text:span text:style-name="HTML_20_Code"><text:span text:style-name="T1">visible=</text:span></text:span><text:span text:style-name="T109">(</text:span><text:span text:style-name="HTML_20_Code"><text:span text:style-name="T1">"true"</text:span></text:span><text:span text:style-name="T109">|</text:span><text:span text:style-name="HTML_20_Code"><text:span text:style-name="T1">"false"</text:span></text:span><text:span text:style-name="T109">) ]</text:span></text:p>
      <text:p text:style-name="Standard"><text:span text:style-name="HTML_20_Code"><text:span text:style-name="T1"><text:s text:c="8"/></text:span></text:span><text:span text:style-name="T109">[ </text:span><text:span text:style-name="HTML_20_Code"><text:span text:style-name="T1">after=”</text:span></text:span><text:span text:style-name="HTML_20_Code"><text:span text:style-name="T87">item-name</text:span></text:span><text:span text:style-name="HTML_20_Code"><text:span text:style-name="T1">”</text:span></text:span><text:span text:style-name="T109"> ]</text:span><text:span text:style-name="HTML_20_Code"><text:span text:style-name="T1"> &gt;</text:span></text:span></text:p>
      <text:p text:style-name="Standard"><text:span text:style-name="T104"><text:s text:c="9"/></text:span><text:span text:style-name="T109">{</text:span><text:span text:style-name="T121"> </text:span><text:span text:style-name="T109">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109">tool </text:span><text:span text:style-name="T128"></text:span></text:p>
      <text:p text:style-name="Standard"><text:span text:style-name="HTML_20_Code"><text:span text:style-name="T1"><text:s text:c="3"/>&lt;menuitem name=”</text:span></text:span><text:span text:style-name="HTML_20_Code"><text:span text:style-name="T87">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65">tool-title</text:span></text:span><text:span text:style-name="HTML_20_Code"><text:span text:style-name="T1">"</text:span></text:span></text:p>
      <text:p text:style-name="Standard"><text:span text:style-name="HTML_20_Code"><text:span text:style-name="T1"><text:s text:c="12"/></text:span></text:span><text:span text:style-name="T109">[ </text:span><text:span text:style-name="HTML_20_Code"><text:span text:style-name="T1">icon=”</text:span></text:span><text:span text:style-name="HTML_20_Code"><text:span text:style-name="T87">icon-file</text:span></text:span><text:span text:style-name="HTML_20_Code"><text:span text:style-name="T1">”</text:span></text:span><text:span text:style-name="T109"> ]</text:span></text:p>
      <text:p text:style-name="Standard"><text:span text:style-name="HTML_20_Code"><text:span text:style-name="T1"><text:s text:c="12"/></text:span></text:span><text:span text:style-name="T109">[ </text:span><text:span text:style-name="HTML_20_Code"><text:span text:style-name="T1">visible=</text:span></text:span><text:span text:style-name="T109">(</text:span><text:span text:style-name="HTML_20_Code"><text:span text:style-name="T1">"true"</text:span></text:span><text:span text:style-name="T109">|</text:span><text:span text:style-name="HTML_20_Code"><text:span text:style-name="T1">"false"</text:span></text:span><text:span text:style-name="T109">) ]</text:span></text:p>
      <text:p text:style-name="Standard"><text:span text:style-name="HTML_20_Code"><text:span text:style-name="T1"><text:s text:c="12"/></text:span></text:span><text:span text:style-name="T109">[ </text:span><text:span text:style-name="HTML_20_Code"><text:span text:style-name="T1">after=”</text:span></text:span><text:span text:style-name="HTML_20_Code"><text:span text:style-name="T87">tool-name</text:span></text:span><text:span text:style-name="HTML_20_Code"><text:span text:style-name="T1">”</text:span></text:span><text:span text:style-name="T109"> ]</text:span><text:span text:style-name="HTML_20_Code"><text:span text:style-name="T1"> &gt;</text:span></text:span></text:p>
      <text:p text:style-name="Standard"><text:span text:style-name="HTML_20_Code"><text:span text:style-name="T1"><text:s text:c="13"/>call=”</text:span></text:span><text:span text:style-name="HTML_20_Code"><text:span text:style-name="T87">tool-context-name</text:span></text:span><text:span text:style-name="HTML_20_Code"><text:span text:style-name="T1">”</text:span></text:span><text:span text:style-name="T109"> </text:span><text:span text:style-name="HTML_20_Code"><text:span text:style-name="T1">/&gt;</text:span></text:span></text:p>
      <text:p text:style-name="P51"/>
      <text:p text:style-name="P51">Nested tools and menus define the order of items and submenus in the menu.</text:p>
      <text:p text:style-name="P30"><text:span text:style-name="T1">Mandatory attribute </text:span><text:span text:style-name="HTML_20_Code"><text:span text:style-name="T1">name</text:span></text:span><text:span text:style-name="T1"> specifies the unique </text:span><text:span text:style-name="T85">menu name</text:span><text:span text:style-name="T1"> or </text:span><text:span text:style-name="T85">menu item name name</text:span><text:span text:style-name="T1"> used for refernces to the menu and its elements when editing.</text:span></text:p>
      <text:p text:style-name="P30"><text:span text:style-name="T1">Mandatory attribute </text:span><text:span text:style-name="HTML_20_Code"><text:span text:style-name="T1">label</text:span></text:span><text:span text:style-name="T1"> specifies </text:span><text:span text:style-name="T63">the explanatory text for a submenu node or for a tool node </text:span><text:span text:style-name="T1">in the menu image.</text:span></text:p>
      <text:p text:style-name="P30"><text:span text:style-name="T1">Optional attribute </text:span><text:span text:style-name="HTML_20_Code"><text:span text:style-name="T1">tip </text:span></text:span><text:span text:style-name="HTML_20_Code"><text:span text:style-name="T143">has sense only for the</text:span></text:span><text:span text:style-name="T1"> top-level menu; it specified the </text:span><text:span text:style-name="T63">text of a tip, or a context help</text:span><text:span text:style-name="T1">, displayed when a cursor points to the menu title.</text:span></text:p>
      <text:p text:style-name="P30"><text:span text:style-name="T1">Optional attribute </text:span><text:span text:style-name="HTML_20_Code"><text:span text:style-name="T1">icon</text:span></text:span><text:span text:style-name="T1"> specifies </text:span><text:span text:style-name="T85">the path and the file name of an icon</text:span><text:span text:style-name="T1"> used to mark the menu item; by default, standard icons for a tool and a submenu are used.</text:span></text:p>
      <text:p text:style-name="P30"><text:span text:style-name="T1">Attribute </text:span><text:span text:style-name="HTML_20_Code"><text:span text:style-name="T1">call</text:span></text:span><text:span text:style-name="T1">, mandatory for a tool, specifies the </text:span><text:span text:style-name="T85">name of the </text:span><text:span text:style-name="T94">tool</text:span><text:span text:style-name="T85">-context</text:span><text:span text:style-name="T1"> which defines the parameters of the tool.</text:span></text:p>
      <text:p text:style-name="P30"><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51"/>
      <text:p text:style-name="P51"><text:soft-page-break/>The mechanism of edition, that helps creating a derivative menu from the basic menu, works as follows:</text:p>
      <text:list xml:id="list2804475457183183641" text:style-name="WW8Num4">
        <text:list-item>
          <text:p text:style-name="P118">The whole structure of the basic menu is copied in the initially empty derivative menu, and the root of this menu get the name of the derivative menu.</text:p>
        </text:list-item>
        <text:list-item>
          <text:p text:style-name="P102"><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102"><text:span text:style-name="T1">For each pair of </text:span><text:span text:style-name="T23">equal</text:span><text:span text:style-name="T1"> nodes, </text:span><text:span text:style-name="T2">edition</text:span><text:span text:style-name="T1"> is performed by the following rules:</text:span></text:p>
        </text:list-item>
      </text:list>
      <text:list xml:id="list8655152010306443565" text:style-name="WW8Num34">
        <text:list-item>
          <text:p text:style-name="P119"><text:span text:style-name="T60">rule for attributes replacement</text:span> in a node: </text:p>
        </text:list-item>
      </text:list>
      <text:list xml:id="list4749638292774938502" text:style-name="WW8Num23">
        <text:list-item>
          <text:p text:style-name="P120">values of attributes in a basic node are replaced with values of the same attrbutes in the derivative mode;</text:p>
        </text:list-item>
        <text:list-item>
          <text:p text:style-name="P120">attributes, absent in the derivative node, preserved their basic value; </text:p>
        </text:list-item>
        <text:list-item>
          <text:p text:style-name="P120">attributes, absent in the basic node, are added from the derivative;</text:p>
        </text:list-item>
      </text:list>
      <text:list xml:id="list170643669719225" text:continue-list="list8655152010306443565" text:style-name="WW8Num34">
        <text:list-item>
          <text:p text:style-name="P103"><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103"><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148255741385101397" text:style-name="WW8Num5">
        <text:list-item>
          <text:list>
            <text:list-item>
              <text:list>
                <text:list-item>
                  <text:p text:style-name="P104"><text:span text:style-name="T1">after the item indicated by attribute </text:span><text:span text:style-name="HTML_20_Code"><text:span text:style-name="T1">after</text:span></text:span><text:span text:style-name="T1">;</text:span></text:p>
                </text:list-item>
                <text:list-item>
                  <text:p text:style-name="P104"><text:span text:style-name="T1">as the first item, if </text:span><text:span text:style-name="HTML_20_Code"><text:span text:style-name="T1">after=”first”</text:span></text:span><text:span text:style-name="T1">;</text:span></text:p>
                </text:list-item>
                <text:list-item>
                  <text:p text:style-name="P104"><text:span text:style-name="T1">as the last element, if </text:span><text:span text:style-name="HTML_20_Code"><text:span text:style-name="T1">after</text:span></text:span><text:span text:style-name="T1"> is absent.</text:span></text:p>
                </text:list-item>
              </text:list>
            </text:list-item>
          </text:list>
        </text:list-item>
      </text:list>
      <text:p text:style-name="P30"><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text:bookmark-start text:name="__RefHeading__10632_795333539"/>4. <text:bookmark-end text:name="_Ref133582958"/><text:bookmark text:name="_4._Описание_контекстов"/><text:span text:style-name="T1">Contexts</text:span><text:bookmark-end text:name="__RefHeading__10632_795333539"/></text:h>
      <text:p text:style-name="P30"><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51"/>
      <text:p text:style-name="Standard"><text:span text:style-name="T109">context </text:span><text:span text:style-name="T128"></text:span></text:p>
      <text:p text:style-name="Standard"><text:span text:style-name="HTML_20_Code"><text:span text:style-name="T1"><text:s text:c="3"/>&lt;</text:span></text:span><text:span text:style-name="T109"> ( </text:span><text:span text:style-name="HTML_20_Code"><text:span text:style-name="T1">installation</text:span></text:span><text:span text:style-name="T109"> | </text:span><text:span text:style-name="HTML_20_Code"><text:span text:style-name="T1">package</text:span></text:span><text:span text:style-name="T109"> | </text:span><text:span text:style-name="HTML_20_Code"><text:span text:style-name="T1">project</text:span></text:span><text:span text:style-name="T109"> | </text:span><text:span text:style-name="HTML_20_Code"><text:span text:style-name="T1">tool</text:span></text:span><text:span text:style-name="HTML_20_Code"><text:span text:style-name="T152"> </text:span></text:span><text:span text:style-name="T109">)</text:span></text:p>
      <text:p text:style-name="Standard"><text:span text:style-name="T118"><text:s text:c="19"/></text:span><text:span text:style-name="HTML_20_Code"><text:span text:style-name="T1">name=”</text:span></text:span><text:span text:style-name="HTML_20_Code"><text:span text:style-name="T87">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87">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27">special-a</text:span></text:span><text:span text:style-name="HTML_20_Code"><text:span text:style-name="T126">ttribute</text:span></text:span><text:span text:style-name="HTML_20_Code"><text:span text:style-name="T127">s(4.1)</text:span></text:span></text:p>
      <text:p text:style-name="Standard"><text:span text:style-name="HTML_20_Code"><text:span text:style-name="T1"><text:s text:c="3"/></text:span></text:span><text:span text:style-name="HTML_20_Code">&gt;</text:span></text:p>
      <text:p text:style-name="Standard"><text:span text:style-name="T104"><text:s text:c="9"/></text:span><text:span text:style-name="T109">parameters-section(4.1)</text:span></text:p>
      <text:p text:style-name="Standard"><text:span text:style-name="T104"><text:s text:c="9"/></text:span><text:span text:style-name="T109">input-section(4.2)</text:span></text:p>
      <text:p text:style-name="Standard"><text:span text:style-name="T104"><text:s text:c="9"/></text:span><text:span text:style-name="T109">output-section(4.3)</text:span></text:p>
      <text:p text:style-name="Standard"><text:span text:style-name="T104"><text:s text:c="9"/></text:span><text:span text:style-name="T109">special-sections(</text:span><text:span text:style-name="T108">4.1)</text:span></text:p>
      <text:p text:style-name="Standard"><text:span text:style-name="HTML_20_Code"><text:s text:c="3"/>&lt;/</text:span><text:span text:style-name="T108">( </text:span><text:span text:style-name="HTML_20_Code"><text:span text:style-name="T1">installation</text:span></text:span><text:span text:style-name="T108"> | </text:span><text:span text:style-name="HTML_20_Code"><text:span text:style-name="T1">package</text:span></text:span><text:span text:style-name="T108"> | </text:span><text:span text:style-name="HTML_20_Code"><text:span text:style-name="T1">project</text:span></text:span><text:span text:style-name="T108"> | </text:span><text:span text:style-name="HTML_20_Code"><text:span text:style-name="T1">tool</text:span></text:span><text:span text:style-name="HTML_20_Code"><text:span text:style-name="T151"> </text:span></text:span><text:span text:style-name="T108">)</text:span><text:span text:style-name="HTML_20_Code">&gt;</text:span></text:p>
      <text:p text:style-name="Standard"><text:span text:style-name="HTML_20_Code"/></text:p>
      <text:p text:style-name="P51">Context tags match to its kind.</text:p>
      <text:p text:style-name="P51">Internal section of the context may be defined in any order.</text:p>
      <text:p text:style-name="P30"><text:span text:style-name="T1">Mandatory attribute </text:span><text:span text:style-name="HTML_20_Code"><text:span text:style-name="T1">name</text:span></text:span><text:span text:style-name="T1"> specifies the <text:s/></text:span><text:span text:style-name="T85">context name</text:span><text:span text:style-name="T1"> used for references from </text:span><text:span text:style-name="T109">tool</text:span><text:span text:style-name="T1"> and also for composing setup lists in the design menu of Eclipse/ExDT.</text:span></text:p>
      <text:p text:style-name="P30"><text:span text:style-name="T1">Mandatory attribute </text:span><text:span text:style-name="HTML_20_Code"><text:span text:style-name="T1">interface</text:span></text:span><text:span text:style-name="T1"> specifies the </text:span><text:span text:style-name="T85">name of the interface</text:span><text:span text:style-name="T1">, where types and options formats for parameters of this context are specified. </text:span></text:p>
      <text:p text:style-name="P30"><text:span text:style-name="T1">Each context, additionally, has its </text:span><text:span text:style-name="HTML_20_Code"><text:span text:style-name="T127">special-attributes(4.1)</text:span></text:span><text:span text:style-name="T1"> and </text:span><text:span text:style-name="HTML_20_Code"><text:span text:style-name="T127">special-sections (4.1)</text:span></text:span><text:span text:style-name="T1">.</text:span></text:p>
      <text:h text:style-name="P146" text:outline-level="5"><text:bookmark-start text:name="__RefHeading__10634_795333539"/>4.1. Special Attributes And Sections Of Contexts<text:bookmark-end text:name="__RefHeading__10634_795333539"/></text:h>
      <text:h text:style-name="Heading_20_7" text:outline-level="7"><text:bookmark-start text:name="__RefHeading__10636_795333539"/><text:span text:style-name="T16">4.1.1. Special Attributes And Sections Of <text:s/>Context </text:span><text:span text:style-name="T135">tool</text:span><text:bookmark-end text:name="__RefHeading__10636_795333539"/></text:h>
      <text:p text:style-name="P5"/>
      <text:p text:style-name="Standard"><text:soft-page-break/><text:span text:style-name="T109">special-attributes </text:span><text:span text:style-name="T128"></text:span></text:p>
      <text:p text:style-name="P13"><text:span text:style-name="HTML_20_Code"><text:span text:style-name="T1"><text:s text:c="5"/></text:span></text:span><text:span text:style-name="HTML_20_Code"><text:span text:style-name="T110">( </text:span></text:span><text:span text:style-name="HTML_20_Code"><text:span text:style-name="T1">exe </text:span></text:span><text:span text:style-name="HTML_20_Code"><text:span text:style-name="T109">| </text:span></text:span><text:span text:style-name="HTML_20_Code"><text:span text:style-name="T25">shell</text:span></text:span><text:span text:style-name="HTML_20_Code"><text:span text:style-name="T152"> </text:span></text:span><text:span text:style-name="HTML_20_Code"><text:span text:style-name="T109">)</text:span></text:span><text:span text:style-name="HTML_20_Code"><text:span text:style-name="T1">="</text:span></text:span><text:span text:style-name="HTML_20_Code"><text:span text:style-name="T74">utility-name</text:span></text:span><text:span text:style-name="HTML_20_Code"><text:span text:style-name="T1">"</text:span></text:span></text:p>
      <text:p text:style-name="Standard"><text:span text:style-name="T130"><text:s text:c="4"/></text:span><text:span text:style-name="T109">[ </text:span><text:span text:style-name="HTML_20_Code"><text:span text:style-name="T1">package=”</text:span></text:span><text:span text:style-name="HTML_20_Code"><text:span text:style-name="T87">context-package-name</text:span></text:span><text:span text:style-name="HTML_20_Code"><text:span text:style-name="T1">”</text:span></text:span><text:span text:style-name="T109"> ]</text:span></text:p>
      <text:p text:style-name="Standard"><text:span text:style-name="T130"><text:s text:c="4"/></text:span><text:span text:style-name="T109">[ </text:span><text:span text:style-name="HTML_20_Code"><text:span text:style-name="T1">project=”</text:span></text:span><text:span text:style-name="HTML_20_Code"><text:span text:style-name="T87">context-project-name</text:span></text:span><text:span text:style-name="HTML_20_Code"><text:span text:style-name="T1">”</text:span></text:span><text:span text:style-name="T109"> ]</text:span></text:p>
      <text:p text:style-name="Standard"><text:span text:style-name="HTML_20_Code"><text:span text:style-name="T1"><text:s text:c="4"/></text:span></text:span><text:span text:style-name="T109">[ </text:span><text:span text:style-name="HTML_20_Code"><text:span text:style-name="T1">inherits="</text:span></text:span><text:span text:style-name="HTML_20_Code"><text:span text:style-name="T87">context-tool-name</text:span></text:span><text:span text:style-name="HTML_20_Code"><text:span text:style-name="T1">"</text:span></text:span><text:span text:style-name="T109"> ]</text:span></text:p>
      <text:p text:style-name="P19"><text:span text:style-name="HTML_20_Code"><text:span text:style-name="T1"><text:s text:c="4"/></text:span></text:span><text:span text:style-name="T109">[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88">regular-expression</text:span></text:span><text:span text:style-name="HTML_20_Code"><text:span text:style-name="T1">"</text:span></text:span><text:span text:style-name="T109"> ]</text:span></text:p>
      <text:p text:style-name="P22"><text:span text:style-name="HTML_20_Code"><text:span text:style-name="T1"><text:s text:c="4"/></text:span></text:span><text:span text:style-name="T109">[ </text:span><text:span text:style-name="HTML_20_Code"><text:span text:style-name="T49">log-dir=</text:span></text:span><text:span text:style-name="HTML_20_Code"><text:span text:style-name="T1">"</text:span></text:span><text:span text:style-name="HTML_20_Code"><text:span text:style-name="T89">parameter_name_</text:span></text:span><text:span text:style-name="HTML_20_Code"><text:span text:style-name="T90">of_type_string_kind_dir</text:span></text:span><text:span text:style-name="HTML_20_Code"><text:span text:style-name="T1">"</text:span></text:span><text:span text:style-name="T109"> ]</text:span></text:p>
      <text:p text:style-name="P25"><text:span text:style-name="HTML_20_Code"><text:span text:style-name="T1"><text:s text:c="4"/></text:span></text:span><text:span text:style-name="T109">[ </text:span><text:span text:style-name="HTML_20_Code"><text:span text:style-name="T51">result</text:span></text:span><text:span text:style-name="HTML_20_Code"><text:span text:style-name="T49">=</text:span></text:span><text:span text:style-name="HTML_20_Code"><text:span text:style-name="T1">"</text:span></text:span><text:span text:style-name="HTML_20_Code"><text:span text:style-name="T89">parameter_name_</text:span></text:span><text:span text:style-name="HTML_20_Code"><text:span text:style-name="T90">of_type_string_</text:span></text:span><text:span text:style-name="HTML_20_Code"><text:span text:style-name="T91">kind_text</text:span></text:span><text:span text:style-name="HTML_20_Code"><text:span text:style-name="T1">"</text:span></text:span><text:span text:style-name="T109"> ]</text:span></text:p>
      <text:p text:style-name="P25"><text:span text:style-name="HTML_20_Code"><text:span text:style-name="T1"><text:s text:c="4"/></text:span></text:span><text:span text:style-name="T109">[ </text:span><text:span text:style-name="HTML_20_Code"><text:span text:style-name="T50">state</text:span></text:span><text:span text:style-name="HTML_20_Code"><text:span text:style-name="T49">-dir=</text:span></text:span><text:span text:style-name="HTML_20_Code"><text:span text:style-name="T1">"</text:span></text:span><text:span text:style-name="HTML_20_Code"><text:span text:style-name="T89">parameter_name_</text:span></text:span><text:span text:style-name="HTML_20_Code"><text:span text:style-name="T90">of_type_string_kind_dir</text:span></text:span><text:span text:style-name="HTML_20_Code"><text:span text:style-name="T1">"</text:span></text:span><text:span text:style-name="T109"> ]</text:span></text:p>
      <text:p text:style-name="P23"><text:span text:style-name="HTML_20_Code"><text:span text:style-name="T1"><text:s text:c="4"/></text:span></text:span><text:span text:style-name="T109">[ </text:span><text:span text:style-name="HTML_20_Code"><text:span text:style-name="T51">restore</text:span></text:span><text:span text:style-name="HTML_20_Code"><text:span text:style-name="T49">=</text:span></text:span><text:span text:style-name="HTML_20_Code"><text:span text:style-name="T1">"</text:span></text:span><text:span text:style-name="HTML_20_Code"><text:span text:style-name="T89">parameter_name_</text:span></text:span><text:span text:style-name="HTML_20_Code"><text:span text:style-name="T90">of_type_string</text:span></text:span><text:span text:style-name="HTML_20_Code"><text:span text:style-name="T1">"</text:span></text:span><text:span text:style-name="T109"> ]</text:span></text:p>
      <text:p text:style-name="P23"><text:span text:style-name="HTML_20_Code"><text:span text:style-name="T1"><text:s text:c="4"/></text:span></text:span><text:span text:style-name="T109">[ </text:span><text:span text:style-name="HTML_20_Code"><text:span text:style-name="T51">save</text:span></text:span><text:span text:style-name="HTML_20_Code"><text:span text:style-name="T49">=</text:span></text:span><text:span text:style-name="HTML_20_Code"><text:span text:style-name="T1">"</text:span></text:span><text:span text:style-name="HTML_20_Code"><text:span text:style-name="T89">parameter_name_</text:span></text:span><text:span text:style-name="HTML_20_Code"><text:span text:style-name="T90">of_type_string</text:span></text:span><text:span text:style-name="HTML_20_Code"><text:span text:style-name="T1">"</text:span></text:span><text:span text:style-name="T109"> ]</text:span></text:p>
      <text:p text:style-name="P23"><text:span text:style-name="HTML_20_Code"><text:span text:style-name="T1"><text:s text:c="4"/></text:span></text:span><text:span text:style-name="T109">[ </text:span><text:span text:style-name="HTML_20_Code"><text:span text:style-name="T51">autosave</text:span></text:span><text:span text:style-name="HTML_20_Code"><text:span text:style-name="T49">=</text:span></text:span><text:span text:style-name="HTML_20_Code"><text:span text:style-name="T1">"</text:span></text:span><text:span text:style-name="HTML_20_Code"><text:span text:style-name="T89">parameter_name_</text:span></text:span><text:span text:style-name="HTML_20_Code"><text:span text:style-name="T90">of_type_</text:span></text:span><text:span text:style-name="HTML_20_Code"><text:span text:style-name="T91">boolean</text:span></text:span><text:span text:style-name="HTML_20_Code"><text:span text:style-name="T1">"</text:span></text:span><text:span text:style-name="T109"> ]</text:span></text:p>
      <text:p text:style-name="P24"><text:span text:style-name="HTML_20_Code"><text:span text:style-name="T1"><text:s text:c="4"/></text:span></text:span><text:span text:style-name="T109">[ </text:span><text:span text:style-name="HTML_20_Code"><text:span text:style-name="T52">disable</text:span></text:span><text:span text:style-name="HTML_20_Code"><text:span text:style-name="T49">=</text:span></text:span><text:span text:style-name="HTML_20_Code"><text:span text:style-name="T1">"</text:span></text:span><text:span text:style-name="HTML_20_Code"><text:span text:style-name="T89">parameter_name_</text:span></text:span><text:span text:style-name="HTML_20_Code"><text:span text:style-name="T90">of_type_</text:span></text:span><text:span text:style-name="HTML_20_Code"><text:span text:style-name="T91">boolean</text:span></text:span><text:span text:style-name="HTML_20_Code"><text:span text:style-name="T1">"</text:span></text:span><text:span text:style-name="T109"> ]</text:span></text:p>
      <text:p text:style-name="P24"><text:span text:style-name="HTML_20_Code"><text:span text:style-name="T1"><text:s text:c="4"/></text:span></text:span><text:span text:style-name="T109">[ </text:span><text:span text:style-name="HTML_20_Code"><text:span text:style-name="T52">priority</text:span></text:span><text:span text:style-name="HTML_20_Code"><text:span text:style-name="T49">=</text:span></text:span><text:span text:style-name="HTML_20_Code"><text:span text:style-name="T1">"</text:span></text:span><text:span text:style-name="HTML_20_Code"><text:span text:style-name="T92">floating_point_number</text:span></text:span><text:span text:style-name="HTML_20_Code"><text:span text:style-name="T1">"</text:span></text:span><text:span text:style-name="T109"> ]</text:span></text:p>
      <text:p text:style-name="P24"><text:span text:style-name="HTML_20_Code"><text:span text:style-name="T1"><text:s text:c="4"/></text:span></text:span><text:span text:style-name="T109">[ </text:span><text:span text:style-name="HTML_20_Code"><text:span text:style-name="T50">abstract</text:span></text:span><text:span text:style-name="HTML_20_Code"><text:span text:style-name="T49">=</text:span></text:span><text:span text:style-name="HTML_20_Code"><text:span text:style-name="T1">"</text:span></text:span><text:span text:style-name="HTML_20_Code"><text:span text:style-name="T90">true|false</text:span></text:span><text:span text:style-name="HTML_20_Code"><text:span text:style-name="T1">"</text:span></text:span><text:span text:style-name="T109"> ]</text:span></text:p>
      <text:p text:style-name="P24"><text:span text:style-name="HTML_20_Code"><text:span text:style-name="T1"/></text:span></text:p>
      <text:p text:style-name="P32"><text:span text:style-name="T1">Mandatory attribute</text:span><text:span text:style-name="HTML_20_Code"><text:span text:style-name="T1"> exe</text:span></text:span><text:span text:style-name="T1"> specifies </text:span><text:span text:style-name="T72">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30"><text:span text:style-name="T1">Optional attribute</text:span><text:span text:style-name="HTML_20_Code"><text:span text:style-name="T1"> package</text:span></text:span><text:span text:style-name="T1"> specifies </text:span><text:span text:style-name="T85">the <text:s/>name of the </text:span><text:span text:style-name="T94">package</text:span><text:span text:style-name="T85">-context</text:span><text:span text:style-name="T1">, which settings are used by the utility (following visibility rules).</text:span></text:p>
      <text:p text:style-name="P30"><text:span text:style-name="T1">Optional attribute</text:span><text:span text:style-name="HTML_20_Code"><text:span text:style-name="T1"> project</text:span></text:span><text:span text:style-name="T1"> specifies </text:span><text:span text:style-name="T85">the name of the </text:span><text:span text:style-name="T94">project-template</text:span><text:span text:style-name="T85">-context name</text:span><text:span text:style-name="T1">, which settings are used by the utility (following visibility rules).</text:span></text:p>
      <text:p text:style-name="P51">A utility may also use settings from the installation-context without special notes.</text:p>
      <text:p text:style-name="P30"><text:span text:style-name="T1">Optional attribute</text:span><text:span text:style-name="HTML_20_Code"><text:span text:style-name="T1"> inherits</text:span></text:span><text:span text:style-name="T1"> specifies </text:span><text:span text:style-name="T85">the name of the</text:span><text:span text:style-name="T94"> tool</text:span><text:span text:style-name="T85">-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41"><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42"><text:span text:style-name="T41">Optional attribute</text:span><text:span text:style-name="HTML_20_Code"><text:span text:style-name="T41"> </text:span></text:span><text:span text:style-name="HTML_20_Code"><text:span text:style-name="T49">log-dirs</text:span></text:span><text:span text:style-name="T41"> </text:span><text:span text:style-name="T49">designates sub-folder (relative to the project top directory)</text:span><text:span text:style-name="T41"> </text:span><text:span text:style-name="T49">to save tool log files. This feature allows to play back the tool log files with different external parser settings that used when the tool was actually run (that may takes hours in some designs). Combined with Eclipse native regex pattern <text:s/>matching this provides flexibility in dealing with large tool output logs efficiently.</text:span></text:p>
      <text:p text:style-name="P43"><text:span text:style-name="T41">Optional attribute</text:span><text:span text:style-name="HTML_20_Code"><text:span text:style-name="T41"> </text:span></text:span><text:span text:style-name="HTML_20_Code"><text:span text:style-name="T51">result</text:span></text:span><text:span text:style-name="T41"> </text:span><text:span text:style-name="T51">specifies a file name</text:span><text:span text:style-name="T49"> (relative to </text:span><text:span text:style-name="HTML_20_Code"><text:span text:style-name="T51">state</text:span></text:span><text:span text:style-name="HTML_20_Code"><text:span text:style-name="T49">-dir</text:span></text:span><text:span text:style-name="T49"> </text:span><text:span text:style-name="T51">described below)</text:span><text:span text:style-name="T41"> </text:span><text:span text:style-name="T49">to save tool </text:span><text:span text:style-name="T51">states. This file (usually a compressed archive) allows to save and restore environment at different stages of running tools. When the tool state is saved the actual file gets a timestamp included in the name, and Eclipse <text:s/>virtual link with the specified name (</text:span><text:span text:style-name="HTML_20_Code"><text:span text:style-name="T51">result, </text:span></text:span><text:span text:style-name="T51">no timestamp) is created to point to the latest state. It is possible to skip archiving, in that case the specified state exists (is valid) until any other state-changing tool runs. Some tools like report tools or bit-stream generation does not change the design files and can run in any order. </text:span></text:p>
      <text:p text:style-name="P44"><text:span text:style-name="T41">Optional attribute</text:span><text:span text:style-name="HTML_20_Code"><text:span text:style-name="T41"> </text:span></text:span><text:span text:style-name="HTML_20_Code"><text:span text:style-name="T51">state</text:span></text:span><text:span text:style-name="HTML_20_Code"><text:span text:style-name="T49">-dir</text:span></text:span><text:span text:style-name="T41"> </text:span><text:span text:style-name="T49">designates sub-folder (relative to the project top directory)</text:span><text:span text:style-name="T41"> </text:span><text:span text:style-name="T49">to save tool </text:span><text:span text:style-name="T51">state files. </text:span><text:span text:style-name="T52">It is conveniet to keep parameters that define </text:span><text:span text:style-name="HTML_20_Code"><text:span text:style-name="T51">result </text:span></text:span><text:span text:style-name="T52">and </text:span><text:span text:style-name="HTML_20_Code"><text:span text:style-name="T51">state</text:span></text:span><text:span text:style-name="HTML_20_Code"><text:span text:style-name="T49">-dir</text:span></text:span><text:span text:style-name="T52"> in the project context, because multiple tools need to have access to them.</text:span></text:p>
      <text:p text:style-name="P45"><text:span text:style-name="T41">Optional attribute</text:span><text:span text:style-name="HTML_20_Code"><text:span text:style-name="T41"> </text:span></text:span><text:span text:style-name="HTML_20_Code"><text:span text:style-name="T53">restore</text:span></text:span><text:span text:style-name="T41"> </text:span><text:span text:style-name="T53">specifies (through a parameter value) a tool that restores this tool state. Usually this involves copying archive file to the remote host (where tools run), unpacking it or providing to the tools if they support creating/reading back snapshots</text:span><text:span text:style-name="T52">.</text:span></text:p>
      <text:p text:style-name="P45"><text:span text:style-name="T41">Optional attribute</text:span><text:span text:style-name="HTML_20_Code"><text:span text:style-name="T41"> </text:span></text:span><text:span text:style-name="HTML_20_Code"><text:span text:style-name="T53">save</text:span></text:span><text:span text:style-name="T41"> </text:span><text:span text:style-name="T53">specifies (through a parameter value) a tool that saves this tool state. Usually this involves creation of the snapshot (using tools functionality or just archiving files) </text:span><text:soft-page-break/><text:span text:style-name="T53">and copying archive file (set with </text:span><text:span text:style-name="HTML_20_Code"><text:span text:style-name="T51">result</text:span></text:span><text:span text:style-name="T53"> attribute with attached timestamp) to the local directory (set with </text:span><text:span text:style-name="HTML_20_Code"><text:span text:style-name="T51">state</text:span></text:span><text:span text:style-name="HTML_20_Code"><text:span text:style-name="T49">-dir</text:span></text:span><text:span text:style-name="T53"> attribute). When the file is copied, Eclipse linked resource is created pointing to this new state file. Link name does not have the time stamp, it is exactly as specified by the </text:span><text:span text:style-name="HTML_20_Code"><text:span text:style-name="T51">result </text:span></text:span><text:span text:style-name="T53">attribute.</text:span></text:p>
      <text:p text:style-name="P45"><text:span text:style-name="T41">Optional attribute</text:span><text:span text:style-name="HTML_20_Code"><text:span text:style-name="T41"> </text:span></text:span><text:span text:style-name="HTML_20_Code"><text:span text:style-name="T53">autosave</text:span></text:span><text:span text:style-name="T41"> </text:span><text:span text:style-name="T53">points to a parameter of a boolean type (it is considered 'false' if attribute is missing) that instructs VDT to create and save a snapshot after the tool completes successfully. It is also possible to save current state manually using as “save” button (floppy disk) in the user interface. </text:span></text:p>
      <text:p text:style-name="P45"><text:span text:style-name="T41">Optional attribute</text:span><text:span text:style-name="HTML_20_Code"><text:span text:style-name="T41"> </text:span></text:span><text:span text:style-name="HTML_20_Code"><text:span text:style-name="T53">disable</text:span></text:span><text:span text:style-name="T41"> </text:span><text:span text:style-name="T53">points to a parameter of a boolean type (it is considered 'false' if attribute is missing). If </text:span><text:span text:style-name="HTML_20_Code"><text:span text:style-name="T53">disable </text:span></text:span><text:span text:style-name="T53">is true, this tool is not considered for automatic launch when running multiple commands. For example, it can be used to prevent timing analysis from running after the synthesis tool finishes.</text:span></text:p>
      <text:p text:style-name="P45"><text:span text:style-name="T41">Optional attribute</text:span><text:span text:style-name="HTML_20_Code"><text:span text:style-name="T41"> </text:span></text:span><text:span text:style-name="HTML_20_Code"><text:span text:style-name="T53">priority</text:span></text:span><text:span text:style-name="T41"> </text:span><text:span text:style-name="T53">specifies a floating-point number (default is 1.0) to determine which of the “report” tools (tools that do not change state) to run first when the current state is reached. The lower the value, the sooner the tool will be automatically launched.</text:span></text:p>
      <text:p text:style-name="P46"><text:span text:style-name="T41">Optional attribute</text:span><text:span text:style-name="HTML_20_Code"><text:span text:style-name="T41"> </text:span></text:span><text:span text:style-name="HTML_20_Code"><text:span text:style-name="T53">abstract</text:span></text:span><text:span text:style-name="T41"> </text:span><text:span text:style-name="T53">is a convenience way not to launch a prototype tool (tool inherited by other ones), it can have value of “true” (missing considered to be false). For example it is possible to create a timing analysis tool </text:span><text:span text:style-name="T54">prototype (having </text:span><text:span text:style-name="HTML_20_Code"><text:span text:style-name="T53">abstract</text:span></text:span><text:span text:style-name="T54">=”true”), and then “instantiate” it as post-synthesis</text:span><text:span text:style-name="T53"> </text:span><text:span text:style-name="T54">and post-implementation variants (these variants may have either common or individual parameter values).</text:span></text:p>
      <text:p text:style-name="P55"/>
      <text:p text:style-name="P26"><text:span text:style-name="T109">special-sections </text:span><text:span text:style-name="T128"></text:span></text:p>
      <text:p text:style-name="P26"><text:span text:style-name="HTML_20_Code"><text:span text:style-name="T1"><text:s text:c="3"/></text:span></text:span><text:span text:style-name="T109">extensions-section</text:span></text:p>
      <text:p text:style-name="P26"><text:span text:style-name="HTML_20_Code"><text:span text:style-name="T1"/></text:span></text:p>
      <text:p text:style-name="P26"><text:span text:style-name="T104"><text:s/></text:span><text:span text:style-name="T109">extensions-section </text:span><text:span text:style-name="T128"></text:span></text:p>
      <text:p text:style-name="P26"><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P26"><text:span text:style-name="T103"><text:s text:c="9"/></text:span><text:span text:style-name="T108">{</text:span><text:span text:style-name="T125"> </text:span><text:span text:style-name="T109">extension</text:span><text:span text:style-name="T108"> }</text:span></text:p>
      <text:p text:style-name="P26"><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8"/>
      <text:p text:style-name="P26"><text:span text:style-name="T109">extension</text:span><text:span text:style-name="T108"> </text:span><text:span text:style-name="T128"></text:span></text:p>
      <text:p text:style-name="P26"><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74">extension</text:span></text:span><text:span text:style-name="HTML_20_Code">” /&gt;</text:span></text:p>
      <text:p text:style-name="P55"/>
      <text:p text:style-name="P46"><text:span text:style-name="T111">Extensions-section </text:span><text:span text:style-name="T54">specifies the list of file extensions mask, for which this context may be activated.</text:span></text:p>
      <text:p text:style-name="P55"/>
      <text:p text:style-name="P14"><text:span text:style-name="T109">special-sections </text:span><text:span text:style-name="T128"></text:span></text:p>
      <text:p text:style-name="P14"><text:span text:style-name="HTML_20_Code"><text:span text:style-name="T1"><text:s text:c="3"/></text:span></text:span><text:span text:style-name="T111">actions</text:span><text:span text:style-name="T109">-section</text:span></text:p>
      <text:p text:style-name="P14"><text:span text:style-name="HTML_20_Code"><text:span text:style-name="T1"/></text:span></text:p>
      <text:p text:style-name="P14"><text:span text:style-name="T111">actions</text:span><text:span text:style-name="T109">-section </text:span><text:span text:style-name="T128"></text:span></text:p>
      <text:p text:style-name="P14"><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58">menu</text:span></text:span><text:span text:style-name="HTML_20_Code">&gt;</text:span></text:p>
      <text:p text:style-name="P14"><text:span text:style-name="T103"><text:s text:c="9"/></text:span><text:span text:style-name="T108">{</text:span><text:span text:style-name="T125"> </text:span><text:span text:style-name="T122">action</text:span><text:span text:style-name="T108"> }</text:span></text:p>
      <text:p text:style-name="P14"><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7"/>
      <text:p text:style-name="P14"><text:span text:style-name="T111">action</text:span><text:span text:style-name="T108"> </text:span><text:span text:style-name="T128"></text:span></text:p>
      <text:p text:style-name="P15"><text:span text:style-name="HTML_20_Code"><text:s text:c="3"/>&lt;</text:span><text:span text:style-name="HTML_20_Code"><text:span text:style-name="T26">action</text:span></text:span><text:span text:style-name="HTML_20_Code"> </text:span><text:span text:style-name="HTML_20_Code"><text:span text:style-name="T109">[ </text:span></text:span><text:span text:style-name="HTML_20_Code"><text:span text:style-name="T155">label</text:span></text:span><text:span text:style-name="HTML_20_Code">= <text:s text:c="9"/>”</text:span><text:span text:style-name="HTML_20_Code"><text:span text:style-name="T75">action-label</text:span></text:span><text:span text:style-name="HTML_20_Code">”</text:span><text:span text:style-name="HTML_20_Code"><text:span text:style-name="T109">]</text:span></text:span></text:p>
      <text:p text:style-name="P15"><text:span text:style-name="HTML_20_Code"><text:span text:style-name="T155"><text:s text:c="11"/></text:span></text:span><text:span text:style-name="HTML_20_Code"><text:span text:style-name="T111">[ </text:span></text:span><text:span text:style-name="HTML_20_Code"><text:span text:style-name="T155">resource</text:span></text:span><text:span text:style-name="HTML_20_Code">= <text:s text:c="6"/>”</text:span><text:span text:style-name="HTML_20_Code"><text:span text:style-name="T75">action-</text:span></text:span><text:span text:style-name="HTML_20_Code"><text:span text:style-name="T76">resource</text:span></text:span><text:span text:style-name="HTML_20_Code">”</text:span><text:span text:style-name="HTML_20_Code"><text:span text:style-name="T109">]</text:span></text:span></text:p>
      <text:p text:style-name="P16"><text:span text:style-name="HTML_20_Code"><text:span text:style-name="T155"><text:s text:c="11"/></text:span></text:span><text:span text:style-name="HTML_20_Code"><text:span text:style-name="T111">[ </text:span></text:span><text:span text:style-name="HTML_20_Code"><text:span text:style-name="T155">check-extension</text:span></text:span><text:span text:style-name="HTML_20_Code">=”</text:span><text:span text:style-name="HTML_20_Code"><text:span text:style-name="T76">false”|”true</text:span></text:span><text:span text:style-name="HTML_20_Code">”</text:span><text:span text:style-name="HTML_20_Code"><text:span text:style-name="T109">]</text:span></text:span></text:p>
      <text:p text:style-name="P16"><text:span text:style-name="HTML_20_Code"><text:span text:style-name="T155"><text:s text:c="11"/></text:span></text:span><text:span text:style-name="HTML_20_Code"><text:span text:style-name="T111">[ </text:span></text:span><text:span text:style-name="HTML_20_Code"><text:span text:style-name="T155">check-existence</text:span></text:span><text:span text:style-name="HTML_20_Code">=”</text:span><text:span text:style-name="HTML_20_Code"><text:span text:style-name="T76">false”</text:span></text:span><text:span text:style-name="HTML_20_Code"><text:span text:style-name="T78">|”</text:span></text:span><text:span text:style-name="HTML_20_Code"><text:span text:style-name="T76">true</text:span></text:span><text:span text:style-name="HTML_20_Code">”</text:span><text:span text:style-name="HTML_20_Code"><text:span text:style-name="T109">]</text:span></text:span></text:p>
      <text:p text:style-name="P15"><text:span text:style-name="HTML_20_Code"><text:span text:style-name="T155"><text:s text:c="11"/></text:span></text:span><text:span text:style-name="HTML_20_Code"><text:span text:style-name="T111">[ </text:span></text:span><text:span text:style-name="HTML_20_Code"><text:span text:style-name="T155">icon</text:span></text:span><text:span text:style-name="HTML_20_Code">= <text:s text:c="10"/>”</text:span><text:span text:style-name="HTML_20_Code"><text:span text:style-name="T75">action-</text:span></text:span><text:span text:style-name="HTML_20_Code"><text:span text:style-name="T76">icon</text:span></text:span><text:span text:style-name="HTML_20_Code">”</text:span><text:span text:style-name="HTML_20_Code"><text:span text:style-name="T109">]</text:span></text:span><text:span text:style-name="HTML_20_Code"> /&gt;</text:span></text:p>
      <text:p text:style-name="P33"><text:span text:style-name="T111">Actions</text:span><text:span text:style-name="T109">-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33"><text:span text:style-name="T27"><text:s/></text:span><text:span text:style-name="T156">Label</text:span><text:span text:style-name="T27"> specifies the text that appears in the context menu (or as a tool-tip for the toolbar icons), if absent </text:span><text:span text:style-name="T156">label</text:span><text:span text:style-name="T27"> defaults to “Run for”.</text:span><text:span text:style-name="T30">|</text:span></text:p>
      <text:p text:style-name="P33"><text:soft-page-break/><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44">specifies the resource to apply the tool to, it can use generators (such as %%SelectedFile) or be a value of a configurable parameter. </text:span></text:span><text:span text:style-name="HTML_20_Code"><text:span text:style-name="T145">The name (last segment of the file path) <text:s/>of the <text:s/></text:span></text:span><text:span text:style-name="HTML_20_Code"><text:span text:style-name="T26">resource </text:span></text:span><text:span text:style-name="HTML_20_Code"><text:span text:style-name="T145">appears after the </text:span></text:span><text:span text:style-name="HTML_20_Code"><text:span text:style-name="T157">label</text:span></text:span><text:span text:style-name="HTML_20_Code"><text:span text:style-name="T145"> in the context menu, it can be empty string for some options that do not require target file to be specified (for example – remove all simulation results).</text:span></text:span></text:p>
      <text:p text:style-name="P33"><text:span text:style-name="HTML_20_Code"><text:span text:style-name="T145">Boolean parameter </text:span></text:span><text:span text:style-name="HTML_20_Code"><text:span text:style-name="T26">check-extension </text:span></text:span><text:span text:style-name="HTML_20_Code"><text:span text:style-name="T145">specifies if the </text:span></text:span><text:span text:style-name="HTML_20_Code"><text:span text:style-name="T26">resource</text:span></text:span><text:span text:style-name="HTML_20_Code"><text:span text:style-name="T145"> should be checked to match specified extensions for the tool set up in the <text:s/></text:span></text:span><text:span text:style-name="HTML_20_Code"><text:span text:style-name="T112">extensions-section</text:span></text:span><text:span text:style-name="HTML_20_Code"><text:span text:style-name="T145">. If the resolved value of the <text:s/></text:span></text:span><text:span text:style-name="HTML_20_Code"><text:span text:style-name="T26">resource </text:span></text:span><text:span text:style-name="HTML_20_Code"><text:span text:style-name="T145">path does not match any of the extensions this action <text:s/>item is disabled in the menus.</text:span></text:span></text:p>
      <text:p text:style-name="P33"><text:span text:style-name="HTML_20_Code"><text:span text:style-name="T145">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45">specifies if the </text:span></text:span><text:span text:style-name="HTML_20_Code"><text:span text:style-name="T26">resource</text:span></text:span><text:span text:style-name="HTML_20_Code"><text:span text:style-name="T145"> should be verified to exist in the file system. If the resolved value of the <text:s/></text:span></text:span><text:span text:style-name="HTML_20_Code"><text:span text:style-name="T26">resource </text:span></text:span><text:span text:style-name="HTML_20_Code"><text:span text:style-name="T145">path does not exist this action <text:s/>item is disabled in the menus.</text:span></text:span></text:p>
      <text:p text:style-name="P34"><text:span text:style-name="HTML_20_Code"><text:span text:style-name="T26">Icon <text:s/></text:span></text:span><text:span text:style-name="HTML_20_Code"><text:span text:style-name="T146">specifies</text:span></text:span><text:span text:style-name="HTML_20_Code"><text:span text:style-name="T145"> </text:span></text:span><text:span text:style-name="HTML_20_Code"><text:span text:style-name="T146">name/path of the icon used for the selected action, by default the system icon is used.</text:span></text:span></text:p>
      <text:p text:style-name="P34"><text:span text:style-name="HTML_20_Code"><text:span text:style-name="T146">If the whole </text:span></text:span><text:span text:style-name="HTML_20_Code"><text:span text:style-name="T111">actions</text:span></text:span><text:span text:style-name="HTML_20_Code"><text:span text:style-name="T113">-section </text:span></text:span><text:span text:style-name="HTML_20_Code"><text:span text:style-name="T146">is missing it defaults to a single action compatible with the </text:span></text:span><text:span text:style-name="HTML_20_Code"><text:span text:style-name="T147">previous</text:span></text:span><text:span text:style-name="HTML_20_Code"><text:span text:style-name="T146"> VDT version:</text:span></text:span></text:p>
      <text:p text:style-name="P34"><text:span text:style-name="HTML_20_Code"><text:span text:style-name="T29">&lt;</text:span></text:span><text:span text:style-name="HTML_20_Code"><text:span text:style-name="T26">action</text:span></text:span><text:span text:style-name="HTML_20_Code"><text:span text:style-name="T29">-menu&gt;</text:span></text:span></text:p>
      <text:p text:style-name="P34"><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5"><text:span text:style-name="HTML_20_Code"><text:span text:style-name="T155"><text:s text:c="15"/></text:span></text:span><text:span text:style-name="HTML_20_Code"><text:span text:style-name="T111"><text:s/></text:span></text:span><text:span text:style-name="HTML_20_Code"><text:span text:style-name="T155">resource</text:span></text:span><text:span text:style-name="HTML_20_Code">= <text:s text:c="6"/>”%%</text:span><text:span text:style-name="HTML_20_Code"><text:span text:style-name="T159">SelectedFile</text:span></text:span><text:span text:style-name="HTML_20_Code">”</text:span></text:p>
      <text:p text:style-name="P15"><text:span text:style-name="HTML_20_Code"><text:span text:style-name="T155"><text:s text:c="15"/></text:span></text:span><text:span text:style-name="HTML_20_Code"><text:span text:style-name="T111"><text:s/></text:span></text:span><text:span text:style-name="HTML_20_Code"><text:span text:style-name="T155">check-extension</text:span></text:span><text:span text:style-name="HTML_20_Code">=”</text:span><text:span text:style-name="HTML_20_Code"><text:span text:style-name="T159">true</text:span></text:span><text:span text:style-name="HTML_20_Code">”</text:span></text:p>
      <text:p text:style-name="P15"><text:span text:style-name="HTML_20_Code"><text:span text:style-name="T155"><text:s text:c="15"/></text:span></text:span><text:span text:style-name="HTML_20_Code"><text:span text:style-name="T111"><text:s/></text:span></text:span><text:span text:style-name="HTML_20_Code"><text:span text:style-name="T155">check-existence</text:span></text:span><text:span text:style-name="HTML_20_Code">=”</text:span><text:span text:style-name="HTML_20_Code"><text:span text:style-name="T159">false</text:span></text:span><text:span text:style-name="HTML_20_Code">”</text:span></text:p>
      <text:p text:style-name="P15"><text:span text:style-name="HTML_20_Code"><text:span text:style-name="T155"><text:s text:c="15"/></text:span></text:span><text:span text:style-name="HTML_20_Code"><text:span text:style-name="T111"><text:s/></text:span></text:span><text:span text:style-name="HTML_20_Code"><text:span text:style-name="T155">icon</text:span></text:span><text:span text:style-name="HTML_20_Code">= <text:s text:c="10"/>”</text:span><text:span text:style-name="HTML_20_Code"><text:span text:style-name="T77">System default “run” icon (triangle)</text:span></text:span><text:span text:style-name="HTML_20_Code">” /&gt;</text:span></text:p>
      <text:p text:style-name="P27"><text:span text:style-name="T109">special-sections </text:span><text:span text:style-name="T128"></text:span></text:p>
      <text:p text:style-name="P27"><text:span text:style-name="HTML_20_Code"><text:span text:style-name="T1"><text:s text:c="3"/></text:span></text:span><text:span text:style-name="HTML_20_Code"><text:span text:style-name="T116">depend</text:span></text:span><text:span text:style-name="T109">-section</text:span></text:p>
      <text:p text:style-name="P27"><text:span text:style-name="HTML_20_Code"><text:span text:style-name="T1"/></text:span></text:p>
      <text:p text:style-name="P27"><text:span text:style-name="HTML_20_Code"><text:span text:style-name="T116">depend</text:span></text:span><text:span text:style-name="T109">-section </text:span><text:span text:style-name="T128"></text:span></text:p>
      <text:p text:style-name="P27"><text:span text:style-name="HTML_20_Code"><text:span text:style-name="T1"><text:s text:c="3"/></text:span></text:span><text:span text:style-name="HTML_20_Code">&lt;</text:span><text:span text:style-name="HTML_20_Code"><text:span text:style-name="T165">depends-list</text:span></text:span><text:span text:style-name="HTML_20_Code">&gt;</text:span></text:p>
      <text:p text:style-name="P27"><text:span text:style-name="T103"><text:s text:c="9"/></text:span><text:span text:style-name="T108">{</text:span><text:span text:style-name="T125"> </text:span><text:span text:style-name="T123">depend-item</text:span><text:span text:style-name="T108"> }</text:span></text:p>
      <text:p text:style-name="P11"><text:s text:c="9"/>...</text:p>
      <text:p text:style-name="P27"><text:span text:style-name="HTML_20_Code"><text:s text:c="3"/>&lt;/</text:span><text:span text:style-name="HTML_20_Code"><text:span text:style-name="T55">depends-list</text:span></text:span><text:span text:style-name="HTML_20_Code">&gt;</text:span></text:p>
      <text:p text:style-name="P9"/>
      <text:p text:style-name="P27"><text:span text:style-name="T124">depend-item</text:span><text:span text:style-name="T108"> </text:span><text:span text:style-name="T128"></text:span></text:p>
      <text:p text:style-name="P27"><text:span text:style-name="HTML_20_Code"><text:s text:c="3"/>&lt;</text:span><text:span text:style-name="HTML_20_Code"><text:span text:style-name="T109">( </text:span></text:span><text:span text:style-name="HTML_20_Code"><text:span text:style-name="T55">depends</text:span></text:span><text:span text:style-name="HTML_20_Code"><text:span text:style-name="T1"> </text:span></text:span><text:span text:style-name="HTML_20_Code"><text:span text:style-name="T55">files=</text:span></text:span><text:span text:style-name="HTML_20_Code"><text:span text:style-name="T1">”</text:span></text:span><text:span text:style-name="HTML_20_Code"><text:span text:style-name="T81">file-list</text:span></text:span><text:span text:style-name="HTML_20_Code"><text:span text:style-name="T1">”</text:span></text:span><text:span text:style-name="HTML_20_Code"><text:span text:style-name="T109"> | </text:span></text:span><text:span text:style-name="HTML_20_Code"><text:span text:style-name="T55">depends</text:span></text:span><text:span text:style-name="HTML_20_Code"> </text:span><text:span text:style-name="HTML_20_Code"><text:span text:style-name="T165">state=</text:span></text:span><text:span text:style-name="HTML_20_Code">”</text:span><text:span text:style-name="HTML_20_Code"><text:span text:style-name="T81">state-file</text:span></text:span><text:span text:style-name="HTML_20_Code">”</text:span><text:span text:style-name="HTML_20_Code"><text:span text:style-name="T116">)</text:span></text:span><text:span text:style-name="HTML_20_Code">/&gt;</text:span></text:p>
      <text:p text:style-name="P47"><text:span text:style-name="HTML_20_Code"><text:span text:style-name="T116">Depend</text:span></text:span><text:span text:style-name="HTML_20_Code"><text:span text:style-name="T109">-section</text:span></text:span><text:span text:style-name="HTML_20_Code"><text:span text:style-name="T1"> specifies the </text:span></text:span><text:span text:style-name="HTML_20_Code"><text:span text:style-name="T55">resources needed for this tool to run. Resources may be source files (HDL files, constraints files) and tool states. VDT compares time stamps for the state files and modification stamps for the source files to determine if the state of the tool is current or “dirty” and what tools need to run to satisfy dependencies of the selected tool. It is possible to “pin” tools (individually with the tool context menu or globally with the “pin” button) so they will not be automatically launched even if the files they depend on are modified later. The pinned state is automatically activated if the tool state is restored manually using the tool context menu (you may restore the latest tool state or select from multiple files).</text:span></text:span></text:p>
      <text:h text:style-name="Heading_20_7" text:outline-level="7"><text:bookmark-start text:name="__RefHeading__10638_795333539"/><text:span text:style-name="T62">4.1.2. </text:span><text:span text:style-name="T16">Special Attributes And Sections Of <text:s/>Context </text:span><text:span text:style-name="T135">project</text:span><text:bookmark-end text:name="__RefHeading__10638_795333539"/></text:h>
      <text:p text:style-name="P5"/>
      <text:p text:style-name="Standard"><text:span text:style-name="T109">special-attributes </text:span><text:span text:style-name="T128"></text:span></text:p>
      <text:p text:style-name="Standard"><text:span text:style-name="HTML_20_Code"><text:span text:style-name="T1"><text:s text:c="5"/>label="</text:span></text:span><text:span text:style-name="HTML_20_Code"><text:span text:style-name="T65">explanation</text:span></text:span><text:span text:style-name="HTML_20_Code"><text:span text:style-name="T1">"</text:span></text:span></text:p>
      <text:p text:style-name="Standard"><text:span text:style-name="T130"><text:s text:c="4"/></text:span><text:span text:style-name="T109">[ </text:span><text:span text:style-name="HTML_20_Code"><text:span text:style-name="T1">package=”</text:span></text:span><text:span text:style-name="HTML_20_Code"><text:span text:style-name="T87">context-package-name</text:span></text:span><text:span text:style-name="HTML_20_Code"><text:span text:style-name="T1">”</text:span></text:span><text:span text:style-name="T109"> ]</text:span></text:p>
      <text:p text:style-name="Standard"><text:span text:style-name="HTML_20_Code"><text:span text:style-name="T1"/></text:span></text:p>
      <text:p text:style-name="P30"><text:span text:style-name="T1">Mandatory attribute</text:span><text:span text:style-name="HTML_20_Code"><text:span text:style-name="T1"> label</text:span></text:span><text:span text:style-name="T1"> specifies </text:span><text:span text:style-name="T63">the text of explanation</text:span><text:span text:style-name="T1">, which identifies this context in the drop-down list of projects in the design menu of Eclipse/ExDT.</text:span></text:p>
      <text:p text:style-name="P30"><text:span text:style-name="T1">Optional attribute</text:span><text:span text:style-name="HTML_20_Code"><text:span text:style-name="T1"> package</text:span></text:span><text:span text:style-name="T1"> specifie</text:span><text:span text:style-name="T30">s</text:span><text:span text:style-name="T1"> </text:span><text:span text:style-name="T85">the name of the </text:span><text:span text:style-name="T94">package</text:span><text:span text:style-name="T85">-context name</text:span><text:span text:style-name="T1">, which settings are used by the utility (following visibility rules).</text:span></text:p>
      <text:p text:style-name="P5"/>
      <text:p text:style-name="Standard"><text:span text:style-name="T108">special-attributes </text:span><text:span text:style-name="T128"></text:span></text:p>
      <text:p text:style-name="Standard"><text:span text:style-name="HTML_20_Code"><text:s text:c="3"/></text:span><text:span text:style-name="T120">none</text:span></text:p>
      <text:h text:style-name="P141" text:outline-level="7"><text:bookmark-start text:name="__RefHeading__10640_795333539"/><text:soft-page-break/><text:span text:style-name="T62">4.1.3. </text:span><text:span text:style-name="T16">Special Attributes And Sections Of <text:s/>Context </text:span><text:span text:style-name="T135">package</text:span><text:bookmark-end text:name="__RefHeading__10640_795333539"/></text:h>
      <text:p text:style-name="P70"/>
      <text:p text:style-name="P69"><text:span text:style-name="T109">special-attributes </text:span><text:span text:style-name="T128"></text:span></text:p>
      <text:p text:style-name="P69"><text:span text:style-name="HTML_20_Code"><text:span text:style-name="T1"><text:s text:c="5"/>label="</text:span></text:span><text:span text:style-name="HTML_20_Code"><text:span text:style-name="T65">explanation</text:span></text:span><text:span text:style-name="HTML_20_Code"><text:span text:style-name="T1">"</text:span></text:span></text:p>
      <text:p text:style-name="P10"><text:s/></text:p>
      <text:p text:style-name="P30"><text:span text:style-name="T1">Mandatory attribute</text:span><text:span text:style-name="HTML_20_Code"><text:span text:style-name="T1"> label</text:span></text:span><text:span text:style-name="T1"> specifies </text:span><text:span text:style-name="T63">the text of explanation</text:span><text:span text:style-name="T1">, which identifies this context in the drop-down list of packages in the design menu of Eclipse/ExDT.</text:span></text:p>
      <text:p text:style-name="P5"/>
      <text:p text:style-name="Standard"><text:span text:style-name="T108">special-sections </text:span><text:span text:style-name="T128"></text:span></text:p>
      <text:p text:style-name="Standard"><text:span text:style-name="HTML_20_Code"><text:s text:c="3"/></text:span><text:span text:style-name="T120">none</text:span></text:p>
      <text:h text:style-name="P141" text:outline-level="7"><text:bookmark-start text:name="__RefHeading__10642_795333539"/><text:span text:style-name="T62">4.1.4. </text:span><text:span text:style-name="T16">Special Attributes And Sections Of <text:s/>Context </text:span><text:span text:style-name="T135">installation</text:span><text:bookmark-end text:name="__RefHeading__10642_795333539"/></text:h>
      <text:p text:style-name="P70"/>
      <text:p text:style-name="P69"><text:span text:style-name="T109">special-attributes </text:span><text:span text:style-name="T128"></text:span></text:p>
      <text:p text:style-name="P69"><text:span text:style-name="HTML_20_Code"><text:span text:style-name="T1"><text:s text:c="5"/>label="</text:span></text:span><text:span text:style-name="HTML_20_Code"><text:span text:style-name="T65">explanation</text:span></text:span><text:span text:style-name="HTML_20_Code"><text:span text:style-name="T1">"</text:span></text:span></text:p>
      <text:p text:style-name="Standard"><text:span text:style-name="T130"><text:s text:c="5"/></text:span><text:span text:style-name="HTML_20_Code"><text:span text:style-name="T1">menu=”</text:span></text:span><text:span text:style-name="HTML_20_Code"><text:span text:style-name="T87">menu-name</text:span></text:span><text:span text:style-name="HTML_20_Code"><text:span text:style-name="T1">”</text:span></text:span></text:p>
      <text:p text:style-name="P10"><text:s/></text:p>
      <text:p text:style-name="P30"><text:span text:style-name="T1">Mandatory attribute</text:span><text:span text:style-name="HTML_20_Code"><text:span text:style-name="T1"> label</text:span></text:span><text:span text:style-name="T1"> specifies </text:span><text:span text:style-name="T63">the text of explanation</text:span><text:span text:style-name="T1">, which identifies this context in the list of installation settings in the design menu of Eclipse/ExDT.</text:span></text:p>
      <text:p text:style-name="P30"><text:span text:style-name="T1">Mandatory attribute</text:span><text:span text:style-name="HTML_20_Code"><text:span text:style-name="T1"> menu</text:span></text:span><text:span text:style-name="T1"> specifies </text:span><text:span text:style-name="T85">the name of the menu</text:span><text:span text:style-name="T1">,</text:span><text:span text:style-name="T137"> which is displayed by <text:s/>Eclipse/ExDT, when none of user projects is opened yet.</text:span><text:span text:style-name="T153"> Now it must be specified, but is not used, and the menu window is empty in this case.</text:span></text:p>
      <text:p text:style-name="P5"/>
      <text:p text:style-name="Standard"><text:span text:style-name="T109">special-sections </text:span><text:span text:style-name="T128"></text:span></text:p>
      <text:p text:style-name="Standard"><text:span text:style-name="HTML_20_Code"><text:span text:style-name="T1"><text:s text:c="3"/></text:span></text:span><text:span text:style-name="T120">none</text:span></text:p>
      <text:h text:style-name="P146" text:outline-level="5"><text:bookmark-start text:name="__RefHeading__10644_795333539"/>4.2. Parameters Section<text:bookmark-end text:name="__RefHeading__10644_795333539"/></text:h>
      <text:p text:style-name="P30"><text:span text:style-name="T1">Specification of a </text:span><text:span text:style-name="T8">parameter</text:span><text:span text:style-name="T1"> completely defines its </text:span><text:span text:style-name="T63">input</text:span><text:span text:style-name="T1">, </text:span><text:span text:style-name="T85">internal</text:span><text:span text:style-name="T1"> and </text:span><text:span text:style-name="T72">output</text:span><text:span text:style-name="T1"> representations.</text:span></text:p>
      <text:p text:style-name="P51"/>
      <text:p text:style-name="Standard"><text:span text:style-name="T109">parameters-section </text:span><text:span text:style-name="T128"></text:span></text:p>
      <text:p text:style-name="Standard"><text:span text:style-name="HTML_20_Code"><text:span text:style-name="T1"><text:s text:c="3"/></text:span></text:span><text:span text:style-name="T109">{ parameter }</text:span></text:p>
      <text:p text:style-name="P5"/>
      <text:p text:style-name="Standard"><text:span text:style-name="T109">parameter </text:span><text:span text:style-name="T128"></text:span></text:p>
      <text:p text:style-name="Standard"><text:span text:style-name="HTML_20_Code"><text:span text:style-name="T1"><text:s text:c="3"/>&lt;parameter id=”</text:span></text:span><text:span text:style-name="HTML_20_Code"><text:span text:style-name="T87">parameter-name</text:span></text:span><text:span text:style-name="HTML_20_Code"><text:span text:style-name="T1">”</text:span></text:span></text:p>
      <text:p text:style-name="Standard"><text:span text:style-name="HTML_20_Code"><text:span text:style-name="T1"><text:s text:c="13"/></text:span></text:span><text:span text:style-name="T109">[ </text:span><text:span text:style-name="HTML_20_Code"><text:span text:style-name="T1">outid="</text:span></text:span><text:span text:style-name="HTML_20_Code"><text:span text:style-name="T74">option-name</text:span></text:span><text:span text:style-name="HTML_20_Code"><text:span text:style-name="T1">"</text:span></text:span><text:span text:style-name="T109"> ]</text:span></text:p>
      <text:p text:style-name="Standard"><text:span text:style-name="HTML_20_Code"><text:span text:style-name="T1"><text:s text:c="13"/></text:span></text:span><text:span text:style-name="T109">[ </text:span><text:span text:style-name="HTML_20_Code"><text:span text:style-name="T1">label=”</text:span></text:span><text:span text:style-name="HTML_20_Code"><text:span text:style-name="T65">input-field-</text:span></text:span><text:span text:style-name="HTML_20_Code"><text:span text:style-name="T66">label(short)</text:span></text:span><text:span text:style-name="HTML_20_Code"><text:span text:style-name="T1">"</text:span></text:span><text:span text:style-name="T109"> ]</text:span></text:p>
      <text:p text:style-name="P21"><text:span text:style-name="HTML_20_Code"><text:span text:style-name="T1"><text:s text:c="13"/></text:span></text:span><text:span text:style-name="T109">[ </text:span><text:span text:style-name="HTML_20_Code"><text:span text:style-name="T45">tooltip</text:span></text:span><text:span text:style-name="HTML_20_Code"><text:span text:style-name="T1">=”</text:span></text:span><text:span text:style-name="HTML_20_Code"><text:span text:style-name="T66">tooltip-text(long)</text:span></text:span><text:span text:style-name="HTML_20_Code"><text:span text:style-name="T1">"</text:span></text:span><text:span text:style-name="T109"> ]</text:span></text:p>
      <text:p text:style-name="P21"><text:span text:style-name="HTML_20_Code"><text:span text:style-name="T1"><text:s text:c="14"/>type="</text:span></text:span><text:span text:style-name="HTML_20_Code"><text:span text:style-name="T87">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87">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87">value</text:span></text:span><text:span text:style-name="HTML_20_Code"><text:span text:style-name="T1">"</text:span></text:span></text:p>
      <text:p text:style-name="Standard"><text:span text:style-name="HTML_20_Code"><text:span text:style-name="T1"><text:s text:c="13"/></text:span></text:span><text:span text:style-name="T109">[ </text:span><text:span text:style-name="HTML_20_Code"><text:span text:style-name="T1">readonly=</text:span></text:span><text:span text:style-name="T109">(</text:span><text:span text:style-name="HTML_20_Code"><text:span text:style-name="T1">"true"</text:span></text:span><text:span text:style-name="T109">|</text:span><text:span text:style-name="HTML_20_Code"><text:span text:style-name="T1">"false"</text:span></text:span><text:span text:style-name="T109">) ]</text:span></text:p>
      <text:p text:style-name="Standard"><text:span text:style-name="HTML_20_Code"><text:span text:style-name="T1"><text:s text:c="13"/></text:span></text:span><text:span text:style-name="T109">[ </text:span><text:span text:style-name="HTML_20_Code"><text:span text:style-name="T1">visible=</text:span></text:span><text:span text:style-name="T109">(</text:span><text:span text:style-name="HTML_20_Code"><text:span text:style-name="T1">"true"</text:span></text:span><text:span text:style-name="T109">|</text:span><text:span text:style-name="HTML_20_Code"><text:span text:style-name="T1">"false"</text:span></text:span><text:span text:style-name="T109">) ]</text:span></text:p>
      <text:p text:style-name="Standard"><text:span text:style-name="HTML_20_Code"><text:span text:style-name="T1"><text:s text:c="13"/></text:span></text:span><text:span text:style-name="T109">[ </text:span><text:span text:style-name="HTML_20_Code"><text:span text:style-name="T1">omit="</text:span></text:span><text:span text:style-name="HTML_20_Code"><text:span text:style-name="T87">value</text:span></text:span><text:span text:style-name="HTML_20_Code"><text:span text:style-name="T1">"</text:span></text:span><text:span text:style-name="T109"> ]</text:span></text:p>
      <text:p text:style-name="Standard"><text:span text:style-name="HTML_20_Code"><text:span text:style-name="T1"><text:s text:c="3"/></text:span></text:span><text:span text:style-name="HTML_20_Code">/&gt;</text:span></text:p>
      <text:p text:style-name="P30"/>
      <text:p text:style-name="P30"><text:span text:style-name="T1">Mandatory attribute </text:span><text:span text:style-name="HTML_20_Code"><text:span text:style-name="T1">id</text:span></text:span><text:span text:style-name="T1"> specifies </text:span><text:span text:style-name="T85">the name of the parameter</text:span><text:span text:style-name="T1"> used for references from </text:span><text:span text:style-name="T109">input-section(4.3)</text:span><text:span text:style-name="T1"> and</text:span><text:span text:style-name="T109"> output-section(4.4)</text:span><text:span text:style-name="T1">. Usually it is also </text:span><text:span text:style-name="T72">the output option name</text:span><text:span text:style-name="T1">.</text:span></text:p>
      <text:p text:style-name="P30"><text:span text:style-name="T1">Optional attribute </text:span><text:span text:style-name="HTML_20_Code"><text:span text:style-name="T1">outid</text:span></text:span><text:span text:style-name="T1"> specifies </text:span><text:span text:style-name="T72">the output option name</text:span><text:span text:style-name="T1">, if it differs from </text:span><text:span text:style-name="T85">the parameter name</text:span><text:span text:style-name="T1">. </text:span><text:span text:style-name="T96">(It is necessary in case of multi-functional options, when it is worthwhile to separate it into multiple parameters differing by sense, type and/or attributes).</text:span></text:p>
      <text:p text:style-name="P30"><text:span text:style-name="T1">Optional attribute </text:span><text:span text:style-name="HTML_20_Code"><text:span text:style-name="T1">label</text:span></text:span><text:span text:style-name="T1"> specifies </text:span><text:span text:style-name="T63">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34">visible=”false”</text:span><text:span text:style-name="T1">).</text:span></text:p>
      <text:p text:style-name="P39"><text:span text:style-name="T1">Optional attribute </text:span><text:span text:style-name="HTML_20_Code"><text:span text:style-name="T45">tooltip</text:span></text:span><text:span text:style-name="T1"> specifies </text:span><text:span text:style-name="T63">the </text:span><text:span text:style-name="T69">tooltip</text:span><text:span text:style-name="T63"> text for the input field of the parameter <text:s/>in the setup dialog</text:span><text:span text:style-name="T1">. </text:span></text:p>
      <text:p text:style-name="P30"><text:soft-page-break/><text:span text:style-name="T1">Mandatory attribute</text:span><text:span text:style-name="HTML_20_Code"><text:span text:style-name="T1"> type</text:span></text:span><text:span text:style-name="T1"> specifies </text:span><text:span text:style-name="T85">the type name</text:span><text:span text:style-name="T1"> used for reference to parameter’s </text:span><text:span text:style-name="T109">type-definition (2.1)</text:span><text:span text:style-name="T1">, which sets its domain and formats.</text:span></text:p>
      <text:p text:style-name="P40"><text:span text:style-name="T1">Mandatory attribute </text:span><text:span text:style-name="HTML_20_Code"><text:span text:style-name="T1">default</text:span></text:span><text:span text:style-name="T1"> specifies the parameter’s</text:span><text:span text:style-name="T85"> default value in internal representation</text:span><text:span text:style-name="T1">, compatible with its type. </text:span><text:span text:style-name="T47">This attribute can be used to pass values from expressions or other parameters. It may be needed for example if the same parameter value must appear in the output in different formats.</text:span></text:p>
      <text:p text:style-name="P40"><text:span text:style-name="T47">Additionally </text:span><text:span text:style-name="HTML_20_Code"><text:span text:style-name="T47">default</text:span></text:span><text:span text:style-name="T47"> may be used to enter the contents of a file or result of executing a</text:span><text:span text:style-name="T48">n</text:span><text:span text:style-name="T47"> </text:span><text:span text:style-name="T48">external </text:span><text:span text:style-name="T47">command to the parameter value. If the resolved value of the </text:span><text:span text:style-name="HTML_20_Code"><text:span text:style-name="T47">default</text:span></text:span><text:span text:style-name="T47"> attribute starts with </text:span><text:span text:style-name="T48">a single </text:span><text:span text:style-name="T47">“@” then the rest is considered to be a file name (relative to the project or absolute). </text:span><text:span text:style-name="T48">The file is read and the contents (or a first line of it if the “list” attribute of the parameter type is “false”) is assigned to the parameter. This value can be used in other </text:span><text:span text:style-name="HTML_20_Code"><text:span text:style-name="T47">default</text:span></text:span><text:span text:style-name="T48"> assignments, some of the attribute values, output sections and conditional expressions.</text:span></text:p>
      <text:p text:style-name="P64"><text:span text:style-name="T1">If resolved value of the </text:span><text:span text:style-name="HTML_20_Code"><text:span text:style-name="T47">default </text:span></text:span><text:span text:style-name="T1">attribute starts with “@@” then the rest is considered to be a command with optional arguments – line is split by white spaces, so it works only for simple commands.</text:span></text:p>
      <text:p text:style-name="P54">Parameters are evaluated after multiple events, not just once the command is launched, so long command execution will slow down the <text:s/>overall program performance.</text:p>
      <text:p text:style-name="P54">The “@” may be escaped by “\” if they are needed in the first two positions of the value string. This escaped “\@” is only applicable to the first two positions of the result string.</text:p>
      <text:p text:style-name="P52"><text:s/></text:p>
      <text:p text:style-name="P30"><text:span text:style-name="T1">Optional attribute </text:span><text:span text:style-name="HTML_20_Code"><text:span text:style-name="T1">readonly=”true”</text:span></text:span><text:span text:style-name="T1"> </text:span><text:span text:style-name="T63">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30"><text:span text:style-name="T1">Optional attribute </text:span><text:span text:style-name="HTML_20_Code"><text:span text:style-name="T1">visible=”false”</text:span></text:span><text:span text:style-name="T1"> </text:span><text:span text:style-name="T63">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76">The attribute of visibility allows to introduce parameters with constant values, whose input is not necessary, and also parameters with conditional values, that are defined automatically depending on other parameters values. </text:p>
      <text:p text:style-name="P30"><text:span text:style-name="T1">Optional attribute </text:span><text:span text:style-name="HTML_20_Code"><text:span text:style-name="T1">omit</text:span></text:span><text:span text:style-name="T1"> specifies </text:span><text:span text:style-name="T85">the value</text:span><text:span text:style-name="T1"> </text:span><text:span text:style-name="T72">with which the parameter is not passes into an output line at all</text:span><text:span text:style-name="T1">. </text:span><text:span text:style-name="T96">(This is necessary in case when passing no option to a utility has other sense than passing it any definite parameter, including the default one).</text:span><text:span text:style-name="T1"> In this case, </text:span><text:span text:style-name="T72">the output representation of the parameter is an empty string</text:span><text:span text:style-name="T1">.</text:span></text:p>
      <text:p text:style-name="P30"><text:span text:style-name="T1">Joint fragments of the list of </text:span><text:span text:style-name="T109">parameters </text:span><text:span text:style-name="T1">may be enclosed into </text:span><text:span text:style-name="T109">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109">conditional expressions (6)</text:span><text:span text:style-name="T1">.</text:span></text:p>
      <text:h text:style-name="Heading_20_5" text:outline-level="5"><text:bookmark-start text:name="__RefHeading__10646_795333539"/><text:span text:style-name="T148">4.3. </text:span><text:span text:style-name="T18">Input Section</text:span><text:bookmark-end text:name="__RefHeading__10646_795333539"/></text:h>
      <text:p text:style-name="P30"><text:span text:style-name="T1">The </text:span><text:span text:style-name="T8">input section</text:span><text:span text:style-name="T1"> specifies </text:span><text:span text:style-name="T63">what parameters must be configurable in the input dialog</text:span><text:span text:style-name="T1">. Parameters in the section may be arbitrarily joined in semantic groups.</text:span></text:p>
      <text:p text:style-name="P5"/>
      <text:p text:style-name="Standard"><text:span text:style-name="T109">input-section </text:span><text:span text:style-name="T128"></text:span></text:p>
      <text:p text:style-name="Standard"><text:span text:style-name="HTML_20_Code"><text:span text:style-name="T1"><text:s text:c="3"/>&lt;input </text:span></text:span><text:span text:style-name="T109">[ </text:span><text:span text:style-name="HTML_20_Code"><text:span text:style-name="T1">label="</text:span></text:span><text:span text:style-name="HTML_20_Code"><text:span text:style-name="T65">dialog-title</text:span></text:span><text:span text:style-name="HTML_20_Code"><text:span text:style-name="T1">"</text:span></text:span><text:span text:style-name="T109"> ] </text:span><text:span text:style-name="HTML_20_Code"><text:span text:style-name="T1">&gt;</text:span></text:span></text:p>
      <text:p text:style-name="Standard"><text:span text:style-name="HTML_20_Code"><text:span text:style-name="T1"><text:s text:c="4"/></text:span></text:span><text:span text:style-name="T108">{ </text:span><text:span text:style-name="T109">input-group</text:span><text:span text:style-name="T108"> }</text:span></text:p>
      <text:p text:style-name="Standard"><text:span text:style-name="HTML_20_Code"><text:s text:c="3"/>&lt;/</text:span><text:span text:style-name="HTML_20_Code"><text:span text:style-name="T1">input</text:span></text:span><text:span text:style-name="HTML_20_Code">&gt;</text:span></text:p>
      <text:p text:style-name="P12"/>
      <text:p text:style-name="Standard"><text:span text:style-name="T109">input-group </text:span><text:span text:style-name="T128"></text:span></text:p>
      <text:p text:style-name="Standard"><text:span text:style-name="HTML_20_Code"><text:span text:style-name="T1"><text:s text:c="3"/>&lt;group </text:span></text:span><text:span text:style-name="T109">[ </text:span><text:span text:style-name="HTML_20_Code"><text:span text:style-name="T1">name="</text:span></text:span><text:span text:style-name="HTML_20_Code"><text:span text:style-name="T87">group-name</text:span></text:span><text:span text:style-name="HTML_20_Code"><text:span text:style-name="T1">"</text:span></text:span><text:span text:style-name="T109"> ] </text:span></text:p>
      <text:p text:style-name="P28"><text:span text:style-name="HTML_20_Code"><text:span text:style-name="T1"><text:s text:c="10"/></text:span></text:span><text:span text:style-name="T109">[ </text:span><text:span text:style-name="HTML_20_Code"><text:span text:style-name="T1">label="</text:span></text:span><text:span text:style-name="HTML_20_Code"><text:span text:style-name="T65">tab-title</text:span></text:span><text:span text:style-name="HTML_20_Code"><text:span text:style-name="T1">"</text:span></text:span><text:span text:style-name="T109"> ]</text:span></text:p>
      <text:p text:style-name="P28"><text:span text:style-name="HTML_20_Code"><text:span text:style-name="T1"><text:s text:c="10"/></text:span></text:span><text:span text:style-name="T109">[ </text:span><text:span text:style-name="HTML_20_Code"><text:span text:style-name="T56">visible</text:span></text:span><text:span text:style-name="HTML_20_Code"><text:span text:style-name="T1">=</text:span></text:span><text:span text:style-name="HTML_20_Code"><text:span text:style-name="T109">(</text:span></text:span><text:span text:style-name="HTML_20_Code"><text:span text:style-name="T1">"</text:span></text:span><text:span text:style-name="HTML_20_Code"><text:span text:style-name="T56">true" </text:span></text:span><text:span text:style-name="HTML_20_Code"><text:span text:style-name="T117">|</text:span></text:span><text:span text:style-name="HTML_20_Code"><text:span text:style-name="T56"> "false"</text:span></text:span><text:span text:style-name="HTML_20_Code"><text:span text:style-name="T117">)</text:span></text:span><text:span text:style-name="T109"> ]</text:span></text:p>
      <text:p text:style-name="P28"><text:span text:style-name="HTML_20_Code"><text:span text:style-name="T1"><text:s text:c="10"/></text:span></text:span><text:span text:style-name="T109">[ </text:span><text:span text:style-name="HTML_20_Code"><text:span text:style-name="T56">weight</text:span></text:span><text:span text:style-name="HTML_20_Code"><text:span text:style-name="T1">="</text:span></text:span><text:span text:style-name="HTML_20_Code"><text:span text:style-name="T67">floating-point-number</text:span></text:span><text:span text:style-name="HTML_20_Code"><text:span text:style-name="T1">"</text:span></text:span><text:span text:style-name="T109"> ] </text:span><text:span text:style-name="HTML_20_Code"><text:span text:style-name="T1">&gt;</text:span></text:span></text:p>
      <text:p text:style-name="Standard"><text:span text:style-name="HTML_20_Code"><text:span text:style-name="T1"><text:s text:c="10"/></text:span></text:span></text:p>
      <text:p text:style-name="Standard"><text:span text:style-name="HTML_20_Code"><text:span text:style-name="T1"><text:s text:c="4"/></text:span></text:span><text:span text:style-name="T109">{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6"/>
      <text:p text:style-name="Standard"><text:soft-page-break/><text:span text:style-name="T109">input-element </text:span><text:span text:style-name="T128"></text:span></text:p>
      <text:p text:style-name="P20"><text:span text:style-name="HTML_20_Code"><text:span text:style-name="T1"><text:s text:c="3"/></text:span></text:span><text:span text:style-name="HTML_20_Code"><text:span text:style-name="T115">(</text:span></text:span><text:span text:style-name="HTML_20_Code"><text:span text:style-name="T1">”</text:span></text:span><text:span text:style-name="HTML_20_Code"><text:span text:style-name="T87">parameter name</text:span></text:span><text:span text:style-name="HTML_20_Code"><text:span text:style-name="T1">” </text:span></text:span><text:span text:style-name="HTML_20_Code"><text:span text:style-name="T109">| </text:span></text:span><text:span text:style-name="HTML_20_Code"><text:span text:style-name="T106">”</text:span></text:span><text:span text:style-name="HTML_20_Code"><text:span text:style-name="T86">---</text:span></text:span><text:span text:style-name="HTML_20_Code"><text:span text:style-name="T106">”</text:span></text:span><text:span text:style-name="HTML_20_Code"><text:span text:style-name="T107">)</text:span></text:span></text:p>
      <text:p text:style-name="P5"/>
      <text:p text:style-name="Standard"><text:span text:style-name="T109">insert-section </text:span><text:span text:style-name="T128"></text:span></text:p>
      <text:p text:style-name="Standard"><text:span text:style-name="HTML_20_Code"><text:span text:style-name="T1"><text:s text:c="3"/>&lt;insert after="</text:span></text:span><text:span text:style-name="HTML_20_Code"><text:span text:style-name="T65">parameter-name</text:span></text:span><text:span text:style-name="HTML_20_Code"><text:span text:style-name="T1">"</text:span></text:span><text:span text:style-name="T109"> ] </text:span><text:span text:style-name="HTML_20_Code"><text:span text:style-name="T1">&gt;</text:span></text:span></text:p>
      <text:p text:style-name="Standard"><text:span text:style-name="HTML_20_Code"><text:span text:style-name="T1"><text:s text:c="4"/></text:span></text:span><text:span text:style-name="T108">{ </text:span><text:span text:style-name="T109">input-element</text:span><text:span text:style-name="T108"> }</text:span></text:p>
      <text:p text:style-name="Standard"><text:span text:style-name="HTML_20_Code"><text:s text:c="3"/>&lt;/</text:span><text:span text:style-name="HTML_20_Code"><text:span text:style-name="T1">insert</text:span></text:span><text:span text:style-name="HTML_20_Code">&gt;</text:span></text:p>
      <text:p text:style-name="P30"/>
      <text:p text:style-name="Standard"><text:span text:style-name="T109">delete-section </text:span><text:span text:style-name="T128"></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09">{ input-element }</text:span></text:p>
      <text:p text:style-name="Standard"><text:span text:style-name="HTML_20_Code"><text:span text:style-name="T1"><text:s text:c="3"/>&lt;/delete&gt;</text:span></text:span></text:p>
      <text:p text:style-name="P51"/>
      <text:p text:style-name="P30"><text:span text:style-name="T1">Optional attribute </text:span><text:span text:style-name="HTML_20_Code"><text:span text:style-name="T1">label</text:span></text:span><text:span text:style-name="T1"> of the</text:span><text:span text:style-name="T109"> input-section</text:span><text:span text:style-name="T1"> specifies </text:span><text:span text:style-name="T63">the title of the input dialog</text:span><text:span text:style-name="T1">. Default value is </text:span><text:span text:style-name="T63">“</text:span><text:span text:style-name="T65">context </text:span><text:span text:style-name="T63">Preferences”</text:span><text:span text:style-name="T1">, where </text:span><text:span text:style-name="T2">context</text:span><text:span text:style-name="T1"> is a context kind.</text:span></text:p>
      <text:p text:style-name="P51">Parameters, united in one group, are displayed in one tab of the input dialog, in the order of their definition. The order of tabs in the dialog is the order of groups definitions in the input section.</text:p>
      <text:p text:style-name="P30"><text:span text:style-name="T1">Group’s attribute </text:span><text:span text:style-name="HTML_20_Code"><text:span text:style-name="T1">label</text:span></text:span><text:span text:style-name="T1"> specifies </text:span><text:span text:style-name="T63">the tab's title</text:span><text:span text:style-name="T1">; it is mandatory for all contexts, except </text:span><text:span text:style-name="HTML_20_Code"><text:span text:style-name="T1">tool</text:span></text:span><text:span text:style-name="T1">. </text:span></text:p>
      <text:p text:style-name="P30"><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85">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30"><text:span text:style-name="T1">Group’s attribute </text:span><text:span text:style-name="HTML_20_Code"><text:span text:style-name="T1">visible</text:span></text:span><text:span text:style-name="T1"> specifies </text:span><text:span text:style-name="T63">the tab’s visibility mode</text:span><text:span text:style-name="T1"> and thus </text:span><text:span text:style-name="T63">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48"><text:span text:style-name="T1">Group’s attribute </text:span><text:span text:style-name="HTML_20_Code"><text:span text:style-name="T56">weight</text:span></text:span><text:span text:style-name="T1"> </text:span><text:span text:style-name="T56">allows to control the order the sections appear in the final menu. It is convenient when you want to put new section before the sections inherited from the base tool. Default weight is 1.0, the higher the weight, the later this group's tab will appear in the menu.</text:span></text:p>
      <text:p text:style-name="P62"><text:span text:style-name="T109">Input-element </text:span>can be either parameter name or a separator <text:s/>(will appear as horizontal line in the dialog). Separator is specified by a fixed text - a sequence of 3 dashes (<text:span text:style-name="HTML_20_Code"><text:span text:style-name="T1">”---”</text:span></text:span>).</text:p>
      <text:p text:style-name="P30"><text:span text:style-name="T1">Joint fragments of the list of </text:span><text:span text:style-name="T109">input-groups</text:span><text:span text:style-name="T1"> and </text:span><text:span text:style-name="T109">input-elements </text:span><text:span text:style-name="T1">may be enclosed into </text:span><text:span text:style-name="T109">structural conditional clauses (6)</text:span><text:span text:style-name="T1">. String values of attribute </text:span><text:span text:style-name="HTML_20_Code"><text:span text:style-name="T1">visible </text:span></text:span><text:span text:style-name="T1">may be a </text:span><text:span text:style-name="T109">conditional expression (6)</text:span><text:span text:style-name="T1">.</text:span></text:p>
      <text:p text:style-name="P30"><text:span text:style-name="T1">Semantics of </text:span><text:span text:style-name="T109">insert-section</text:span><text:span text:style-name="T1"> and </text:span><text:span text:style-name="T109">delete-section</text:span><text:span text:style-name="T1"> is described in 4.5.</text:span></text:p>
      <text:h text:style-name="P146" text:outline-level="5"><text:bookmark-start text:name="__RefHeading__10648_795333539"/>4.4. Output Section<text:bookmark-end text:name="__RefHeading__10648_795333539"/></text:h>
      <text:p text:style-name="P35"><text:span text:style-name="T1">The </text:span><text:span text:style-name="T8">output section</text:span><text:span text:style-name="T1"> specifies </text:span><text:span text:style-name="T72">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114">control-format</text:span><text:span text:style-name="T31"> line is used for the shell parameters (like “-c” in “/bin/bash -c &lt;command&gt;”), all other </text:span><text:span text:style-name="T114">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4445517276574772947" text:style-name="L1">
        <text:list-item>
          <text:p text:style-name="P125"><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25"><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26"><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27"><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text:span><text:soft-page-break/><text:span text:style-name="T22">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8"><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109">output-section</text:span><text:span text:style-name="T108"> </text:span><text:span text:style-name="T128"></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108">{ </text:span><text:span text:style-name="T109">control-line</text:span><text:span text:style-name="T108"> }</text:span></text:p>
      <text:p text:style-name="Standard"><text:span text:style-name="HTML_20_Code"><text:s text:c="3"/>&lt;/</text:span><text:span text:style-name="HTML_20_Code"><text:span text:style-name="T1">output</text:span></text:span><text:span text:style-name="HTML_20_Code">&gt;</text:span></text:p>
      <text:p text:style-name="P12"/>
      <text:p text:style-name="Standard"><text:span text:style-name="T109">control-line </text:span><text:span text:style-name="T128"></text:span></text:p>
      <text:p text:style-name="Standard"><text:span text:style-name="HTML_20_Code"><text:span text:style-name="T1"><text:s text:c="3"/>&lt;line </text:span></text:span><text:span text:style-name="T109">[ </text:span><text:span text:style-name="HTML_20_Code"><text:span text:style-name="T1">name=”</text:span></text:span><text:span text:style-name="HTML_20_Code"><text:span text:style-name="T87">line-name</text:span></text:span><text:span text:style-name="HTML_20_Code"><text:span text:style-name="T1">”</text:span></text:span><text:span text:style-name="T109"> ]</text:span></text:p>
      <text:p text:style-name="Standard"><text:span text:style-name="HTML_20_Code"><text:span text:style-name="T1"><text:s text:c="9"/></text:span></text:span><text:span text:style-name="T109">[ </text:span><text:span text:style-name="HTML_20_Code"><text:span text:style-name="T1">dest=”</text:span></text:span><text:span text:style-name="HTML_20_Code"><text:span text:style-name="T87">destination-parameter-name</text:span></text:span><text:span text:style-name="HTML_20_Code"><text:span text:style-name="T1">”</text:span></text:span><text:span text:style-name="T109"> ]</text:span></text:p>
      <text:p text:style-name="P17"><text:span text:style-name="HTML_20_Code"><text:span text:style-name="T1"><text:s text:c="9"/></text:span></text:span><text:span text:style-name="T109">[ </text:span><text:span text:style-name="HTML_20_Code"><text:span text:style-name="T1">sep=”</text:span></text:span><text:span text:style-name="HTML_20_Code"><text:span text:style-name="T74">options-separator-string</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mark</text:span></text:span><text:span text:style-name="HTML_20_Code"><text:span text:style-name="T1">=”</text:span></text:span><text:span text:style-name="HTML_20_Code"><text:span text:style-name="T79">mark</text:span></text:span><text:span text:style-name="HTML_20_Code"><text:span text:style-name="T74">-string</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prompt</text:span></text:span><text:span text:style-name="HTML_20_Code"><text:span text:style-name="T1">=”</text:span></text:span><text:span text:style-name="HTML_20_Code"><text:span text:style-name="T79">finish</text:span></text:span><text:span text:style-name="HTML_20_Code"><text:span text:style-name="T74">-string</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timeout</text:span></text:span><text:span text:style-name="HTML_20_Code"><text:span text:style-name="T1">=”</text:span></text:span><text:span text:style-name="HTML_20_Code"><text:span text:style-name="T79">timeout-in-sec</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79">name-of-error-parser-control-line</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79">name-of-output-parser-control-line</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errors</text:span></text:span><text:span text:style-name="HTML_20_Code"><text:span text:style-name="T1">=”</text:span></text:span><text:span text:style-name="HTML_20_Code"><text:span text:style-name="T79">eclipse-errors-pattern-string</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warnings</text:span></text:span><text:span text:style-name="HTML_20_Code"><text:span text:style-name="T1">=”</text:span></text:span><text:span text:style-name="HTML_20_Code"><text:span text:style-name="T79">eclipse-warnings-pattern-string</text:span></text:span><text:span text:style-name="HTML_20_Code"><text:span text:style-name="T1">”</text:span></text:span><text:span text:style-name="T109"> ] </text:span></text:p>
      <text:p text:style-name="P17"><text:span text:style-name="HTML_20_Code"><text:span text:style-name="T1"><text:s text:c="9"/></text:span></text:span><text:span text:style-name="T109">[ </text:span><text:span text:style-name="HTML_20_Code"><text:span text:style-name="T32">info</text:span></text:span><text:span text:style-name="HTML_20_Code"><text:span text:style-name="T1">=”</text:span></text:span><text:span text:style-name="HTML_20_Code"><text:span text:style-name="T79">eclipse-info-pattern-string</text:span></text:span><text:span text:style-name="HTML_20_Code"><text:span text:style-name="T1">”</text:span></text:span><text:span text:style-name="T109"> ]</text:span></text:p>
      <text:p text:style-name="P129"><text:span text:style-name="HTML_20_Code"><text:span text:style-name="T1"><text:s text:c="9"/></text:span></text:span><text:span text:style-name="T109">[ </text:span><text:span text:style-name="HTML_20_Code"><text:span text:style-name="T58">instance-capture</text:span></text:span><text:span text:style-name="HTML_20_Code"><text:span text:style-name="T1">=”</text:span></text:span><text:span text:style-name="HTML_20_Code"><text:span text:style-name="T79">eclipse-info-pattern-string</text:span></text:span><text:span text:style-name="HTML_20_Code"><text:span text:style-name="T1">”</text:span></text:span><text:span text:style-name="T109"> ]</text:span></text:p>
      <text:p text:style-name="P129"><text:span text:style-name="HTML_20_Code"><text:span text:style-name="T1"><text:s text:c="9"/></text:span></text:span><text:span text:style-name="T109">[ </text:span><text:span text:style-name="HTML_20_Code"><text:span text:style-name="T58">instance-separator</text:span></text:span><text:span text:style-name="HTML_20_Code"><text:span text:style-name="T1">=”</text:span></text:span><text:span text:style-name="HTML_20_Code"><text:span text:style-name="T79">eclipse-info-pattern-string</text:span></text:span><text:span text:style-name="HTML_20_Code"><text:span text:style-name="T1">”</text:span></text:span><text:span text:style-name="T109"> ]</text:span></text:p>
      <text:p text:style-name="P129"><text:span text:style-name="HTML_20_Code"><text:span text:style-name="T1"><text:s text:c="9"/></text:span></text:span><text:span text:style-name="T109">[ </text:span><text:span text:style-name="HTML_20_Code"><text:span text:style-name="T58">instance-suffix</text:span></text:span><text:span text:style-name="HTML_20_Code"><text:span text:style-name="T1">=”</text:span></text:span><text:span text:style-name="HTML_20_Code"><text:span text:style-name="T79">eclipse-info-pattern-string</text:span></text:span><text:span text:style-name="HTML_20_Code"><text:span text:style-name="T1">”</text:span></text:span><text:span text:style-name="T109"> ]</text:span></text:p>
      <text:p text:style-name="P129"><text:span text:style-name="HTML_20_Code"><text:span text:style-name="T1"><text:s text:c="9"/></text:span></text:span><text:span text:style-name="T109">[ </text:span><text:span text:style-name="HTML_20_Code"><text:span text:style-name="T49">log</text:span></text:span><text:span text:style-name="HTML_20_Code"><text:span text:style-name="T1">=”</text:span></text:span><text:span text:style-name="HTML_20_Code"><text:span text:style-name="T80">log_file_suffix</text:span></text:span><text:span text:style-name="HTML_20_Code"><text:span text:style-name="T1">”</text:span></text:span><text:span text:style-name="T109"> ] <text:s/></text:span><text:span text:style-name="HTML_20_Code"><text:span text:style-name="T1">&gt;</text:span></text:span></text:p>
      <text:p text:style-name="P22"><text:span text:style-name="T104"><text:s text:c="9"/></text:span><text:span text:style-name="T109">{</text:span><text:span text:style-name="T121"> </text:span><text:span text:style-name="T109">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109">insert-section </text:span><text:span text:style-name="T128"></text:span></text:p>
      <text:p text:style-name="Standard"><text:span text:style-name="HTML_20_Code"><text:span text:style-name="T1"><text:s text:c="3"/>&lt;insert after=</text:span></text:span><text:span text:style-name="T109">control-format ] </text:span><text:span text:style-name="HTML_20_Code"><text:span text:style-name="T1">&gt;</text:span></text:span></text:p>
      <text:p text:style-name="Standard"><text:span text:style-name="HTML_20_Code"><text:span text:style-name="T1"><text:s text:c="4"/></text:span></text:span><text:span text:style-name="T108">{ control-format }</text:span></text:p>
      <text:p text:style-name="Standard"><text:span text:style-name="HTML_20_Code"><text:s text:c="3"/>&lt;/</text:span><text:span text:style-name="HTML_20_Code"><text:span text:style-name="T1">insert</text:span></text:span><text:span text:style-name="HTML_20_Code">&gt;</text:span></text:p>
      <text:p text:style-name="P30"/>
      <text:p text:style-name="Standard"><text:span text:style-name="T109">delete-section </text:span><text:span text:style-name="T128"></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09">{ control-format }</text:span></text:p>
      <text:p text:style-name="Standard"><text:span text:style-name="HTML_20_Code"><text:span text:style-name="T1"><text:s text:c="3"/>&lt;/delete&gt;</text:span></text:span></text:p>
      <text:p text:style-name="Standard"><text:span text:style-name="HTML_20_Code"><text:span text:style-name="T1"/></text:span></text:p>
      <text:p text:style-name="P30"><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85">the internal name of the line</text:span><text:span text:style-name="T1"> used in a derivative context to edit lists of options and lines (see 4.5). </text:span><text:span text:style-name="T36">Terminal scripts use name of the parser they use.</text:span></text:p>
      <text:p text:style-name="P36"><text:span text:style-name="T1">Optional attribute </text:span><text:span text:style-name="HTML_20_Code"><text:span text:style-name="T1">dest</text:span></text:span><text:span text:style-name="T1"> specifies </text:span><text:span text:style-name="T85">the name of the destination parameter</text:span><text:span text:style-name="T132">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37"><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30"><text:soft-page-break/><text:span text:style-name="T72">The control line is composed by concatenation of strings resulting from </text:span><text:span text:style-name="T1">control-formats</text:span><text:span text:style-name="T109">(4.4.1)</text:span><text:span text:style-name="T1">. </text:span><text:span text:style-name="T72">If attribute </text:span><text:span text:style-name="HTML_20_Code"><text:span text:style-name="T72">sep </text:span></text:span><text:span text:style-name="T72">is present, the separator string is inserted between each two adjacent strings.</text:span></text:p>
      <text:p text:style-name="P63"><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59"><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60"><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60"><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61"><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61"><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136"><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text:span><text:span text:style-name="T59">names of parameters that contain </text:span><text:span text:style-name="T39">patterns </text:span><text:span text:style-name="T59">(regular expressions) </text:span><text:span text:style-name="T39">to extract resource name, line number and the message text </text:span><text:span text:style-name="T59">from the tool output</text:span><text:span text:style-name="T39">.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137"><text:span text:style-name="T39">Attributes </text:span><text:span text:style-name="HTML_20_Code"><text:span text:style-name="T59">instance-capture</text:span></text:span><text:span text:style-name="T39"> , </text:span><text:span text:style-name="HTML_20_Code"><text:span text:style-name="T59">instance-separator</text:span></text:span><text:span text:style-name="HTML_20_Code"><text:span text:style-name="T32"> </text:span></text:span><text:span text:style-name="T39">and </text:span><text:span text:style-name="HTML_20_Code"><text:span text:style-name="T32">i</text:span></text:span><text:span text:style-name="HTML_20_Code"><text:span text:style-name="T59">nstance-suffix</text:span></text:span><text:span text:style-name="HTML_20_Code"><text:span text:style-name="T32"> </text:span></text:span><text:span text:style-name="T39">specify </text:span><text:span text:style-name="T59">names of parameters that hold regular expressions</text:span><text:span text:style-name="T39"> </text:span><text:span text:style-name="T59">for parsing the database object references in the tool output when source code location (filename and line number) is not explicitly available in the tool output. The first one, </text:span><text:span text:style-name="HTML_20_Code"><text:span text:style-name="T59">instance-capture </text:span></text:span><text:span text:style-name="T59">is a regular expression to detect a reference to a database object, current value for Xilinx Vivado synthesis is:</text:span></text:p>
      <text:p text:style-name="P137"><text:span text:style-name="HTML_20_Code"><text:span text:style-name="T59">((([#a-zA-Z_$]([a-zA-Z_$0-9]|\[[0-9:]+\])*)(\.|:))+([a-zA-Z_$]([a-zA-Z_$0-9]|\[[0-9:]+\])*))</text:span></text:span></text:p>
      <text:p text:style-name="P137"><text:span text:style-name="HTML_20_Code"><text:span text:style-name="T59"/></text:span></text:p>
      <text:p text:style-name="P138"><text:span text:style-name="T163">Outer “()” specify what should remain in the problem text when object reference is removed – it is possible for external pre-processor (i.e. python script) to insert extra prefix and/or suffix to facilitate parsing of the line by VDT, these elements should be inside outer “()”. The next pair (group1) encloses the object reference itself that should be parsed by VDT (the “#” in front of the </text:span><text:soft-page-break/><text:span text:style-name="T163">reference tells that the rest reference starts from the instance element somewhere in the hierarchy under the top module, without it VDT looks for the top level element (Verilog module).</text:span></text:p>
      <text:p text:style-name="P139">Next <text:span text:style-name="HTML_20_Code"><text:span text:style-name="T166">instance-separator </text:span></text:span>is just a regex to specify hierarchy separator, <text:s/><text:span text:style-name="HTML_20_Code">"\."</text:span><text:span text:style-name="HTML_20_Code"><text:span text:style-name="T166"> </text:span></text:span>by default.</text:p>
      <text:p text:style-name="P139">Pattern <text:span text:style-name="HTML_20_Code"><text:span text:style-name="T164">instance-suffix</text:span></text:span> matches some known suffixes that tool may append to the name specified in the source code. When trying to match the name segment VDT first removes any bit specifications, then tries to match the name exactly. If that fails it looks for database objects that match the beginning of the specified name and the remaining part of the provided name matches the specified suffix. Only if that fails also, VDT matches objects that match the beginning of the name segment it parses.</text:p>
      <text:p text:style-name="P139">Current value of <text:span text:style-name="HTML_20_Code"><text:span text:style-name="T164">instance-suffix</text:span></text:span> is <text:span text:style-name="HTML_20_Code">"_reg|__parameterized[0-9]*"</text:span>, it is likely to include more known patterns in the future.</text:p>
      <text:p text:style-name="P138"><text:span text:style-name="T166">Optional a</text:span>ttribute <text:span text:style-name="HTML_20_Code"><text:span text:style-name="T164">log </text:span></text:span>specif<text:span text:style-name="T163">ies suffix of the tool log for this output block that will be appended to the tool name with “_” separator, if this line is the only that needs logs then </text:span><text:span text:style-name="HTML_20_Code"><text:span text:style-name="T164">log=”” </text:span></text:span><text:span text:style-name="T163">is adequate (block without the attribute does not generate log file. Each stored log file includes the unique time stamp of the run, the link to the latest log is also generated, so each tool context menu offers to play back latest log or the use the file selector dialog to select the desired one.</text:span></text:p>
      <text:p text:style-name="P53">When log play-back is activated, program uses log files to feed them to the same external parsers (and native regex matching capability of Eclipse) defined for this tool/line, so it is possible to get output with the different filter settings than ones used during the actual tool run.</text:p>
      <text:p text:style-name="P30"><text:span text:style-name="T1">Joint fragments of the list of </text:span><text:span text:style-name="T109">control-formats </text:span><text:span text:style-name="T1">may be enclosed into </text:span><text:span text:style-name="T109">structural conditional clauses (6)</text:span><text:span text:style-name="T1">.</text:span></text:p>
      <text:h text:style-name="Heading_20_9" text:outline-level="9"><text:bookmark-start text:name="__RefHeading__10650_795333539"/>4.4.1. <text:span text:style-name="T1">Formatting</text:span> <text:span text:style-name="T1">Of</text:span> <text:span text:style-name="T1">A</text:span> <text:span text:style-name="T1">Control</text:span> <text:span text:style-name="T1">Line</text:span><text:bookmark-end text:name="__RefHeading__10650_795333539"/></text:h>
      <text:p text:style-name="P6"/>
      <text:p text:style-name="Standard"><text:span text:style-name="T109">control-format </text:span><text:span text:style-name="T128"></text:span></text:p>
      <text:p text:style-name="Standard"><text:span text:style-name="T104"><text:s text:c="8"/></text:span><text:span text:style-name="T134">"</text:span><text:span text:style-name="T104"> </text:span><text:span text:style-name="T109">{</text:span><text:span text:style-name="T121"> </text:span><text:span text:style-name="HTML_20_Code"><text:span text:style-name="T74">fixed-text</text:span></text:span><text:span text:style-name="T109"> <text:s/>| pattern } </text:span><text:span text:style-name="T134">"</text:span></text:p>
      <text:p text:style-name="P5"/>
      <text:p text:style-name="Standard"><text:span text:style-name="T109">pattern </text:span><text:span text:style-name="T128"></text:span></text:p>
      <text:p text:style-name="Standard"><text:span text:style-name="HTML_20_Code"><text:span text:style-name="T1"><text:s text:c="3"/></text:span></text:span><text:span text:style-name="T109">pattern-option <text:s text:c="2"/>|</text:span></text:p>
      <text:p text:style-name="Standard"><text:span text:style-name="HTML_20_Code"><text:span text:style-name="T1"><text:s text:c="3"/></text:span></text:span><text:span text:style-name="T109">pattern-generator <text:s/>|</text:span></text:p>
      <text:p text:style-name="Standard"><text:span text:style-name="HTML_20_Code"><text:span text:style-name="T1"><text:s text:c="3"/></text:span></text:span><text:span text:style-name="T109">pattern-repetitor</text:span></text:p>
      <text:p text:style-name="P5"/>
      <text:p text:style-name="Standard"><text:span text:style-name="T109">pattern-option </text:span><text:span text:style-name="T128"></text:span></text:p>
      <text:p text:style-name="Standard"><text:span text:style-name="HTML_20_Code"><text:span text:style-name="T1"><text:s text:c="3"/></text:span></text:span><text:span text:style-name="HTML_20_Code">%</text:span><text:span text:style-name="HTML_20_Code"><text:span text:style-name="T87">parameter-name</text:span></text:span></text:p>
      <text:p text:style-name="P6"/>
      <text:p text:style-name="Standard"><text:span text:style-name="T109">pattern-generator </text:span><text:span text:style-name="T128"></text:span></text:p>
      <text:p text:style-name="Standard"><text:span text:style-name="HTML_20_Code"><text:span text:style-name="T1"><text:s text:c="3"/>%%</text:span></text:span><text:span text:style-name="HTML_20_Code"><text:span text:style-name="T87">generator-name</text:span></text:span></text:p>
      <text:p text:style-name="P5"/>
      <text:p text:style-name="Standard"><text:span text:style-name="T109">pattern-repetitor </text:span><text:span text:style-name="T128"></text:span></text:p>
      <text:p text:style-name="Standard"><text:span text:style-name="HTML_20_Code"><text:span text:style-name="T1"><text:s text:c="3"/>%( </text:span></text:span><text:span text:style-name="HTML_20_Code"><text:span text:style-name="T74">text-repetitor</text:span></text:span><text:span text:style-name="HTML_20_Code"><text:span text:style-name="T1"> %| </text:span></text:span><text:span text:style-name="HTML_20_Code"><text:span text:style-name="T74">text-separator</text:span></text:span><text:span text:style-name="HTML_20_Code"><text:span text:style-name="T1"> %)</text:span></text:span></text:p>
      <text:p text:style-name="P5"/>
      <text:p text:style-name="P51">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bookmark-start text:name="__RefHeading__10652_795333539"/><text:span text:style-name="T18">4.5. Specification of Derivative Context </text:span><text:span text:style-name="T136">tool</text:span><text:bookmark-end text:name="__RefHeading__10652_795333539"/></text:h>
      <text:p text:style-name="P30"><text:span text:style-name="T1">The mechanism of edition, that helps to create a derivative context from the base context indicated by attribute </text:span><text:span text:style-name="T134">inherits</text:span><text:span text:style-name="T1">, works as follows:</text:span></text:p>
      <text:list xml:id="list170643800480205" text:continue-list="list2804475457183183641" text:style-name="WW8Num4">
        <text:list-item>
          <text:p text:style-name="P102"><text:span text:style-name="T1">For header attributes of <text:s/>the derivative </text:span><text:span text:style-name="T109">context(4)</text:span><text:span text:style-name="T1">:</text:span></text:p>
        </text:list-item>
      </text:list>
      <text:list xml:id="list2129605102140259689" text:style-name="WW8Num1">
        <text:list-item>
          <text:list>
            <text:list-item>
              <text:p text:style-name="P105"><text:span text:style-name="T1">attribute </text:span><text:span text:style-name="T134">name</text:span><text:span text:style-name="T1"> must specify a unique name;</text:span></text:p>
            </text:list-item>
            <text:list-item>
              <text:p text:style-name="P105"><text:span text:style-name="T1">attribute </text:span><text:span text:style-name="T134">interface</text:span><text:span text:style-name="T1"> must refer either to the interface of the base contex, or to an interface derived from it;</text:span></text:p>
            </text:list-item>
            <text:list-item>
              <text:p text:style-name="P105"><text:soft-page-break/><text:span text:style-name="T1">attribute </text:span><text:span text:style-name="T134">exe</text:span><text:span text:style-name="T1"> may be either omitted (then it is inherited), or contain the same utility name, or some other name. </text:span><text:span text:style-name="T96">(The last may have sense, if the derived context refers to other version of the same utility installed in another directory).</text:span></text:p>
            </text:list-item>
          </text:list>
        </text:list-item>
      </text:list>
      <text:list xml:id="list170644348790939" text:continue-list="list170643800480205" text:style-name="WW8Num4">
        <text:list-item>
          <text:p text:style-name="P102"><text:span text:style-name="T1">In the </text:span><text:span text:style-name="T109">parameters-section(4.2)</text:span><text:span text:style-name="T1"> of the derivative context it is possible:</text:span></text:p>
        </text:list-item>
      </text:list>
      <text:list xml:id="list110299027417989693" text:style-name="WW8Num25">
        <text:list-item>
          <text:p text:style-name="P121">to define a new parameter with a unique identifier;</text:p>
        </text:list-item>
        <text:list-item>
          <text:p text:style-name="P121">to modify any attributes of an existing parameter by their redefinition;</text:p>
        </text:list-item>
      </text:list>
      <text:list xml:id="list170643422809187" text:continue-list="list170644348790939" text:style-name="WW8Num4">
        <text:list-item>
          <text:p text:style-name="P102"><text:span text:style-name="T1">In the </text:span><text:span text:style-name="T109">input-section(4.3)</text:span><text:span text:style-name="T1"> of the derivative context it is possible:</text:span></text:p>
        </text:list-item>
      </text:list>
      <text:list xml:id="list170644787752630" text:continue-list="list110299027417989693" text:style-name="WW8Num25">
        <text:list-item>
          <text:p text:style-name="P106"><text:span text:style-name="T1">to redefine the dialog’s title – section’s attribute </text:span><text:span text:style-name="T134">label</text:span><text:span text:style-name="T1">;</text:span></text:p>
        </text:list-item>
        <text:list-item>
          <text:p text:style-name="P121">to define a new group with a unique name and arbitrary contents;</text:p>
        </text:list-item>
        <text:list-item>
          <text:p text:style-name="P106"><text:span text:style-name="T1">to alter visibility of an existing group (exclude from input or to include again) – group’s attribute </text:span><text:span text:style-name="T134">visible</text:span><text:span text:style-name="T1">.</text:span></text:p>
        </text:list-item>
        <text:list-item>
          <text:p text:style-name="P106"><text:span text:style-name="T1">to add new </text:span><text:span text:style-name="T109">input-elements </text:span><text:span text:style-name="T1">to a group.</text:span></text:p>
        </text:list-item>
      </text:list>
      <text:p text:style-name="P71">The mechanism of editions for an input section works as follows:</text:p>
      <text:list xml:id="list170643610089093" text:continue-numbering="true" text:style-name="WW8Num25">
        <text:list-item>
          <text:p text:style-name="P121">First, all groups (elements) from the base context are included into the section (group) in the order of their definition; the contents of an already existing group is filled with base elements similarly.</text:p>
        </text:list-item>
        <text:list-item>
          <text:p text:style-name="P121">Then all new groups (elements) are included into the section (group) in the order of their definition in the derivative context.</text:p>
        </text:list-item>
        <text:list-item>
          <text:p text:style-name="P106"><text:span text:style-name="T1">Then, if an </text:span><text:span text:style-name="T109">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34">”</text:span><text:span text:style-name="HTML_20_Code"><text:span text:style-name="T1">first</text:span></text:span><text:span text:style-name="T134">”</text:span><text:span text:style-name="T1">, elements are inserted in the beginning of the group.</text:span></text:p>
        </text:list-item>
        <text:list-item>
          <text:p text:style-name="P106"><text:span text:style-name="T1">Then, if a </text:span><text:span text:style-name="T109">delete-section</text:span><text:span text:style-name="T1"> is present in the group, all elements from it are removed from this group.</text:span></text:p>
        </text:list-item>
      </text:list>
      <text:list xml:id="list170643555177474" text:continue-list="list170643422809187" text:style-name="WW8Num4">
        <text:list-item>
          <text:p text:style-name="P102"><text:span text:style-name="T1">In the </text:span><text:span text:style-name="T109">output-section(4.4)</text:span><text:span text:style-name="T1"> of the derivative context it is possible:</text:span></text:p>
        </text:list-item>
      </text:list>
      <text:list xml:id="list170643881156893" text:continue-list="list170643610089093" text:style-name="WW8Num25">
        <text:list-item>
          <text:p text:style-name="P121">to define a new control line with a unique name;</text:p>
        </text:list-item>
        <text:list-item>
          <text:p text:style-name="P106"><text:span text:style-name="T1">to delete a line by its redefinition with </text:span><text:span text:style-name="T134">dest=””</text:span><text:span text:style-name="T1">;</text:span></text:p>
        </text:list-item>
        <text:list-item>
          <text:p text:style-name="P106"><text:span text:style-name="T1">to add new </text:span><text:span text:style-name="T109">control formats(4.4)</text:span><text:span text:style-name="T1"> in a line.</text:span></text:p>
        </text:list-item>
      </text:list>
      <text:p text:style-name="P71">The mechanism of edition for the output section works similar to that of input section.</text:p>
      <text:list xml:id="list170644617586483" text:continue-list="list170643555177474" text:style-name="WW8Num4">
        <text:list-item>
          <text:p text:style-name="P102"><text:span text:style-name="T1">In the </text:span><text:span text:style-name="T109">extensions-section(4.1.1)</text:span><text:span text:style-name="T1"> of the derivative context it is possible:</text:span></text:p>
        </text:list-item>
      </text:list>
      <text:list xml:id="list170643786893022" text:continue-list="list170643881156893" text:style-name="WW8Num25">
        <text:list-item>
          <text:p text:style-name="P128">nothing right now.</text:p>
        </text:list-item>
      </text:list>
      <text:h text:style-name="Heading_20_5" text:outline-level="5"><text:bookmark-start text:name="__RefHeading__10654_795333539"/><text:span text:style-name="T148">5. Pattern</text:span><text:span text:style-name="T18">s</text:span><text:span text:style-name="T148">-generator</text:span><text:span text:style-name="T18">s</text:span><text:bookmark-end text:name="__RefHeading__10654_795333539"/></text:h>
      <text:p text:style-name="P30"><text:span text:style-name="T8">Patterns-generators</text:span><text:span text:style-name="T1"> are “pseudo-parameters” predefined in TSL that do not need definitions or input. Their values come from the Eclipse/ExDT environment.</text:span></text:p>
      <text:p text:style-name="P51">In strings, patterns-generators are marked with double percent signs to distinguish them from parameters.</text:p>
      <text:p text:style-name="P51">The following generators are available in Eclipse/ExDT version 1.1.0 (colored are generators of parameters, which are not available in formats of control lines):</text:p>
      <text:list xml:id="list247605775872877438" text:style-name="WW8Num21">
        <text:list-item>
          <text:p text:style-name="P107"><text:span text:style-name="T1">Single value</text:span>:</text:p>
        </text:list-item>
      </text:list>
      <text:p text:style-name="P30"><text:span text:style-name="HTML_20_Code"><text:span text:style-name="T154">ParamName</text:span></text:span><text:span text:style-name="T1"><text:tab/> – this parameter’s name;</text:span></text:p>
      <text:p text:style-name="P30"><text:span text:style-name="HTML_20_Code"><text:span text:style-name="T154">ParamValue</text:span></text:span><text:span text:style-name="T1"><text:tab/> – this parameter’s value in output representation;</text:span></text:p>
      <text:p text:style-name="P30"><text:span text:style-name="HTML_20_Code"><text:span text:style-name="T1">ProjectName</text:span></text:span><text:span text:style-name="T1"><text:tab/> – current project name;</text:span></text:p>
      <text:p text:style-name="P30"><text:span text:style-name="HTML_20_Code"><text:span text:style-name="T1">TopModule</text:span></text:span><text:span text:style-name="T1"><text:tab/><text:tab/> – main module name (for which the utility is called);</text:span></text:p>
      <text:p text:style-name="P35"><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35"><text:span text:style-name="HTML_20_Code"><text:span text:style-name="T1">CurrentFile</text:span></text:span><text:span text:style-name="T1"><text:tab/> – current file name (for which the utility is called);</text:span></text:p>
      <text:p text:style-name="P35"><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35"><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35"><text:span text:style-name="HTML_20_Code"><text:span text:style-name="T1">CurrentFile</text:span></text:span><text:span text:style-name="T1"><text:tab/> – current file name (for which the utility is called);</text:span></text:p>
      <text:p text:style-name="P35"><text:span text:style-name="HTML_20_Code"><text:span text:style-name="T31">ChosenActionIndex</text:span></text:span><text:span text:style-name="T1"> – </text:span><text:span text:style-name="T31">index of the chosen action variant (starting from 0)</text:span><text:span text:style-name="T1">;</text:span></text:p>
      <text:p text:style-name="P49"><text:span text:style-name="HTML_20_Code"><text:span text:style-name="T57">State</text:span></text:span><text:span text:style-name="HTML_20_Code"><text:span text:style-name="T1">File</text:span></text:span><text:span text:style-name="T1"><text:tab/> <text:tab/> – </text:span><text:span text:style-name="T57">name of the state file (snapshot archive)</text:span><text:span text:style-name="T1">;</text:span></text:p>
      <text:p text:style-name="P49"><text:span text:style-name="HTML_20_Code"><text:span text:style-name="T57">StateBase </text:span></text:span><text:span text:style-name="T1"><text:tab/> – </text:span><text:span text:style-name="T57">name of the state file without extension</text:span><text:span text:style-name="T1">;</text:span></text:p>
      <text:p text:style-name="P49"><text:soft-page-break/><text:span text:style-name="HTML_20_Code"><text:span text:style-name="T57">StateDir<text:tab/></text:span></text:span><text:span text:style-name="T1"><text:tab/> – </text:span><text:span text:style-name="T57">path to a directory (relative to project root) where state file(s) are saved</text:span><text:span text:style-name="T1">;</text:span></text:p>
      <text:p text:style-name="P49"><text:span text:style-name="HTML_20_Code"><text:span text:style-name="T57">ToolName<text:tab/></text:span></text:span><text:span text:style-name="T1"><text:tab/> – </text:span><text:span text:style-name="T57">name of the current tool </text:span><text:span text:style-name="T1">;</text:span></text:p>
      <text:p text:style-name="P49"><text:span text:style-name="HTML_20_Code"><text:span text:style-name="T57">ParsersPath<text:tab/></text:span></text:span><text:span text:style-name="T1"> – </text:span><text:span text:style-name="T57">path to the directory for parser executables/scripts</text:span><text:span text:style-name="T1">;</text:span></text:p>
      <text:p text:style-name="P35"><text:span text:style-name="HTML_20_Code"><text:span text:style-name="T1">OS<text:tab/><text:tab/></text:span></text:span><text:span text:style-name="T1"><text:tab/> – OS name (</text:span><text:span text:style-name="T96">“Windows”</text:span><text:span text:style-name="T1">, </text:span><text:span text:style-name="T96">“Linux”</text:span><text:span text:style-name="T1">, etc.);</text:span></text:p>
      <text:p text:style-name="P49"><text:span text:style-name="HTML_20_Code"><text:span text:style-name="T57">UserName<text:tab/></text:span></text:span><text:span text:style-name="T1"><text:tab/> – </text:span><text:span text:style-name="T57">current OS user name </text:span><text:span text:style-name="T1">;</text:span></text:p>
      <text:p text:style-name="P49"/>
      <text:list xml:id="list170643790315441" text:continue-numbering="true" text:style-name="WW8Num21">
        <text:list-item>
          <text:p text:style-name="P107"><text:span text:style-name="T1">List values</text:span>:</text:p>
        </text:list-item>
      </text:list>
      <text:p text:style-name="P30"><text:span text:style-name="HTML_20_Code"><text:span text:style-name="T154">ParamValue</text:span></text:span><text:span text:style-name="T1"><text:tab/>– list-value parameter in output representation;</text:span></text:p>
      <text:p text:style-name="P30"><text:span text:style-name="HTML_20_Code"><text:span text:style-name="T1">SourceList<text:tab/></text:span></text:span><text:span text:style-name="T1">– files list, containing the closure of the main module’s imports;</text:span></text:p>
      <text:p text:style-name="P38"><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3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35"><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147" text:outline-level="5"><text:bookmark-start text:name="__RefHeading__10656_795333539"/><text:span text:style-name="T148">6. </text:span><text:span text:style-name="T18">Conditional Clauses</text:span><text:bookmark-end text:name="__RefHeading__10656_795333539"/></text:h>
      <text:p text:style-name="P30"><text:span text:style-name="T1">The syntax and usage of structural conditional clauses and conditional expressions are described in a separate document </text:span><text:span text:style-name="T105">“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onospace" svg:font-family="Monospac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7"><draw:text-box fo:min-height="0.0228in" fo:min-width="0.0161in"><text:p text:style-name="Footer"><text:span text:style-name="Page_20_Number"><text:page-number text:select-page="current">2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4-06T17:06:42.433513032</dc:date>
    <meta:print-date>2006-07-20T16:01:00</meta:print-date>
    <meta:editing-cycles>89</meta:editing-cycles>
    <meta:editing-duration>P14DT21H30M44S</meta:editing-duration>
    <meta:generator>LibreOffice/4.1.3.2$Linux_X86_64 LibreOffice_project/410m0$Build-2</meta:generator>
    <meta:document-statistic meta:table-count="0" meta:image-count="0" meta:object-count="0" meta:page-count="28" meta:paragraph-count="736" meta:word-count="11402" meta:character-count="75163" meta:non-whitespace-character-count="63161"/>
  </office:meta>
</office:document-meta>
</file>